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244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0.5307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9728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1736in"/>
    </style:style>
    <style:style style:name="co18" style:family="table-column">
      <style:table-column-properties fo:break-before="auto" style:column-width="1.25in"/>
    </style:style>
    <style:style style:name="co19" style:family="table-column">
      <style:table-column-properties fo:break-before="auto" style:column-width="1.3256in"/>
    </style:style>
    <style:style style:name="co20" style:family="table-column">
      <style:table-column-properties fo:break-before="auto" style:column-width="1.478in"/>
    </style:style>
    <style:style style:name="co21" style:family="table-column">
      <style:table-column-properties fo:break-before="auto" style:column-width="0.428in"/>
    </style:style>
    <style:style style:name="co22" style:family="table-column">
      <style:table-column-properties fo:break-before="auto" style:column-width="2.189in"/>
    </style:style>
    <style:style style:name="co23" style:family="table-column">
      <style:table-column-properties fo:break-before="auto" style:column-width="0.6075in"/>
    </style:style>
    <style:style style:name="co24" style:family="table-column">
      <style:table-column-properties fo:break-before="auto" style:column-width="0.9209in"/>
    </style:style>
    <style:style style:name="co25" style:family="table-column">
      <style:table-column-properties fo:break-before="auto" style:column-width="0.598in"/>
    </style:style>
    <style:style style:name="co26" style:family="table-column">
      <style:table-column-properties fo:break-before="auto" style:column-width="3.7571in"/>
    </style:style>
    <style:style style:name="co27" style:family="table-column">
      <style:table-column-properties fo:break-before="auto" style:column-width="0.828in"/>
    </style:style>
    <style:style style:name="co28" style:family="table-column">
      <style:table-column-properties fo:break-before="auto" style:column-width="1.6598in"/>
    </style:style>
    <style:style style:name="co29" style:family="table-column">
      <style:table-column-properties fo:break-before="auto" style:column-width="4.061in"/>
    </style:style>
    <style:style style:name="co30" style:family="table-column">
      <style:table-column-properties fo:break-before="auto" style:column-width="0.3571in"/>
    </style:style>
    <style:style style:name="co31" style:family="table-column">
      <style:table-column-properties fo:break-before="auto" style:column-width="0.5693in"/>
    </style:style>
    <style:style style:name="co32" style:family="table-column">
      <style:table-column-properties fo:break-before="auto" style:column-width="1.9335in"/>
    </style:style>
    <style:style style:name="ro1" style:family="table-row">
      <style:table-row-properties style:row-height="0.3799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626in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2" style:family="table" style:master-page-name="PageStyle_5f_ALU_20_Opcodes">
      <style:table-properties table:display="true" style:writing-mode="lr-tb"/>
    </style:style>
    <style:style style:name="ta3" style:family="table" style:master-page-name="PageStyle_5f_Instr._20_Semantics">
      <style:table-properties table:display="true" style:writing-mode="lr-tb"/>
    </style:style>
    <style:style style:name="ta4" style:family="table" style:master-page-name="PageStyle_5f_Register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" style:family="table-cell" style:parent-style-name="_28_PREFIX_29_">
      <style:table-cell-properties fo:border-bottom="none" fo:border-left="0.74pt solid #000000" fo:border-right="none" fo:border-top="0.74pt solid #000000"/>
    </style:style>
    <style:style style:name="ce6" style:family="table-cell" style:parent-style-name="_28_PREFIX_29_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100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0" style:family="table-cell" style:parent-style-name="Default">
      <style:text-properties style:font-name="Iosevka Slab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_28_OP_29_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5" style:family="table-cell" style:parent-style-name="_28_I_29_">
      <style:table-cell-properties fo:border-bottom="none" fo:border-left="none" fo:border-right="none" fo:border-top="0.74pt solid #000000"/>
    </style:style>
    <style:style style:name="ce26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_28_A_29_">
      <style:table-cell-properties fo:border-bottom="none" fo:border-left="none" fo:border-right="none" fo:border-top="0.74pt solid #000000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background-color="#ffdb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3" style:family="table-cell" style:parent-style-name="_28_R_29_">
      <style:table-cell-properties fo:border-bottom="none" fo:border-left="none" fo:border-right="none" fo:border-top="0.74pt solid #000000"/>
    </style:style>
    <style:style style:name="ce44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5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Iosevka Slab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2]) - 2 &lt; POWER(2; VLOOKUP([.B$1]; [.$W$2:.$Z$11]; 4; 0)))" style:apply-style-name="Accent_20_3" style:base-cell-address="Instructions.B2"/>
    </style:style>
    <style:style style:name="ce46" style:family="table-cell" style:parent-style-name="Heading_20_1" style:data-style-name="N100"/>
    <style:style style:name="ce57" style:family="table-cell" style:parent-style-name="Heading_20_1" style:data-style-name="N0"/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NOT([.B2]))" style:apply-style-name="Bad" style:base-cell-address="'Instr. Semantics'.E2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NOT([.B3]))" style:apply-style-name="Bad" style:base-cell-address="'Instr. Semantics'.E3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NOT([.B3]))" style:apply-style-name="Bad" style:base-cell-address="'Instr. Semantics'.E3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  <style:map style:condition="is-true-formula(NOT([.B3]))" style:apply-style-name="Bad" style:base-cell-address="'Instr. Semantics'.E3"/>
    </style:style>
    <style:style style:name="ce1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3" style:family="table-cell" style:parent-style-name="Default" style:data-style-name="N99"/>
    <style:style style:name="ce84" style:family="table-cell" style:parent-style-name="Heading_20_1" style:data-style-name="N133"/>
    <style:style style:name="ce19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 style:data-style-name="N13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in"/>
    </style:style>
    <style:style style:name="ce8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94" table:default-cell-style-name="Default"/>
        <table:table-column table:style-name="co9" table:number-columns-repeated="15369" table:default-cell-style-name="Default"/>
        <table:table-row table:style-name="ro1">
          <table:table-cell table:style-name="Heading_20_1" office:value-type="string" calcext:value-type="string">
            <text:p>Instr. Shape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1" calcext:value-type="float">
            <text:p>11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5" calcext:value-type="float">
            <text:p>5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0" calcext:value-type="float">
            <text:p>0</text:p>
          </table:table-cell>
          <table:table-cell table:style-name="Heading_20_1" office:value-type="string" calcext:value-type="string">
            <text:p>Op Bits</text:p>
          </table:table-cell>
          <table:table-cell table:style-name="Heading_20_1" office:value-type="string" calcext:value-type="string">
            <text:p>#Ops</text:p>
          </table:table-cell>
          <table:table-cell table:style-name="Heading_20_1" office:value-type="string" calcext:value-type="string">
            <text:p>Imm. Bits</text:p>
          </table:table-cell>
          <table:table-cell table:style-name="Heading_20_1" office:value-type="string" calcext:value-type="string">
            <text:p>Imm. Range</text:p>
          </table:table-cell>
          <table:table-cell table:style-name="Heading_20_1" office:value-type="string" calcext:value-type="string">
            <text:p>Prefix</text:p>
          </table:table-cell>
          <table:table-cell table:style-name="Heading_20_1" table:number-columns-repeated="16362"/>
        </table:table-row>
        <table:table-row table:style-name="ro2">
          <table:table-cell table:style-name="ce109" office:value-type="string" calcext:value-type="string">
            <text:p>RRI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Op</text:p>
          </table:table-cell>
          <table:table-cell table:style-name="ce24" office:value-type="string" calcext:value-type="string">
            <text:p>Op</text:p>
          </table:table-cell>
          <table:table-cell table:style-name="ce25" office:value-type="string" calcext:value-type="string">
            <text:p>I</text:p>
          </table:table-cell>
          <table:table-cell table:number-columns-repeated="7" table:style-name="ce29" office:value-type="string" calcext:value-type="string">
            <text:p>I</text:p>
          </table:table-cell>
          <table:table-cell table:style-name="ce40" office:value-type="string" calcext:value-type="string">
            <text:p>A</text:p>
          </table:table-cell>
          <table:table-cell table:style-name="ce42" office:value-type="string" calcext:value-type="string">
            <text:p>A</text:p>
          </table:table-cell>
          <table:table-cell table:style-name="ce43" office:value-type="string" calcext:value-type="string">
            <text:p>R</text:p>
          </table:table-cell>
          <table:table-cell table:style-name="ce45" office:value-type="string" calcext:value-type="string">
            <text:p>R</text:p>
          </table:table-cell>
          <table:table-cell table:style-name="ce47" office:value-type="string" calcext:value-type="string">
            <text:p>R</text:p>
          </table:table-cell>
          <table:table-cell table:style-name="ce50" table:formula="of:=COUNTIF([.B2:.Q2];&quot;Op&quot;)" office:value-type="float" office:value="2" calcext:value-type="float">
            <text:p>2</text:p>
          </table:table-cell>
          <table:table-cell table:style-name="ce50" table:formula="of:=POWER(2;[.R2])" office:value-type="float" office:value="4" calcext:value-type="float">
            <text:p>4</text:p>
          </table:table-cell>
          <table:table-cell table:style-name="ce50" table:formula="of:=COUNTIF([.B2:.Q2]; &quot;I&quot;)" office:value-type="float" office:value="8" calcext:value-type="float">
            <text:p>8</text:p>
          </table:table-cell>
          <table:table-cell table:style-name="ce50" table:formula="of:=IF(([.T2]&gt;0);-POWER(2;[.T2]-1)&amp;&quot;..=&quot;&amp;(POWER(2;[.T2]-1)-1); &quot;-&quot;)" office:value-type="string" office:string-value="-128..=127" calcext:value-type="string">
            <text:p>-128..=127</text:p>
          </table:table-cell>
          <table:table-cell table:formula="of:=ORG.LIBREOFFICE.REGEX(COM.MICROSOFT.CONCAT([.B2:.Q2]); &quot;[^01]&quot;; &quot;&quot;; &quot;g&quot;)" office:value-type="string" office:string-value="1" calcext:value-type="string">
            <text:p>1</text:p>
          </table:table-cell>
          <table:table-cell table:number-columns-repeated="16362"/>
        </table:table-row>
        <table:table-row table:style-name="ro2">
          <table:table-cell table:style-name="ce109" office:value-type="string" calcext:value-type="string">
            <text:p>CALL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3" table:style-name="ce26" office:value-type="string" calcext:value-type="string">
            <text:p>I</text:p>
          </table:table-cell>
          <table:table-cell table:style-name="ce50" table:formula="of:=COUNTIF([.B3:.Q3];&quot;Op&quot;)" office:value-type="float" office:value="0" calcext:value-type="float">
            <text:p>0</text:p>
          </table:table-cell>
          <table:table-cell table:style-name="ce50" table:formula="of:=POWER(2;[.R3])" office:value-type="float" office:value="1" calcext:value-type="float">
            <text:p>1</text:p>
          </table:table-cell>
          <table:table-cell table:style-name="ce50" table:formula="of:=COUNTIF([.B3:.Q3]; &quot;I&quot;)" office:value-type="float" office:value="13" calcext:value-type="float">
            <text:p>13</text:p>
          </table:table-cell>
          <table:table-cell table:style-name="ce50" table:formula="of:=&quot;0..=&quot;&amp;(POWER(2;[.T3])-2)" office:value-type="string" office:string-value="0..=8190" calcext:value-type="string">
            <text:p>0..=8190</text:p>
          </table:table-cell>
          <table:table-cell table:formula="of:=ORG.LIBREOFFICE.REGEX(COM.MICROSOFT.CONCAT([.B3:.Q3]); &quot;[^01]&quot;; &quot;&quot;; &quot;g&quot;)" office:value-type="string" office:string-value="010" calcext:value-type="string">
            <text:p>010</text:p>
          </table:table-cell>
          <table:table-cell table:number-columns-repeated="16362"/>
        </table:table-row>
        <table:table-row table:style-name="ro2">
          <table:table-cell table:style-name="ce109" office:value-type="string" calcext:value-type="string">
            <text:p>RI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Op</text:p>
          </table:table-cell>
          <table:table-cell table:number-columns-repeated="8" table:style-name="ce26" office:value-type="string" calcext:value-type="string">
            <text:p>I</text:p>
          </table:table-cell>
          <table:table-cell table:number-columns-repeated="2" table:style-name="ce44" office:value-type="string" calcext:value-type="string">
            <text:p>R</text:p>
          </table:table-cell>
          <table:table-cell table:style-name="ce48" office:value-type="string" calcext:value-type="string">
            <text:p>R</text:p>
          </table:table-cell>
          <table:table-cell table:style-name="ce50" table:formula="of:=COUNTIF([.B4:.Q4];&quot;Op&quot;)" office:value-type="float" office:value="2" calcext:value-type="float">
            <text:p>2</text:p>
          </table:table-cell>
          <table:table-cell table:style-name="ce50" table:formula="of:=POWER(2;[.R4])" office:value-type="float" office:value="4" calcext:value-type="float">
            <text:p>4</text:p>
          </table:table-cell>
          <table:table-cell table:style-name="ce50" table:formula="of:=COUNTIF([.B4:.Q4]; &quot;I&quot;)" office:value-type="float" office:value="8" calcext:value-type="float">
            <text:p>8</text:p>
          </table:table-cell>
          <table:table-cell table:style-name="ce50" table:formula="of:=&quot;0..=&quot;&amp;(POWER(2;[.T4])-1)&amp;&quot; / &quot;&amp;-POWER(2;[.T4]-1)&amp;&quot;..=&quot;&amp;(POWER(2;[.T4]-1)-1)" office:value-type="string" office:string-value="0..=255 / -128..=127" calcext:value-type="string">
            <text:p>0..=255 / -128..=127</text:p>
          </table:table-cell>
          <table:table-cell table:formula="of:=ORG.LIBREOFFICE.REGEX(COM.MICROSOFT.CONCAT([.B4:.Q4]); &quot;[^01]&quot;; &quot;&quot;; &quot;g&quot;)" office:value-type="string" office:string-value="011" calcext:value-type="string">
            <text:p>011</text:p>
          </table:table-cell>
          <table:table-cell table:number-columns-repeated="16362"/>
        </table:table-row>
        <table:table-row table:style-name="ro2">
          <table:table-cell table:style-name="ce109" office:value-type="string" calcext:value-type="string">
            <text:p>I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7" office:value-type="string" calcext:value-type="string">
            <text:p>Op</text:p>
          </table:table-cell>
          <table:table-cell table:number-columns-repeated="10" table:style-name="ce26" office:value-type="string" calcext:value-type="string">
            <text:p>I</text:p>
          </table:table-cell>
          <table:table-cell table:style-name="ce50" table:formula="of:=COUNTIF([.B5:.Q5];&quot;Op&quot;)" office:value-type="float" office:value="3" calcext:value-type="float">
            <text:p>3</text:p>
          </table:table-cell>
          <table:table-cell table:style-name="ce50" table:formula="of:=POWER(2;[.R5])" office:value-type="float" office:value="8" calcext:value-type="float">
            <text:p>8</text:p>
          </table:table-cell>
          <table:table-cell table:style-name="ce50" table:formula="of:=COUNTIF([.B5:.Q5]; &quot;I&quot;)" office:value-type="float" office:value="10" calcext:value-type="float">
            <text:p>10</text:p>
          </table:table-cell>
          <table:table-cell table:style-name="ce50" table:formula="of:=IF(([.T5]&gt;0);-POWER(2;[.T5]-1)&amp;&quot;..=&quot;&amp;(POWER(2;[.T5]-1)-1); &quot;-&quot;)" office:value-type="string" office:string-value="-512..=511" calcext:value-type="string">
            <text:p>-512..=511</text:p>
          </table:table-cell>
          <table:table-cell table:formula="of:=ORG.LIBREOFFICE.REGEX(COM.MICROSOFT.CONCAT([.B5:.Q5]); &quot;[^01]&quot;; &quot;&quot;; &quot;g&quot;)" office:value-type="string" office:string-value="001" calcext:value-type="string">
            <text:p>001</text:p>
          </table:table-cell>
          <table:table-cell table:number-columns-repeated="16362"/>
        </table:table-row>
        <table:table-row table:style-name="ro2">
          <table:table-cell table:style-name="ce109" office:value-type="string" calcext:value-type="string">
            <text:p>RR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Op</text:p>
          </table:table-cell>
          <table:table-cell table:style-name="ce32" office:value-type="string" calcext:value-type="string">
            <text:p>Op</text:p>
          </table:table-cell>
          <table:table-cell table:number-columns-repeated="3" table:style-name="ce33" office:value-type="string" calcext:value-type="string">
            <text:p>Rc</text:p>
          </table:table-cell>
          <table:table-cell table:number-columns-repeated="3" table:style-name="ce33" office:value-type="string" calcext:value-type="string">
            <text:p>Rb</text:p>
          </table:table-cell>
          <table:table-cell table:number-columns-repeated="2" table:style-name="ce44" office:value-type="string" calcext:value-type="string">
            <text:p>Ra</text:p>
          </table:table-cell>
          <table:table-cell table:style-name="ce48" office:value-type="string" calcext:value-type="string">
            <text:p>Ra</text:p>
          </table:table-cell>
          <table:table-cell table:style-name="ce50" table:formula="of:=COUNTIF([.B6:.Q6];&quot;Op&quot;)" office:value-type="float" office:value="3" calcext:value-type="float">
            <text:p>3</text:p>
          </table:table-cell>
          <table:table-cell table:style-name="ce50" table:formula="of:=POWER(2;[.R6])" office:value-type="float" office:value="8" calcext:value-type="float">
            <text:p>8</text:p>
          </table:table-cell>
          <table:table-cell table:style-name="ce50" table:formula="of:=COUNTIF([.B6:.Q6]; &quot;I&quot;)" office:value-type="float" office:value="0" calcext:value-type="float">
            <text:p>0</text:p>
          </table:table-cell>
          <table:table-cell table:style-name="ce50" table:formula="of:=IF(([.T6]&gt;0);-POWER(2;[.T6]-1)&amp;&quot;..=&quot;&amp;(POWER(2;[.T6]-1)-1); &quot;-&quot;)" office:value-type="string" office:string-value="-" calcext:value-type="string">
            <text:p>-</text:p>
          </table:table-cell>
          <table:table-cell table:formula="of:=ORG.LIBREOFFICE.REGEX(COM.MICROSOFT.CONCAT([.B6:.Q6]); &quot;[^01]&quot;; &quot;&quot;; &quot;g&quot;)" office:value-type="string" office:string-value="0001" calcext:value-type="string">
            <text:p>0001</text:p>
          </table:table-cell>
          <table:table-cell table:number-columns-repeated="16362"/>
        </table:table-row>
        <table:table-row table:style-name="ro2">
          <table:table-cell table:style-name="ce2" office:value-type="string" calcext:value-type="string">
            <text:p>RI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7" office:value-type="string" calcext:value-type="string">
            <text:p>Op</text:p>
          </table:table-cell>
          <table:table-cell table:number-columns-repeated="4" table:style-name="ce26" office:value-type="string" calcext:value-type="string">
            <text:p>I</text:p>
          </table:table-cell>
          <table:table-cell table:number-columns-repeated="2" table:style-name="ce44" office:value-type="string" calcext:value-type="string">
            <text:p>R</text:p>
          </table:table-cell>
          <table:table-cell table:style-name="ce48" office:value-type="string" calcext:value-type="string">
            <text:p>R</text:p>
          </table:table-cell>
          <table:table-cell table:style-name="ce50" table:formula="of:=COUNTIF([.B7:.Q7];&quot;Op&quot;)" office:value-type="float" office:value="4" calcext:value-type="float">
            <text:p>4</text:p>
          </table:table-cell>
          <table:table-cell table:style-name="ce50" table:formula="of:=POWER(2;[.R7])" office:value-type="float" office:value="16" calcext:value-type="float">
            <text:p>16</text:p>
          </table:table-cell>
          <table:table-cell table:style-name="ce50" table:formula="of:=COUNTIF([.B7:.Q7]; &quot;I&quot;)" office:value-type="float" office:value="4" calcext:value-type="float">
            <text:p>4</text:p>
          </table:table-cell>
          <table:table-cell table:style-name="ce50" table:formula="of:=&quot;0..=&quot;&amp;(POWER(2;[.T7])-1)&amp;&quot; / &quot;&amp;-POWER(2;[.T7]-1)&amp;&quot;..=&quot;&amp;(POWER(2;[.T7]-1)-1)" office:value-type="string" office:string-value="0..=15 / -8..=7" calcext:value-type="string">
            <text:p>0..=15 / -8..=7</text:p>
          </table:table-cell>
          <table:table-cell table:formula="of:=ORG.LIBREOFFICE.REGEX(COM.MICROSOFT.CONCAT([.B7:.Q7]); &quot;[^01]&quot;; &quot;&quot;; &quot;g&quot;)" office:value-type="string" office:string-value="00001" calcext:value-type="string">
            <text:p>00001</text:p>
          </table:table-cell>
          <table:table-cell table:number-columns-repeated="16362"/>
        </table:table-row>
        <table:table-row table:style-name="ro2">
          <table:table-cell table:style-name="ce2" office:value-type="string" calcext:value-type="string">
            <text:p>RR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7" office:value-type="string" calcext:value-type="string">
            <text:p>Op</text:p>
          </table:table-cell>
          <table:table-cell table:number-columns-repeated="3" table:style-name="ce33" office:value-type="string" calcext:value-type="string">
            <text:p>Rb</text:p>
          </table:table-cell>
          <table:table-cell table:number-columns-repeated="2" table:style-name="ce44" office:value-type="string" calcext:value-type="string">
            <text:p>Ra</text:p>
          </table:table-cell>
          <table:table-cell table:style-name="ce48" office:value-type="string" calcext:value-type="string">
            <text:p>Ra</text:p>
          </table:table-cell>
          <table:table-cell table:style-name="ce50" table:formula="of:=COUNTIF([.B8:.Q8];&quot;Op&quot;)" office:value-type="float" office:value="4" calcext:value-type="float">
            <text:p>4</text:p>
          </table:table-cell>
          <table:table-cell table:style-name="ce50" table:formula="of:=POWER(2;[.R8])" office:value-type="float" office:value="16" calcext:value-type="float">
            <text:p>16</text:p>
          </table:table-cell>
          <table:table-cell table:style-name="ce50" table:formula="of:=COUNTIF([.B8:.Q8]; &quot;I&quot;)" office:value-type="float" office:value="0" calcext:value-type="float">
            <text:p>0</text:p>
          </table:table-cell>
          <table:table-cell table:style-name="ce50" table:formula="of:=IF(([.T8]&gt;0);-POWER(2;[.T8]-1)&amp;&quot;..=&quot;&amp;(POWER(2;[.T8]-1)-1); &quot;-&quot;)" office:value-type="string" office:string-value="-" calcext:value-type="string">
            <text:p>-</text:p>
          </table:table-cell>
          <table:table-cell table:formula="of:=ORG.LIBREOFFICE.REGEX(COM.MICROSOFT.CONCAT([.B8:.Q8]); &quot;[^01]&quot;; &quot;&quot;; &quot;g&quot;)" office:value-type="string" office:string-value="000001" calcext:value-type="string">
            <text:p>000001</text:p>
          </table:table-cell>
          <table:table-cell table:number-columns-repeated="16362"/>
        </table:table-row>
        <table:table-row table:style-name="ro2">
          <table:table-cell table:style-name="ce109" office:value-type="string" calcext:value-type="string">
            <text:p>RR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7" office:value-type="string" calcext:value-type="string">
            <text:p>Op</text:p>
          </table:table-cell>
          <table:table-cell table:number-columns-repeated="3" table:style-name="ce33" office:value-type="string" calcext:value-type="string">
            <text:p>Rb</text:p>
          </table:table-cell>
          <table:table-cell table:number-columns-repeated="2" table:style-name="ce44" office:value-type="string" calcext:value-type="string">
            <text:p>Ra</text:p>
          </table:table-cell>
          <table:table-cell table:style-name="ce48" office:value-type="string" calcext:value-type="string">
            <text:p>Ra</text:p>
          </table:table-cell>
          <table:table-cell table:style-name="ce50" table:formula="of:=COUNTIF([.B9:.Q9];&quot;Op&quot;)" office:value-type="float" office:value="3" calcext:value-type="float">
            <text:p>3</text:p>
          </table:table-cell>
          <table:table-cell table:style-name="ce50" table:formula="of:=POWER(2;[.R9])" office:value-type="float" office:value="8" calcext:value-type="float">
            <text:p>8</text:p>
          </table:table-cell>
          <table:table-cell table:style-name="ce50" table:formula="of:=COUNTIF([.B9:.Q9]; &quot;I&quot;)" office:value-type="float" office:value="0" calcext:value-type="float">
            <text:p>0</text:p>
          </table:table-cell>
          <table:table-cell table:style-name="ce50" table:formula="of:=IF(([.T9]&gt;0);-POWER(2;[.T9]-1)&amp;&quot;..=&quot;&amp;(POWER(2;[.T9]-1)-1); &quot;-&quot;)" office:value-type="string" office:string-value="-" calcext:value-type="string">
            <text:p>-</text:p>
          </table:table-cell>
          <table:table-cell table:formula="of:=ORG.LIBREOFFICE.REGEX(COM.MICROSOFT.CONCAT([.B9:.Q9]); &quot;[^01]&quot;; &quot;&quot;; &quot;g&quot;)" office:value-type="string" office:string-value="0000001" calcext:value-type="string">
            <text:p>0000001</text:p>
          </table:table-cell>
          <table:table-cell table:number-columns-repeated="16362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7" office:value-type="string" calcext:value-type="string">
            <text:p>Op</text:p>
          </table:table-cell>
          <table:table-cell table:number-columns-repeated="2" table:style-name="ce44" office:value-type="string" calcext:value-type="string">
            <text:p>R</text:p>
          </table:table-cell>
          <table:table-cell table:style-name="ce48" office:value-type="string" calcext:value-type="string">
            <text:p>R</text:p>
          </table:table-cell>
          <table:table-cell table:style-name="ce50" table:formula="of:=COUNTIF([.B10:.Q10];&quot;Op&quot;)" office:value-type="float" office:value="5" calcext:value-type="float">
            <text:p>5</text:p>
          </table:table-cell>
          <table:table-cell table:style-name="ce50" table:formula="of:=POWER(2;[.R10])" office:value-type="float" office:value="32" calcext:value-type="float">
            <text:p>32</text:p>
          </table:table-cell>
          <table:table-cell table:style-name="ce50" table:formula="of:=COUNTIF([.B10:.Q10]; &quot;I&quot;)" office:value-type="float" office:value="0" calcext:value-type="float">
            <text:p>0</text:p>
          </table:table-cell>
          <table:table-cell table:style-name="ce50" table:formula="of:=IF(([.T10]&gt;0);-POWER(2;[.T10]-1)&amp;&quot;..=&quot;&amp;(POWER(2;[.T10]-1)-1); &quot;-&quot;)" office:value-type="string" office:string-value="-" calcext:value-type="string">
            <text:p>-</text:p>
          </table:table-cell>
          <table:table-cell table:formula="of:=ORG.LIBREOFFICE.REGEX(COM.MICROSOFT.CONCAT([.B10:.Q10]); &quot;[^01]&quot;; &quot;&quot;; &quot;g&quot;)" office:value-type="string" office:string-value="00000001" calcext:value-type="string">
            <text:p>00000001</text:p>
          </table:table-cell>
          <table:table-cell table:number-columns-repeated="16362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21" office:value-type="float" office:value="0" calcext:value-type="float">
            <text:p>0</text:p>
          </table:table-cell>
          <table:table-cell table:number-columns-repeated="7" table:style-name="ce34" office:value-type="string" calcext:value-type="string">
            <text:p>Op</text:p>
          </table:table-cell>
          <table:table-cell table:style-name="ce49" office:value-type="string" calcext:value-type="string">
            <text:p>Op</text:p>
          </table:table-cell>
          <table:table-cell table:style-name="ce50" table:formula="of:=COUNTIF([.B11:.Q11];&quot;Op&quot;)" office:value-type="float" office:value="8" calcext:value-type="float">
            <text:p>8</text:p>
          </table:table-cell>
          <table:table-cell table:style-name="ce50" table:formula="of:=POWER(2;[.R11])" office:value-type="float" office:value="256" calcext:value-type="float">
            <text:p>256</text:p>
          </table:table-cell>
          <table:table-cell table:style-name="ce50" table:formula="of:=COUNTIF([.B11:.Q11]; &quot;I&quot;)" office:value-type="float" office:value="0" calcext:value-type="float">
            <text:p>0</text:p>
          </table:table-cell>
          <table:table-cell table:style-name="ce50" table:formula="of:=IF(([.T11]&gt;0);-POWER(2;[.T11]-1)&amp;&quot;..=&quot;&amp;(POWER(2;[.T11]-1)-1); &quot;-&quot;)" office:value-type="string" office:string-value="-" calcext:value-type="string">
            <text:p>-</text:p>
          </table:table-cell>
          <table:table-cell table:formula="of:=ORG.LIBREOFFICE.REGEX(COM.MICROSOFT.CONCAT([.B11:.Q11]); &quot;[^01]&quot;; &quot;&quot;; &quot;g&quot;)" office:value-type="string" office:string-value="00000000" calcext:value-type="string">
            <text:p>00000000</text:p>
          </table:table-cell>
          <table:table-cell table:number-columns-repeated="16362"/>
        </table:table-row>
        <table:table-row table:style-name="ro3">
          <table:table-cell table:style-name="ce112"/>
          <table:table-cell table:style-name="ce10" table:number-columns-repeated="16"/>
          <table:table-cell table:style-name="ce50" table:number-columns-repeated="3"/>
          <table:table-cell table:style-name="ce151"/>
          <table:table-cell table:number-columns-repeated="16363"/>
        </table:table-row>
        <table:table-row table:style-name="ro3">
          <table:table-cell table:style-name="ce112"/>
          <table:table-cell table:style-name="ce119" office:value-type="string" calcext:value-type="string" table:number-columns-spanned="5" table:number-rows-spanned="1">
            <text:p>Synthetic Instr.</text:p>
          </table:table-cell>
          <table:covered-table-cell table:number-columns-repeated="4" table:style-name="ce129"/>
          <table:table-cell table:style-name="ce135" office:value-type="string" calcext:value-type="string" table:number-columns-spanned="6" table:number-rows-spanned="1">
            <text:p>Expansion</text:p>
          </table:table-cell>
          <table:covered-table-cell table:number-columns-repeated="4" table:style-name="ce129"/>
          <table:covered-table-cell table:style-name="ce139"/>
          <table:table-cell table:style-name="ce144" table:number-columns-repeated="5"/>
          <table:table-cell table:style-name="ce50"/>
          <table:table-cell/>
          <table:table-cell table:style-name="ce50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0" office:value-type="string" calcext:value-type="string" table:number-columns-spanned="5" table:number-rows-spanned="1">
            <text:p>mov DST, SRC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or DST, $zero, SRC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clear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xor REG, REG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nop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or $zero, $zero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ret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jral $rv, $zero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2"/>
          <table:table-cell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4" office:value-type="string" calcext:value-type="string" table:number-columns-spanned="5" table:number-rows-spanned="1">
            <text:p>jr REG</text:p>
          </table:table-cell>
          <table:covered-table-cell table:number-columns-repeated="4"/>
          <table:table-cell table:style-name="ce136" office:value-type="string" calcext:value-type="string" table:number-columns-spanned="6" table:number-rows-spanned="1">
            <text:p>jral REG, $zero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incr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addi REG, 1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decr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subi REG, 1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neg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sub REG, $zero, REG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inv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xori REG, -1</text:p>
          </table:table-cell>
          <table:covered-table-cell table:number-columns-repeated="4" table:style-name="ce10"/>
          <table:covered-table-cell table:style-name="ce36"/>
          <table:table-cell table:style-name="ce144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not REG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xori REG, 1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1" office:value-type="string" calcext:value-type="string" table:number-columns-spanned="5" table:number-rows-spanned="1">
            <text:p>NONEXE1</text:p>
          </table:table-cell>
          <table:covered-table-cell table:number-columns-repeated="4" table:style-name="ce10"/>
          <table:table-cell table:style-name="ce136" office:value-type="string" calcext:value-type="string" table:number-columns-spanned="6" table:number-rows-spanned="1">
            <text:p>0xFFFF</text:p>
          </table:table-cell>
          <table:covered-table-cell table:number-columns-repeated="4" table:style-name="ce10"/>
          <table:covered-table-cell table:style-name="ce36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2"/>
          <table:table-cell table:style-name="ce10" table:number-columns-repeated="9"/>
          <table:table-cell table:style-name="ce141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>
          <table:table-cell table:style-name="ce112"/>
          <table:table-cell table:style-name="ce123"/>
          <table:table-cell table:style-name="ce130" table:number-columns-repeated="9"/>
          <table:table-cell table:style-name="ce142"/>
          <table:table-cell table:style-name="ce10" table:number-columns-repeated="5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 table:number-rows-repeated="15">
          <table:table-cell table:style-name="ce112"/>
          <table:table-cell table:style-name="ce10" table:number-columns-repeated="16"/>
          <table:table-cell table:style-name="ce50" table:number-columns-repeated="3"/>
          <table:table-cell table:style-name="ce10"/>
          <table:table-cell table:number-columns-repeated="16363"/>
        </table:table-row>
        <table:table-row table:style-name="ro3" table:number-rows-repeated="959">
          <table:table-cell table:style-name="ce113"/>
          <table:table-cell table:number-columns-repeated="16"/>
          <table:table-cell table:style-name="ce39" table:number-columns-repeated="3"/>
          <table:table-cell table:number-columns-repeated="16364"/>
        </table:table-row>
        <table:table-row table:style-name="ro4" table:number-rows-repeated="1047570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Opcodes.B2:Opcodes.Q5 Opcodes.B7:Opcodes.Q11 Opcodes.B6:Opcodes.G6 Opcodes.I6:Opcodes.Q6">
            <calcext:condition calcext:apply-style-name="(R)" calcext:value="begins-with(&quot;R&quot;)" calcext:base-cell-address="Opcodes.B2"/>
            <calcext:condition calcext:apply-style-name="(OP)" calcext:value="begins-with(&quot;Op&quot;)" calcext:base-cell-address="Opcodes.B2"/>
            <calcext:condition calcext:apply-style-name="(A)" calcext:value="begins-with(&quot;A&quot;)" calcext:base-cell-address="Opcodes.B2"/>
            <calcext:condition calcext:apply-style-name="(PREFIX)" calcext:value="begins-with(&quot;1&quot;)" calcext:base-cell-address="Opcodes.B2"/>
            <calcext:condition calcext:apply-style-name="(PREFIX)" calcext:value="begins-with(&quot;0&quot;)" calcext:base-cell-address="Opcodes.B2"/>
          </calcext:conditional-format>
          <calcext:conditional-format calcext:target-range-address="Opcodes.H6:Opcodes.H6">
            <calcext:condition calcext:apply-style-name="(R)" calcext:value="begins-with(&quot;R&quot;)" calcext:base-cell-address="Opcodes.H6"/>
            <calcext:condition calcext:apply-style-name="(OP)" calcext:value="begins-with(&quot;Op&quot;)" calcext:base-cell-address="Opcodes.H6"/>
            <calcext:condition calcext:apply-style-name="(A)" calcext:value="begins-with(&quot;A&quot;)" calcext:base-cell-address="Opcodes.H6"/>
            <calcext:condition calcext:apply-style-name="(PREFIX)" calcext:value="begins-with(&quot;1&quot;)" calcext:base-cell-address="Opcodes.H6"/>
            <calcext:condition calcext:apply-style-name="(PREFIX)" calcext:value="begins-with(&quot;0&quot;)" calcext:base-cell-address="Opcodes.H6"/>
          </calcext:conditional-format>
        </calcext:conditional-formats>
      </table:table>
      <table:table table:name="Instructions" table:style-name="ta2">
        <office:forms form:automatic-focus="false" form:apply-design-mode="false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3" table:default-cell-style-name="ce74"/>
        <table:table-column table:style-name="co15" table:default-cell-style-name="ce74"/>
        <table:table-column table:style-name="co13" table:default-cell-style-name="ce74"/>
        <table:table-column table:style-name="co15" table:default-cell-style-name="ce74"/>
        <table:table-column table:style-name="co13" table:default-cell-style-name="ce74"/>
        <table:table-column table:style-name="co16" table:default-cell-style-name="ce74"/>
        <table:table-column table:style-name="co13" table:default-cell-style-name="ce74"/>
        <table:table-column table:style-name="co17" table:default-cell-style-name="ce74"/>
        <table:table-column table:style-name="co13" table:default-cell-style-name="ce74"/>
        <table:table-column table:style-name="co18" table:default-cell-style-name="ce74"/>
        <table:table-column table:style-name="co13" table:default-cell-style-name="ce74"/>
        <table:table-column table:style-name="co18" table:default-cell-style-name="ce74"/>
        <table:table-column table:style-name="co13" table:default-cell-style-name="ce74"/>
        <table:table-column table:style-name="co19" table:default-cell-style-name="ce74"/>
        <table:table-column table:style-name="co13" table:default-cell-style-name="ce74"/>
        <table:table-column table:style-name="co20" table:default-cell-style-name="ce74"/>
        <table:table-column table:style-name="co21" table:default-cell-style-name="Default"/>
        <table:table-column table:style-name="co12" table:default-cell-style-name="ce74"/>
        <table:table-column table:style-name="co22" table:default-cell-style-name="Default"/>
        <table:table-column table:style-name="co1" table:default-cell-style-name="ce58"/>
        <table:table-column table:style-name="co23" table:default-cell-style-name="ce74"/>
        <table:table-column table:style-name="co8" table:number-columns-repeated="1006" table:default-cell-style-name="Default"/>
        <table:table-column table:style-name="co9" table:number-columns-repeated="15352" table:default-cell-style-name="Default"/>
        <table:table-row table:style-name="ro1">
          <table:table-cell table:style-name="ce73" office:value-type="string" calcext:value-type="string">
            <text:p>Index</text:p>
          </table:table-cell>
          <table:table-cell table:style-name="Heading_20_1" office:value-type="string" calcext:value-type="string">
            <text:p>RRI</text:p>
          </table:table-cell>
          <table:table-cell table:style-name="ce46" office:value-type="string" calcext:value-type="string">
            <text:p>RRI Opcode</text:p>
          </table:table-cell>
          <table:table-cell table:style-name="Heading_20_1" office:value-type="string" calcext:value-type="string">
            <text:p>CALL</text:p>
          </table:table-cell>
          <table:table-cell table:style-name="Heading_20_1" office:value-type="string" calcext:value-type="string">
            <text:p>CALL Opcode</text:p>
          </table:table-cell>
          <table:table-cell table:style-name="Heading_20_1" office:value-type="string" calcext:value-type="string">
            <text:p>RI1</text:p>
          </table:table-cell>
          <table:table-cell table:style-name="Heading_20_1" office:value-type="string" calcext:value-type="string">
            <text:p>RI1 Opcode</text:p>
          </table:table-cell>
          <table:table-cell table:style-name="Heading_20_1" office:value-type="string" calcext:value-type="string">
            <text:p>I</text:p>
          </table:table-cell>
          <table:table-cell table:style-name="Heading_20_1" office:value-type="string" calcext:value-type="string">
            <text:p>I Opcode</text:p>
          </table:table-cell>
          <table:table-cell table:style-name="Heading_20_1" office:value-type="string" calcext:value-type="string">
            <text:p>RRR</text:p>
          </table:table-cell>
          <table:table-cell table:style-name="Heading_20_1" office:value-type="string" calcext:value-type="string">
            <text:p>RRR Opcode</text:p>
          </table:table-cell>
          <table:table-cell table:style-name="Heading_20_1" office:value-type="string" calcext:value-type="string">
            <text:p>RI2</text:p>
          </table:table-cell>
          <table:table-cell table:style-name="Heading_20_1" office:value-type="string" calcext:value-type="string">
            <text:p>RI2 Opcode</text:p>
          </table:table-cell>
          <table:table-cell table:style-name="Heading_20_1" office:value-type="string" calcext:value-type="string">
            <text:p>RR1</text:p>
          </table:table-cell>
          <table:table-cell table:style-name="Heading_20_1" office:value-type="string" calcext:value-type="string">
            <text:p>RR1 Opcode</text:p>
          </table:table-cell>
          <table:table-cell table:style-name="Heading_20_1" office:value-type="string" calcext:value-type="string">
            <text:p>RR2</text:p>
          </table:table-cell>
          <table:table-cell table:style-name="Heading_20_1" office:value-type="string" calcext:value-type="string">
            <text:p>RR2 Opcode</text:p>
          </table:table-cell>
          <table:table-cell table:style-name="Heading_20_1" office:value-type="string" calcext:value-type="string">
            <text:p>R</text:p>
          </table:table-cell>
          <table:table-cell table:style-name="Heading_20_1" office:value-type="string" calcext:value-type="string">
            <text:p>R Opcode</text:p>
          </table:table-cell>
          <table:table-cell table:style-name="Heading_20_1" office:value-type="string" calcext:value-type="string">
            <text:p>O</text:p>
          </table:table-cell>
          <table:table-cell table:style-name="Heading_20_1" office:value-type="string" calcext:value-type="string">
            <text:p>O Opcode</text:p>
          </table:table-cell>
          <table:table-cell table:style-name="Heading_20_1"/>
          <table:table-cell table:style-name="Heading_20_1" office:value-type="string" calcext:value-type="string">
            <text:p>Format</text:p>
          </table:table-cell>
          <table:table-cell table:style-name="Heading_20_1" office:value-type="string" calcext:value-type="string">
            <text:p>Full Name</text:p>
          </table:table-cell>
          <table:table-cell table:style-name="ce57" office:value-type="string" calcext:value-type="string">
            <text:p>Prefix</text:p>
          </table:table-cell>
          <table:table-cell table:style-name="ce73" office:value-type="string" calcext:value-type="string">
            <text:p>Opcode Bits</text:p>
          </table:table-cell>
          <table:table-cell table:style-name="Heading_20_1" table:number-columns-repeated="16358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lw</text:p>
          </table:table-cell>
          <table:table-cell table:formula="of:=&quot;0b&quot; &amp; VLOOKUP([.B$1];  [.$W$2:.$Z$11]; 3; 0) &amp; &quot; @ &quot; &amp; [.$A2] &amp; &quot;`&quot; &amp; VLOOKUP([.B$1];  [.$W$2:.$Z$11]; 4; 0)" office:value-type="string" office:string-value="0b1 @ 0`2" calcext:value-type="string">
            <text:p>0b1 @ 0`2</text:p>
          </table:table-cell>
          <table:table-cell table:style-name="ce80" office:value-type="string" calcext:value-type="string">
            <text:p>call</text:p>
          </table:table-cell>
          <table:table-cell table:formula="of:=&quot;0b&quot; &amp; VLOOKUP([.D$1];  [.$W$2:.$Z$11]; 3; 0) &amp; &quot; @ &quot; &amp; [.$A2] &amp; &quot;`&quot; &amp; VLOOKUP([.D$1];  [.$W$2:.$Z$11]; 4; 0)" office:value-type="string" office:string-value="0b010 @ 0`0" calcext:value-type="string">
            <text:p>0b010 @ 0`0</text:p>
          </table:table-cell>
          <table:table-cell table:style-name="ce80" office:value-type="string" calcext:value-type="string">
            <text:p>lzi</text:p>
          </table:table-cell>
          <table:table-cell table:formula="of:=&quot;0b&quot; &amp; VLOOKUP([.F$1];  [.$W$2:.$Z$11]; 3; 0) &amp; &quot; @ &quot; &amp; [.$A2] &amp; &quot;`&quot; &amp; VLOOKUP([.F$1];  [.$W$2:.$Z$11]; 4; 0)" office:value-type="string" office:string-value="0b011 @ 0`2" calcext:value-type="string">
            <text:p>0b011 @ 0`2</text:p>
          </table:table-cell>
          <table:table-cell table:style-name="ce80" office:value-type="string" calcext:value-type="string">
            <text:p>b</text:p>
          </table:table-cell>
          <table:table-cell table:formula="of:=&quot;0b&quot; &amp; VLOOKUP([.H$1];  [.$W$2:.$Z$11]; 3; 0) &amp; &quot; @ &quot; &amp; [.$A2] &amp; &quot;`&quot; &amp; VLOOKUP([.H$1];  [.$W$2:.$Z$11]; 4; 0)" office:value-type="string" office:string-value="0b001 @ 0`3" calcext:value-type="string">
            <text:p>0b001 @ 0`3</text:p>
          </table:table-cell>
          <table:table-cell table:style-name="ce80" office:value-type="string" calcext:value-type="string">
            <text:p>add3</text:p>
          </table:table-cell>
          <table:table-cell table:formula="of:=&quot;0b&quot; &amp; VLOOKUP([.J$1];  [.$W$2:.$Z$11]; 3; 0) &amp; &quot; @ &quot; &amp; [.$A2] &amp; &quot;`&quot; &amp; VLOOKUP([.J$1];  [.$W$2:.$Z$11]; 4; 0)" office:value-type="string" office:string-value="0b0001 @ 0`3" calcext:value-type="string">
            <text:p>0b0001 @ 0`3</text:p>
          </table:table-cell>
          <table:table-cell table:style-name="ce80" office:value-type="string" calcext:value-type="string">
            <text:p>addi</text:p>
          </table:table-cell>
          <table:table-cell table:formula="of:=&quot;0b&quot; &amp; VLOOKUP([.L$1];  [.$W$2:.$Z$11]; 3; 0) &amp; &quot; @ &quot; &amp; [.$A2] &amp; &quot;`&quot; &amp; VLOOKUP([.L$1];  [.$W$2:.$Z$11]; 4; 0)" office:value-type="string" office:string-value="0b00001 @ 0`4" calcext:value-type="string">
            <text:p>0b00001 @ 0`4</text:p>
          </table:table-cell>
          <table:table-cell table:style-name="ce80" office:value-type="string" calcext:value-type="string">
            <text:p>add</text:p>
          </table:table-cell>
          <table:table-cell table:formula="of:=&quot;0b&quot; &amp; VLOOKUP([.N$1];  [.$W$2:.$Z$11]; 3; 0) &amp; &quot; @ &quot; &amp; [.$A2] &amp; &quot;`&quot; &amp; VLOOKUP([.N$1];  [.$W$2:.$Z$11]; 4; 0)" office:value-type="string" office:string-value="0b000001 @ 0`4" calcext:value-type="string">
            <text:p>0b000001 @ 0`4</text:p>
          </table:table-cell>
          <table:table-cell table:style-name="ce80" office:value-type="string" calcext:value-type="string">
            <text:p>pushw</text:p>
          </table:table-cell>
          <table:table-cell table:formula="of:=&quot;0b&quot; &amp; VLOOKUP([.P$1];  [.$W$2:.$Z$11]; 3; 0) &amp; &quot; @ &quot; &amp; [.$A2] &amp; &quot;`&quot; &amp; VLOOKUP([.P$1];  [.$W$2:.$Z$11]; 4; 0)" office:value-type="string" office:string-value="0b0000001 @ 0`3" calcext:value-type="string">
            <text:p>0b0000001 @ 0`3</text:p>
          </table:table-cell>
          <table:table-cell table:style-name="ce80" office:value-type="string" calcext:value-type="string">
            <text:p>seb</text:p>
          </table:table-cell>
          <table:table-cell table:formula="of:=&quot;0b&quot; &amp; VLOOKUP([.R$1];  [.$W$2:.$Z$11]; 3; 0) &amp; &quot; @ &quot; &amp; [.$A2] &amp; &quot;`&quot; &amp; VLOOKUP([.R$1];  [.$W$2:.$Z$11]; 4; 0)" office:value-type="string" office:string-value="0b00000001 @ 0`5" calcext:value-type="string">
            <text:p>0b00000001 @ 0`5</text:p>
          </table:table-cell>
          <table:table-cell table:style-name="ce80" office:value-type="string" calcext:value-type="string">
            <text:p>NONEXE0</text:p>
          </table:table-cell>
          <table:table-cell table:formula="of:=&quot;0b&quot; &amp; VLOOKUP([.T$1];  [.$W$2:.$Z$11]; 3; 0) &amp; &quot; @ &quot; &amp; [.$A2] &amp; &quot;`&quot; &amp; VLOOKUP([.T$1];  [.$W$2:.$Z$11]; 4; 0)" office:value-type="string" office:string-value="0b00000000 @ 0`8" calcext:value-type="string">
            <text:p>0b00000000 @ 0`8</text:p>
          </table:table-cell>
          <table:table-cell/>
          <table:table-cell office:value-type="string" calcext:value-type="string">
            <text:p>RRI</text:p>
          </table:table-cell>
          <table:table-cell office:value-type="string" calcext:value-type="string">
            <text:p>Register-Register-Immediate</text:p>
          </table:table-cell>
          <table:table-cell table:formula="of:=VLOOKUP([.$W2]; Main_Layout; 22; 0)" office:value-type="string" office:string-value="1" calcext:value-type="string">
            <text:p>1</text:p>
          </table:table-cell>
          <table:table-cell table:style-name="ce59" table:formula="of:=VLOOKUP([.$W2]; Main_Layout; 18; 0)" office:value-type="float" office:value="2" calcext:value-type="float">
            <text:p>2</text:p>
          </table:table-cell>
          <table:table-cell table:number-columns-repeated="16358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lb</text:p>
          </table:table-cell>
          <table:table-cell table:formula="of:=&quot;0b&quot; &amp; VLOOKUP([.B$1];  [.$W$2:.$Z$11]; 3; 0) &amp; &quot; @ &quot; &amp; [.$A3] &amp; &quot;`&quot; &amp; VLOOKUP([.B$1];  [.$W$2:.$Z$11]; 4; 0)" office:value-type="string" office:string-value="0b1 @ 1`2" calcext:value-type="string">
            <text:p>0b1 @ 1`2</text:p>
          </table:table-cell>
          <table:table-cell table:style-name="ce80"/>
          <table:table-cell/>
          <table:table-cell table:style-name="ce80" office:value-type="string" calcext:value-type="string">
            <text:p>lsi</text:p>
          </table:table-cell>
          <table:table-cell table:formula="of:=&quot;0b&quot; &amp; VLOOKUP([.F$1];  [.$W$2:.$Z$11]; 3; 0) &amp; &quot; @ &quot; &amp; [.$A3] &amp; &quot;`&quot; &amp; VLOOKUP([.F$1];  [.$W$2:.$Z$11]; 4; 0)" office:value-type="string" office:string-value="0b011 @ 1`2" calcext:value-type="string">
            <text:p>0b011 @ 1`2</text:p>
          </table:table-cell>
          <table:table-cell table:style-name="ce80" office:value-type="string" calcext:value-type="string">
            <text:p>bl</text:p>
          </table:table-cell>
          <table:table-cell table:formula="of:=&quot;0b&quot; &amp; VLOOKUP([.H$1];  [.$W$2:.$Z$11]; 3; 0) &amp; &quot; @ &quot; &amp; [.$A3] &amp; &quot;`&quot; &amp; VLOOKUP([.H$1];  [.$W$2:.$Z$11]; 4; 0)" office:value-type="string" office:string-value="0b001 @ 1`3" calcext:value-type="string">
            <text:p>0b001 @ 1`3</text:p>
          </table:table-cell>
          <table:table-cell table:style-name="ce80" office:value-type="string" calcext:value-type="string">
            <text:p>sub3</text:p>
          </table:table-cell>
          <table:table-cell table:formula="of:=&quot;0b&quot; &amp; VLOOKUP([.J$1];  [.$W$2:.$Z$11]; 3; 0) &amp; &quot; @ &quot; &amp; [.$A3] &amp; &quot;`&quot; &amp; VLOOKUP([.J$1];  [.$W$2:.$Z$11]; 4; 0)" office:value-type="string" office:string-value="0b0001 @ 1`3" calcext:value-type="string">
            <text:p>0b0001 @ 1`3</text:p>
          </table:table-cell>
          <table:table-cell table:style-name="ce80" office:value-type="string" calcext:value-type="string">
            <text:p>subi</text:p>
          </table:table-cell>
          <table:table-cell table:formula="of:=&quot;0b&quot; &amp; VLOOKUP([.L$1];  [.$W$2:.$Z$11]; 3; 0) &amp; &quot; @ &quot; &amp; [.$A3] &amp; &quot;`&quot; &amp; VLOOKUP([.L$1];  [.$W$2:.$Z$11]; 4; 0)" office:value-type="string" office:string-value="0b00001 @ 1`4" calcext:value-type="string">
            <text:p>0b00001 @ 1`4</text:p>
          </table:table-cell>
          <table:table-cell table:style-name="ce80" office:value-type="string" calcext:value-type="string">
            <text:p>sub</text:p>
          </table:table-cell>
          <table:table-cell table:formula="of:=&quot;0b&quot; &amp; VLOOKUP([.N$1];  [.$W$2:.$Z$11]; 3; 0) &amp; &quot; @ &quot; &amp; [.$A3] &amp; &quot;`&quot; &amp; VLOOKUP([.N$1];  [.$W$2:.$Z$11]; 4; 0)" office:value-type="string" office:string-value="0b000001 @ 1`4" calcext:value-type="string">
            <text:p>0b000001 @ 1`4</text:p>
          </table:table-cell>
          <table:table-cell table:style-name="ce80" office:value-type="string" calcext:value-type="string">
            <text:p>pushb</text:p>
          </table:table-cell>
          <table:table-cell table:formula="of:=&quot;0b&quot; &amp; VLOOKUP([.P$1];  [.$W$2:.$Z$11]; 3; 0) &amp; &quot; @ &quot; &amp; [.$A3] &amp; &quot;`&quot; &amp; VLOOKUP([.P$1];  [.$W$2:.$Z$11]; 4; 0)" office:value-type="string" office:string-value="0b0000001 @ 1`3" calcext:value-type="string">
            <text:p>0b0000001 @ 1`3</text:p>
          </table:table-cell>
          <table:table-cell table:style-name="ce80" office:value-type="string" calcext:value-type="string">
            <text:p>rvend</text:p>
          </table:table-cell>
          <table:table-cell table:formula="of:=&quot;0b&quot; &amp; VLOOKUP([.R$1];  [.$W$2:.$Z$11]; 3; 0) &amp; &quot; @ &quot; &amp; [.$A3] &amp; &quot;`&quot; &amp; VLOOKUP([.R$1];  [.$W$2:.$Z$11]; 4; 0)" office:value-type="string" office:string-value="0b00000001 @ 1`5" calcext:value-type="string">
            <text:p>0b00000001 @ 1`5</text:p>
          </table:table-cell>
          <table:table-cell table:style-name="ce80" office:value-type="string" calcext:value-type="string">
            <text:p>BREAK</text:p>
          </table:table-cell>
          <table:table-cell table:formula="of:=&quot;0b&quot; &amp; VLOOKUP([.T$1];  [.$W$2:.$Z$11]; 3; 0) &amp; &quot; @ &quot; &amp; [.$A3] &amp; &quot;`&quot; &amp; VLOOKUP([.T$1];  [.$W$2:.$Z$11]; 4; 0)" office:value-type="string" office:string-value="0b00000000 @ 1`8" calcext:value-type="string">
            <text:p>0b00000000 @ 1`8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table:formula="of:=VLOOKUP([.$W3]; Main_Layout; 22; 0)" office:value-type="string" office:string-value="010" calcext:value-type="string">
            <text:p>010</text:p>
          </table:table-cell>
          <table:table-cell table:style-name="ce59" table:formula="of:=VLOOKUP([.$W3]; Main_Layout; 18; 0)" office:value-type="float" office:value="0" calcext:value-type="float">
            <text:p>0</text:p>
          </table:table-cell>
          <table:table-cell table:number-columns-repeated="16358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sw</text:p>
          </table:table-cell>
          <table:table-cell table:formula="of:=&quot;0b&quot; &amp; VLOOKUP([.B$1];  [.$W$2:.$Z$11]; 3; 0) &amp; &quot; @ &quot; &amp; [.$A4] &amp; &quot;`&quot; &amp; VLOOKUP([.B$1];  [.$W$2:.$Z$11]; 4; 0)" office:value-type="string" office:string-value="0b1 @ 2`2" calcext:value-type="string">
            <text:p>0b1 @ 2`2</text:p>
          </table:table-cell>
          <table:table-cell table:style-name="ce80"/>
          <table:table-cell/>
          <table:table-cell table:style-name="ce80" office:value-type="string" calcext:value-type="string">
            <text:p>lui</text:p>
          </table:table-cell>
          <table:table-cell table:formula="of:=&quot;0b&quot; &amp; VLOOKUP([.F$1];  [.$W$2:.$Z$11]; 3; 0) &amp; &quot; @ &quot; &amp; [.$A4] &amp; &quot;`&quot; &amp; VLOOKUP([.F$1];  [.$W$2:.$Z$11]; 4; 0)" office:value-type="string" office:string-value="0b011 @ 2`2" calcext:value-type="string">
            <text:p>0b011 @ 2`2</text:p>
          </table:table-cell>
          <table:table-cell table:style-name="ce80" office:value-type="string" calcext:value-type="string">
            <text:p>be</text:p>
          </table:table-cell>
          <table:table-cell table:formula="of:=&quot;0b&quot; &amp; VLOOKUP([.H$1];  [.$W$2:.$Z$11]; 3; 0) &amp; &quot; @ &quot; &amp; [.$A4] &amp; &quot;`&quot; &amp; VLOOKUP([.H$1];  [.$W$2:.$Z$11]; 4; 0)" office:value-type="string" office:string-value="0b001 @ 2`3" calcext:value-type="string">
            <text:p>0b001 @ 2`3</text:p>
          </table:table-cell>
          <table:table-cell table:style-name="ce80" office:value-type="string" calcext:value-type="string">
            <text:p>and3</text:p>
          </table:table-cell>
          <table:table-cell table:formula="of:=&quot;0b&quot; &amp; VLOOKUP([.J$1];  [.$W$2:.$Z$11]; 3; 0) &amp; &quot; @ &quot; &amp; [.$A4] &amp; &quot;`&quot; &amp; VLOOKUP([.J$1];  [.$W$2:.$Z$11]; 4; 0)" office:value-type="string" office:string-value="0b0001 @ 2`3" calcext:value-type="string">
            <text:p>0b0001 @ 2`3</text:p>
          </table:table-cell>
          <table:table-cell table:style-name="ce80"/>
          <table:table-cell table:formula="of:=&quot;0b&quot; &amp; VLOOKUP([.L$1];  [.$W$2:.$Z$11]; 3; 0) &amp; &quot; @ &quot; &amp; [.$A4] &amp; &quot;`&quot; &amp; VLOOKUP([.L$1];  [.$W$2:.$Z$11]; 4; 0)" office:value-type="string" office:string-value="0b00001 @ 2`4" calcext:value-type="string">
            <text:p>0b00001 @ 2`4</text:p>
          </table:table-cell>
          <table:table-cell table:style-name="ce80" office:value-type="string" calcext:value-type="string">
            <text:p>and</text:p>
          </table:table-cell>
          <table:table-cell table:formula="of:=&quot;0b&quot; &amp; VLOOKUP([.N$1];  [.$W$2:.$Z$11]; 3; 0) &amp; &quot; @ &quot; &amp; [.$A4] &amp; &quot;`&quot; &amp; VLOOKUP([.N$1];  [.$W$2:.$Z$11]; 4; 0)" office:value-type="string" office:string-value="0b000001 @ 2`4" calcext:value-type="string">
            <text:p>0b000001 @ 2`4</text:p>
          </table:table-cell>
          <table:table-cell table:style-name="ce80" office:value-type="string" calcext:value-type="string">
            <text:p>popw</text:p>
          </table:table-cell>
          <table:table-cell table:formula="of:=&quot;0b&quot; &amp; VLOOKUP([.P$1];  [.$W$2:.$Z$11]; 3; 0) &amp; &quot; @ &quot; &amp; [.$A4] &amp; &quot;`&quot; &amp; VLOOKUP([.P$1];  [.$W$2:.$Z$11]; 4; 0)" office:value-type="string" office:string-value="0b0000001 @ 2`3" calcext:value-type="string">
            <text:p>0b0000001 @ 2`3</text:p>
          </table:table-cell>
          <table:table-cell table:style-name="ce80" office:value-type="string" calcext:value-type="string">
            <text:p>rf</text:p>
          </table:table-cell>
          <table:table-cell table:formula="of:=&quot;0b&quot; &amp; VLOOKUP([.R$1];  [.$W$2:.$Z$11]; 3; 0) &amp; &quot; @ &quot; &amp; [.$A4] &amp; &quot;`&quot; &amp; VLOOKUP([.R$1];  [.$W$2:.$Z$11]; 4; 0)" office:value-type="string" office:string-value="0b00000001 @ 2`5" calcext:value-type="string">
            <text:p>0b00000001 @ 2`5</text:p>
          </table:table-cell>
          <table:table-cell table:style-name="ce80" office:value-type="string" calcext:value-type="string">
            <text:p>HALT</text:p>
          </table:table-cell>
          <table:table-cell table:formula="of:=&quot;0b&quot; &amp; VLOOKUP([.T$1];  [.$W$2:.$Z$11]; 3; 0) &amp; &quot; @ &quot; &amp; [.$A4] &amp; &quot;`&quot; &amp; VLOOKUP([.T$1];  [.$W$2:.$Z$11]; 4; 0)" office:value-type="string" office:string-value="0b00000000 @ 2`8" calcext:value-type="string">
            <text:p>0b00000000 @ 2`8</text:p>
          </table:table-cell>
          <table:table-cell/>
          <table:table-cell office:value-type="string" calcext:value-type="string">
            <text:p>RI1</text:p>
          </table:table-cell>
          <table:table-cell office:value-type="string" calcext:value-type="string">
            <text:p>Register-Immediate 1</text:p>
          </table:table-cell>
          <table:table-cell table:formula="of:=VLOOKUP([.$W4]; Main_Layout; 22; 0)" office:value-type="string" office:string-value="011" calcext:value-type="string">
            <text:p>011</text:p>
          </table:table-cell>
          <table:table-cell table:style-name="ce59" table:formula="of:=VLOOKUP([.$W4]; Main_Layout; 18; 0)" office:value-type="float" office:value="2" calcext:value-type="float">
            <text:p>2</text:p>
          </table:table-cell>
          <table:table-cell table:number-columns-repeated="16358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sb</text:p>
          </table:table-cell>
          <table:table-cell table:formula="of:=&quot;0b&quot; &amp; VLOOKUP([.B$1];  [.$W$2:.$Z$11]; 3; 0) &amp; &quot; @ &quot; &amp; [.$A5] &amp; &quot;`&quot; &amp; VLOOKUP([.B$1];  [.$W$2:.$Z$11]; 4; 0)" office:value-type="string" office:string-value="0b1 @ 3`2" calcext:value-type="string">
            <text:p>0b1 @ 3`2</text:p>
          </table:table-cell>
          <table:table-cell table:style-name="ce80"/>
          <table:table-cell/>
          <table:table-cell table:style-name="ce80" office:value-type="string" calcext:value-type="string">
            <text:p>auipc</text:p>
          </table:table-cell>
          <table:table-cell table:formula="of:=&quot;0b&quot; &amp; VLOOKUP([.F$1];  [.$W$2:.$Z$11]; 3; 0) &amp; &quot; @ &quot; &amp; [.$A5] &amp; &quot;`&quot; &amp; VLOOKUP([.F$1];  [.$W$2:.$Z$11]; 4; 0)" office:value-type="string" office:string-value="0b011 @ 3`2" calcext:value-type="string">
            <text:p>0b011 @ 3`2</text:p>
          </table:table-cell>
          <table:table-cell table:style-name="ce80" office:value-type="string" calcext:value-type="string">
            <text:p>bg</text:p>
          </table:table-cell>
          <table:table-cell table:formula="of:=&quot;0b&quot; &amp; VLOOKUP([.H$1];  [.$W$2:.$Z$11]; 3; 0) &amp; &quot; @ &quot; &amp; [.$A5] &amp; &quot;`&quot; &amp; VLOOKUP([.H$1];  [.$W$2:.$Z$11]; 4; 0)" office:value-type="string" office:string-value="0b001 @ 3`3" calcext:value-type="string">
            <text:p>0b001 @ 3`3</text:p>
          </table:table-cell>
          <table:table-cell table:style-name="ce80" office:value-type="string" calcext:value-type="string">
            <text:p>or3</text:p>
          </table:table-cell>
          <table:table-cell table:formula="of:=&quot;0b&quot; &amp; VLOOKUP([.J$1];  [.$W$2:.$Z$11]; 3; 0) &amp; &quot; @ &quot; &amp; [.$A5] &amp; &quot;`&quot; &amp; VLOOKUP([.J$1];  [.$W$2:.$Z$11]; 4; 0)" office:value-type="string" office:string-value="0b0001 @ 3`3" calcext:value-type="string">
            <text:p>0b0001 @ 3`3</text:p>
          </table:table-cell>
          <table:table-cell table:style-name="ce80"/>
          <table:table-cell table:formula="of:=&quot;0b&quot; &amp; VLOOKUP([.L$1];  [.$W$2:.$Z$11]; 3; 0) &amp; &quot; @ &quot; &amp; [.$A5] &amp; &quot;`&quot; &amp; VLOOKUP([.L$1];  [.$W$2:.$Z$11]; 4; 0)" office:value-type="string" office:string-value="0b00001 @ 3`4" calcext:value-type="string">
            <text:p>0b00001 @ 3`4</text:p>
          </table:table-cell>
          <table:table-cell table:style-name="ce80" office:value-type="string" calcext:value-type="string">
            <text:p>or</text:p>
          </table:table-cell>
          <table:table-cell table:formula="of:=&quot;0b&quot; &amp; VLOOKUP([.N$1];  [.$W$2:.$Z$11]; 3; 0) &amp; &quot; @ &quot; &amp; [.$A5] &amp; &quot;`&quot; &amp; VLOOKUP([.N$1];  [.$W$2:.$Z$11]; 4; 0)" office:value-type="string" office:string-value="0b000001 @ 3`4" calcext:value-type="string">
            <text:p>0b000001 @ 3`4</text:p>
          </table:table-cell>
          <table:table-cell table:style-name="ce80" office:value-type="string" calcext:value-type="string">
            <text:p>popb</text:p>
          </table:table-cell>
          <table:table-cell table:formula="of:=&quot;0b&quot; &amp; VLOOKUP([.P$1];  [.$W$2:.$Z$11]; 3; 0) &amp; &quot; @ &quot; &amp; [.$A5] &amp; &quot;`&quot; &amp; VLOOKUP([.P$1];  [.$W$2:.$Z$11]; 4; 0)" office:value-type="string" office:string-value="0b0000001 @ 3`3" calcext:value-type="string">
            <text:p>0b0000001 @ 3`3</text:p>
          </table:table-cell>
          <table:table-cell table:style-name="ce80" office:value-type="string" calcext:value-type="string">
            <text:p>wf</text:p>
          </table:table-cell>
          <table:table-cell table:formula="of:=&quot;0b&quot; &amp; VLOOKUP([.R$1];  [.$W$2:.$Z$11]; 3; 0) &amp; &quot; @ &quot; &amp; [.$A5] &amp; &quot;`&quot; &amp; VLOOKUP([.R$1];  [.$W$2:.$Z$11]; 4; 0)" office:value-type="string" office:string-value="0b00000001 @ 3`5" calcext:value-type="string">
            <text:p>0b00000001 @ 3`5</text:p>
          </table:table-cell>
          <table:table-cell table:style-name="ce80" office:value-type="string" calcext:value-type="string">
            <text:p>UNIMPL</text:p>
          </table:table-cell>
          <table:table-cell table:formula="of:=&quot;0b&quot; &amp; VLOOKUP([.T$1];  [.$W$2:.$Z$11]; 3; 0) &amp; &quot; @ &quot; &amp; [.$A5] &amp; &quot;`&quot; &amp; VLOOKUP([.T$1];  [.$W$2:.$Z$11]; 4; 0)" office:value-type="string" office:string-value="0b00000000 @ 3`8" calcext:value-type="string">
            <text:p>0b00000000 @ 3`8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mediate</text:p>
          </table:table-cell>
          <table:table-cell table:formula="of:=VLOOKUP([.$W5]; Main_Layout; 22; 0)" office:value-type="string" office:string-value="001" calcext:value-type="string">
            <text:p>001</text:p>
          </table:table-cell>
          <table:table-cell table:style-name="ce59" table:formula="of:=VLOOKUP([.$W5]; Main_Layout; 18; 0)" office:value-type="float" office:value="3" calcext:value-type="float">
            <text:p>3</text:p>
          </table:table-cell>
          <table:table-cell table:number-columns-repeated="1635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H$1];  [.$W$2:.$Z$11]; 3; 0) &amp; &quot; @ &quot; &amp; [.$A6] &amp; &quot;`&quot; &amp; VLOOKUP([.H$1];  [.$W$2:.$Z$11]; 4; 0)" office:value-type="string" office:string-value="0b001 @ 4`3" calcext:value-type="string">
            <text:p>0b001 @ 4`3</text:p>
          </table:table-cell>
          <table:table-cell table:style-name="ce80" office:value-type="string" calcext:value-type="string">
            <text:p>lwx</text:p>
          </table:table-cell>
          <table:table-cell table:formula="of:=&quot;0b&quot; &amp; VLOOKUP([.J$1];  [.$W$2:.$Z$11]; 3; 0) &amp; &quot; @ &quot; &amp; [.$A6] &amp; &quot;`&quot; &amp; VLOOKUP([.J$1];  [.$W$2:.$Z$11]; 4; 0)" office:value-type="string" office:string-value="0b0001 @ 4`3" calcext:value-type="string">
            <text:p>0b0001 @ 4`3</text:p>
          </table:table-cell>
          <table:table-cell table:style-name="ce80" office:value-type="string" calcext:value-type="string">
            <text:p>xori</text:p>
          </table:table-cell>
          <table:table-cell table:formula="of:=&quot;0b&quot; &amp; VLOOKUP([.L$1];  [.$W$2:.$Z$11]; 3; 0) &amp; &quot; @ &quot; &amp; [.$A6] &amp; &quot;`&quot; &amp; VLOOKUP([.L$1];  [.$W$2:.$Z$11]; 4; 0)" office:value-type="string" office:string-value="0b00001 @ 4`4" calcext:value-type="string">
            <text:p>0b00001 @ 4`4</text:p>
          </table:table-cell>
          <table:table-cell table:style-name="ce80" office:value-type="string" calcext:value-type="string">
            <text:p>xor</text:p>
          </table:table-cell>
          <table:table-cell table:formula="of:=&quot;0b&quot; &amp; VLOOKUP([.N$1];  [.$W$2:.$Z$11]; 3; 0) &amp; &quot; @ &quot; &amp; [.$A6] &amp; &quot;`&quot; &amp; VLOOKUP([.N$1];  [.$W$2:.$Z$11]; 4; 0)" office:value-type="string" office:string-value="0b000001 @ 4`4" calcext:value-type="string">
            <text:p>0b000001 @ 4`4</text:p>
          </table:table-cell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kcall</text:p>
          </table:table-cell>
          <table:table-cell table:formula="of:=&quot;0b&quot; &amp; VLOOKUP([.T$1];  [.$W$2:.$Z$11]; 3; 0) &amp; &quot; @ &quot; &amp; [.$A6] &amp; &quot;`&quot; &amp; VLOOKUP([.T$1];  [.$W$2:.$Z$11]; 4; 0)" office:value-type="string" office:string-value="0b00000000 @ 4`8" calcext:value-type="string">
            <text:p>0b00000000 @ 4`8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Register-Register-Register</text:p>
          </table:table-cell>
          <table:table-cell table:formula="of:=VLOOKUP([.$W6]; Main_Layout; 22; 0)" office:value-type="string" office:string-value="0001" calcext:value-type="string">
            <text:p>0001</text:p>
          </table:table-cell>
          <table:table-cell table:style-name="ce59" table:formula="of:=VLOOKUP([.$W6]; Main_Layout; 18; 0)" office:value-type="float" office:value="3" calcext:value-type="float">
            <text:p>3</text:p>
          </table:table-cell>
          <table:table-cell table:number-columns-repeated="16358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bb</text:p>
          </table:table-cell>
          <table:table-cell table:formula="of:=&quot;0b&quot; &amp; VLOOKUP([.H$1];  [.$W$2:.$Z$11]; 3; 0) &amp; &quot; @ &quot; &amp; [.$A7] &amp; &quot;`&quot; &amp; VLOOKUP([.H$1];  [.$W$2:.$Z$11]; 4; 0)" office:value-type="string" office:string-value="0b001 @ 5`3" calcext:value-type="string">
            <text:p>0b001 @ 5`3</text:p>
          </table:table-cell>
          <table:table-cell table:style-name="ce80" office:value-type="string" calcext:value-type="string">
            <text:p>lbx</text:p>
          </table:table-cell>
          <table:table-cell table:formula="of:=&quot;0b&quot; &amp; VLOOKUP([.J$1];  [.$W$2:.$Z$11]; 3; 0) &amp; &quot; @ &quot; &amp; [.$A7] &amp; &quot;`&quot; &amp; VLOOKUP([.J$1];  [.$W$2:.$Z$11]; 4; 0)" office:value-type="string" office:string-value="0b0001 @ 5`3" calcext:value-type="string">
            <text:p>0b0001 @ 5`3</text:p>
          </table:table-cell>
          <table:table-cell table:style-name="ce80" office:value-type="string" calcext:value-type="string">
            <text:p>tbit</text:p>
          </table:table-cell>
          <table:table-cell table:formula="of:=&quot;0b&quot; &amp; VLOOKUP([.L$1];  [.$W$2:.$Z$11]; 3; 0) &amp; &quot; @ &quot; &amp; [.$A7] &amp; &quot;`&quot; &amp; VLOOKUP([.L$1];  [.$W$2:.$Z$11]; 4; 0)" office:value-type="string" office:string-value="0b00001 @ 5`4" calcext:value-type="string">
            <text:p>0b00001 @ 5`4</text:p>
          </table:table-cell>
          <table:table-cell table:style-name="ce80"/>
          <table:table-cell table:formula="of:=&quot;0b&quot; &amp; VLOOKUP([.N$1];  [.$W$2:.$Z$11]; 3; 0) &amp; &quot; @ &quot; &amp; [.$A7] &amp; &quot;`&quot; &amp; VLOOKUP([.N$1];  [.$W$2:.$Z$11]; 4; 0)" office:value-type="string" office:string-value="0b000001 @ 5`4" calcext:value-type="string">
            <text:p>0b000001 @ 5`4</text:p>
          </table:table-cell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kret</text:p>
          </table:table-cell>
          <table:table-cell table:formula="of:=&quot;0b&quot; &amp; VLOOKUP([.T$1];  [.$W$2:.$Z$11]; 3; 0) &amp; &quot; @ &quot; &amp; [.$A7] &amp; &quot;`&quot; &amp; VLOOKUP([.T$1];  [.$W$2:.$Z$11]; 4; 0)" office:value-type="string" office:string-value="0b00000000 @ 5`8" calcext:value-type="string">
            <text:p>0b00000000 @ 5`8</text:p>
          </table:table-cell>
          <table:table-cell/>
          <table:table-cell office:value-type="string" calcext:value-type="string">
            <text:p>RI2</text:p>
          </table:table-cell>
          <table:table-cell office:value-type="string" calcext:value-type="string">
            <text:p>Register-Immediate 2</text:p>
          </table:table-cell>
          <table:table-cell table:formula="of:=VLOOKUP([.$W7]; Main_Layout; 22; 0)" office:value-type="string" office:string-value="00001" calcext:value-type="string">
            <text:p>00001</text:p>
          </table:table-cell>
          <table:table-cell table:style-name="ce59" table:formula="of:=VLOOKUP([.$W7]; Main_Layout; 18; 0)" office:value-type="float" office:value="4" calcext:value-type="float">
            <text:p>4</text:p>
          </table:table-cell>
          <table:table-cell table:number-columns-repeated="1635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bne</text:p>
          </table:table-cell>
          <table:table-cell table:formula="of:=&quot;0b&quot; &amp; VLOOKUP([.H$1];  [.$W$2:.$Z$11]; 3; 0) &amp; &quot; @ &quot; &amp; [.$A8] &amp; &quot;`&quot; &amp; VLOOKUP([.H$1];  [.$W$2:.$Z$11]; 4; 0)" office:value-type="string" office:string-value="0b001 @ 6`3" calcext:value-type="string">
            <text:p>0b001 @ 6`3</text:p>
          </table:table-cell>
          <table:table-cell table:style-name="ce80" office:value-type="string" calcext:value-type="string">
            <text:p>swx</text:p>
          </table:table-cell>
          <table:table-cell table:formula="of:=&quot;0b&quot; &amp; VLOOKUP([.J$1];  [.$W$2:.$Z$11]; 3; 0) &amp; &quot; @ &quot; &amp; [.$A8] &amp; &quot;`&quot; &amp; VLOOKUP([.J$1];  [.$W$2:.$Z$11]; 4; 0)" office:value-type="string" office:string-value="0b0001 @ 6`3" calcext:value-type="string">
            <text:p>0b0001 @ 6`3</text:p>
          </table:table-cell>
          <table:table-cell table:style-name="ce80" office:value-type="string" calcext:value-type="string">
            <text:p>sbit</text:p>
          </table:table-cell>
          <table:table-cell table:formula="of:=&quot;0b&quot; &amp; VLOOKUP([.L$1];  [.$W$2:.$Z$11]; 3; 0) &amp; &quot; @ &quot; &amp; [.$A8] &amp; &quot;`&quot; &amp; VLOOKUP([.L$1];  [.$W$2:.$Z$11]; 4; 0)" office:value-type="string" office:string-value="0b00001 @ 6`4" calcext:value-type="string">
            <text:p>0b00001 @ 6`4</text:p>
          </table:table-cell>
          <table:table-cell table:style-name="ce80"/>
          <table:table-cell table:formula="of:=&quot;0b&quot; &amp; VLOOKUP([.N$1];  [.$W$2:.$Z$11]; 3; 0) &amp; &quot; @ &quot; &amp; [.$A8] &amp; &quot;`&quot; &amp; VLOOKUP([.N$1];  [.$W$2:.$Z$11]; 4; 0)" office:value-type="string" office:string-value="0b000001 @ 6`4" calcext:value-type="string">
            <text:p>0b000001 @ 6`4</text:p>
          </table:table-cell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inrd</text:p>
          </table:table-cell>
          <table:table-cell table:formula="of:=&quot;0b&quot; &amp; VLOOKUP([.T$1];  [.$W$2:.$Z$11]; 3; 0) &amp; &quot; @ &quot; &amp; [.$A8] &amp; &quot;`&quot; &amp; VLOOKUP([.T$1];  [.$W$2:.$Z$11]; 4; 0)" office:value-type="string" office:string-value="0b00000000 @ 6`8" calcext:value-type="string">
            <text:p>0b00000000 @ 6`8</text:p>
          </table:table-cell>
          <table:table-cell/>
          <table:table-cell office:value-type="string" calcext:value-type="string">
            <text:p>RR1</text:p>
          </table:table-cell>
          <table:table-cell office:value-type="string" calcext:value-type="string">
            <text:p>Register-Register 1</text:p>
          </table:table-cell>
          <table:table-cell table:formula="of:=VLOOKUP([.$W8]; Main_Layout; 22; 0)" office:value-type="string" office:string-value="000001" calcext:value-type="string">
            <text:p>000001</text:p>
          </table:table-cell>
          <table:table-cell table:style-name="ce59" table:formula="of:=VLOOKUP([.$W8]; Main_Layout; 18; 0)" office:value-type="float" office:value="4" calcext:value-type="float">
            <text:p>4</text:p>
          </table:table-cell>
          <table:table-cell table:number-columns-repeated="16358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ba</text:p>
          </table:table-cell>
          <table:table-cell table:formula="of:=&quot;0b&quot; &amp; VLOOKUP([.H$1];  [.$W$2:.$Z$11]; 3; 0) &amp; &quot; @ &quot; &amp; [.$A9] &amp; &quot;`&quot; &amp; VLOOKUP([.H$1];  [.$W$2:.$Z$11]; 4; 0)" office:value-type="string" office:string-value="0b001 @ 7`3" calcext:value-type="string">
            <text:p>0b001 @ 7`3</text:p>
          </table:table-cell>
          <table:table-cell table:style-name="ce80" office:value-type="string" calcext:value-type="string">
            <text:p>sbx</text:p>
          </table:table-cell>
          <table:table-cell table:formula="of:=&quot;0b&quot; &amp; VLOOKUP([.J$1];  [.$W$2:.$Z$11]; 3; 0) &amp; &quot; @ &quot; &amp; [.$A9] &amp; &quot;`&quot; &amp; VLOOKUP([.J$1];  [.$W$2:.$Z$11]; 4; 0)" office:value-type="string" office:string-value="0b0001 @ 7`3" calcext:value-type="string">
            <text:p>0b0001 @ 7`3</text:p>
          </table:table-cell>
          <table:table-cell table:style-name="ce80" office:value-type="string" calcext:value-type="string">
            <text:p>cbit</text:p>
          </table:table-cell>
          <table:table-cell table:formula="of:=&quot;0b&quot; &amp; VLOOKUP([.L$1];  [.$W$2:.$Z$11]; 3; 0) &amp; &quot; @ &quot; &amp; [.$A9] &amp; &quot;`&quot; &amp; VLOOKUP([.L$1];  [.$W$2:.$Z$11]; 4; 0)" office:value-type="string" office:string-value="0b00001 @ 7`4" calcext:value-type="string">
            <text:p>0b00001 @ 7`4</text:p>
          </table:table-cell>
          <table:table-cell table:style-name="ce80"/>
          <table:table-cell table:formula="of:=&quot;0b&quot; &amp; VLOOKUP([.N$1];  [.$W$2:.$Z$11]; 3; 0) &amp; &quot; @ &quot; &amp; [.$A9] &amp; &quot;`&quot; &amp; VLOOKUP([.N$1];  [.$W$2:.$Z$11]; 4; 0)" office:value-type="string" office:string-value="0b000001 @ 7`4" calcext:value-type="string">
            <text:p>0b000001 @ 7`4</text:p>
          </table:table-cell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inre</text:p>
          </table:table-cell>
          <table:table-cell table:formula="of:=&quot;0b&quot; &amp; VLOOKUP([.T$1];  [.$W$2:.$Z$11]; 3; 0) &amp; &quot; @ &quot; &amp; [.$A9] &amp; &quot;`&quot; &amp; VLOOKUP([.T$1];  [.$W$2:.$Z$11]; 4; 0)" office:value-type="string" office:string-value="0b00000000 @ 7`8" calcext:value-type="string">
            <text:p>0b00000000 @ 7`8</text:p>
          </table:table-cell>
          <table:table-cell/>
          <table:table-cell office:value-type="string" calcext:value-type="string">
            <text:p>RR2</text:p>
          </table:table-cell>
          <table:table-cell office:value-type="string" calcext:value-type="string">
            <text:p>Register-Register 2</text:p>
          </table:table-cell>
          <table:table-cell table:formula="of:=VLOOKUP([.$W9]; Main_Layout; 22; 0)" office:value-type="string" office:string-value="0000001" calcext:value-type="string">
            <text:p>0000001</text:p>
          </table:table-cell>
          <table:table-cell table:style-name="ce59" table:formula="of:=VLOOKUP([.$W9]; Main_Layout; 18; 0)" office:value-type="float" office:value="3" calcext:value-type="float">
            <text:p>3</text:p>
          </table:table-cell>
          <table:table-cell table:number-columns-repeated="16358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L$1];  [.$W$2:.$Z$11]; 3; 0) &amp; &quot; @ &quot; &amp; [.$A10] &amp; &quot;`&quot; &amp; VLOOKUP([.L$1];  [.$W$2:.$Z$11]; 4; 0)" office:value-type="string" office:string-value="0b00001 @ 8`4" calcext:value-type="string">
            <text:p>0b00001 @ 8`4</text:p>
          </table:table-cell>
          <table:table-cell table:style-name="ce80" office:value-type="string" calcext:value-type="string">
            <text:p>mulstep</text:p>
          </table:table-cell>
          <table:table-cell table:formula="of:=&quot;0b&quot; &amp; VLOOKUP([.N$1];  [.$W$2:.$Z$11]; 3; 0) &amp; &quot; @ &quot; &amp; [.$A10] &amp; &quot;`&quot; &amp; VLOOKUP([.N$1];  [.$W$2:.$Z$11]; 4; 0)" office:value-type="string" office:string-value="0b000001 @ 8`4" calcext:value-type="string">
            <text:p>0b000001 @ 8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] &amp; &quot;`&quot; &amp; VLOOKUP([.T$1];  [.$W$2:.$Z$11]; 4; 0)" office:value-type="string" office:string-value="0b00000000 @ 8`8" calcext:value-type="string">
            <text:p>0b00000000 @ 8`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gister</text:p>
          </table:table-cell>
          <table:table-cell table:formula="of:=VLOOKUP([.$W10]; Main_Layout; 22; 0)" office:value-type="string" office:string-value="00000001" calcext:value-type="string">
            <text:p>00000001</text:p>
          </table:table-cell>
          <table:table-cell table:style-name="ce59" table:formula="of:=VLOOKUP([.$W10]; Main_Layout; 18; 0)" office:value-type="float" office:value="5" calcext:value-type="float">
            <text:p>5</text:p>
          </table:table-cell>
          <table:table-cell table:number-columns-repeated="16358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cmpi</text:p>
          </table:table-cell>
          <table:table-cell table:formula="of:=&quot;0b&quot; &amp; VLOOKUP([.L$1];  [.$W$2:.$Z$11]; 3; 0) &amp; &quot; @ &quot; &amp; [.$A11] &amp; &quot;`&quot; &amp; VLOOKUP([.L$1];  [.$W$2:.$Z$11]; 4; 0)" office:value-type="string" office:string-value="0b00001 @ 9`4" calcext:value-type="string">
            <text:p>0b00001 @ 9`4</text:p>
          </table:table-cell>
          <table:table-cell table:style-name="ce80" office:value-type="string" calcext:value-type="string">
            <text:p>cmp</text:p>
          </table:table-cell>
          <table:table-cell table:formula="of:=&quot;0b&quot; &amp; VLOOKUP([.N$1];  [.$W$2:.$Z$11]; 3; 0) &amp; &quot; @ &quot; &amp; [.$A11] &amp; &quot;`&quot; &amp; VLOOKUP([.N$1];  [.$W$2:.$Z$11]; 4; 0)" office:value-type="string" office:string-value="0b000001 @ 9`4" calcext:value-type="string">
            <text:p>0b000001 @ 9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] &amp; &quot;`&quot; &amp; VLOOKUP([.T$1];  [.$W$2:.$Z$11]; 4; 0)" office:value-type="string" office:string-value="0b00000000 @ 9`8" calcext:value-type="string">
            <text:p>0b00000000 @ 9`8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pcode</text:p>
          </table:table-cell>
          <table:table-cell table:formula="of:=VLOOKUP([.$W11]; Main_Layout; 22; 0)" office:value-type="string" office:string-value="00000000" calcext:value-type="string">
            <text:p>00000000</text:p>
          </table:table-cell>
          <table:table-cell table:style-name="ce59" table:formula="of:=VLOOKUP([.$W11]; Main_Layout; 18; 0)" office:value-type="float" office:value="8" calcext:value-type="float">
            <text:p>8</text:p>
          </table:table-cell>
          <table:table-cell table:number-columns-repeated="16358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L$1];  [.$W$2:.$Z$11]; 3; 0) &amp; &quot; @ &quot; &amp; [.$A12] &amp; &quot;`&quot; &amp; VLOOKUP([.L$1];  [.$W$2:.$Z$11]; 4; 0)" office:value-type="string" office:string-value="0b00001 @ 10`4" calcext:value-type="string">
            <text:p>0b00001 @ 10`4</text:p>
          </table:table-cell>
          <table:table-cell table:style-name="ce80"/>
          <table:table-cell table:formula="of:=&quot;0b&quot; &amp; VLOOKUP([.N$1];  [.$W$2:.$Z$11]; 3; 0) &amp; &quot; @ &quot; &amp; [.$A12] &amp; &quot;`&quot; &amp; VLOOKUP([.N$1];  [.$W$2:.$Z$11]; 4; 0)" office:value-type="string" office:string-value="0b000001 @ 10`4" calcext:value-type="string">
            <text:p>0b000001 @ 10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] &amp; &quot;`&quot; &amp; VLOOKUP([.T$1];  [.$W$2:.$Z$11]; 4; 0)" office:value-type="string" office:string-value="0b00000000 @ 10`8" calcext:value-type="string">
            <text:p>0b00000000 @ 10`8</text:p>
          </table:table-cell>
          <table:table-cell table:number-columns-repeated="16363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80"/>
          <table:table-cell/>
          <table:table-cell table:style-name="ce80"/>
          <table:table-cell table:style-name="Default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L$1];  [.$W$2:.$Z$11]; 3; 0) &amp; &quot; @ &quot; &amp; [.$A13] &amp; &quot;`&quot; &amp; VLOOKUP([.L$1];  [.$W$2:.$Z$11]; 4; 0)" office:value-type="string" office:string-value="0b00001 @ 11`4" calcext:value-type="string">
            <text:p>0b00001 @ 11`4</text:p>
          </table:table-cell>
          <table:table-cell table:style-name="ce80"/>
          <table:table-cell table:formula="of:=&quot;0b&quot; &amp; VLOOKUP([.N$1];  [.$W$2:.$Z$11]; 3; 0) &amp; &quot; @ &quot; &amp; [.$A13] &amp; &quot;`&quot; &amp; VLOOKUP([.N$1];  [.$W$2:.$Z$11]; 4; 0)" office:value-type="string" office:string-value="0b000001 @ 11`4" calcext:value-type="string">
            <text:p>0b000001 @ 11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] &amp; &quot;`&quot; &amp; VLOOKUP([.T$1];  [.$W$2:.$Z$11]; 4; 0)" office:value-type="string" office:string-value="0b00000000 @ 11`8" calcext:value-type="string">
            <text:p>0b00000000 @ 11`8</text:p>
          </table:table-cell>
          <table:table-cell table:number-columns-repeated="16363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lsli</text:p>
          </table:table-cell>
          <table:table-cell table:formula="of:=&quot;0b&quot; &amp; VLOOKUP([.L$1];  [.$W$2:.$Z$11]; 3; 0) &amp; &quot; @ &quot; &amp; [.$A14] &amp; &quot;`&quot; &amp; VLOOKUP([.L$1];  [.$W$2:.$Z$11]; 4; 0)" office:value-type="string" office:string-value="0b00001 @ 12`4" calcext:value-type="string">
            <text:p>0b00001 @ 12`4</text:p>
          </table:table-cell>
          <table:table-cell table:style-name="ce80"/>
          <table:table-cell table:formula="of:=&quot;0b&quot; &amp; VLOOKUP([.N$1];  [.$W$2:.$Z$11]; 3; 0) &amp; &quot; @ &quot; &amp; [.$A14] &amp; &quot;`&quot; &amp; VLOOKUP([.N$1];  [.$W$2:.$Z$11]; 4; 0)" office:value-type="string" office:string-value="0b000001 @ 12`4" calcext:value-type="string">
            <text:p>0b000001 @ 12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] &amp; &quot;`&quot; &amp; VLOOKUP([.T$1];  [.$W$2:.$Z$11]; 4; 0)" office:value-type="string" office:string-value="0b00000000 @ 12`8" calcext:value-type="string">
            <text:p>0b00000000 @ 12`8</text:p>
          </table:table-cell>
          <table:table-cell table:number-columns-repeated="16363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lsri</text:p>
          </table:table-cell>
          <table:table-cell table:formula="of:=&quot;0b&quot; &amp; VLOOKUP([.L$1];  [.$W$2:.$Z$11]; 3; 0) &amp; &quot; @ &quot; &amp; [.$A15] &amp; &quot;`&quot; &amp; VLOOKUP([.L$1];  [.$W$2:.$Z$11]; 4; 0)" office:value-type="string" office:string-value="0b00001 @ 13`4" calcext:value-type="string">
            <text:p>0b00001 @ 13`4</text:p>
          </table:table-cell>
          <table:table-cell table:style-name="ce80"/>
          <table:table-cell table:formula="of:=&quot;0b&quot; &amp; VLOOKUP([.N$1];  [.$W$2:.$Z$11]; 3; 0) &amp; &quot; @ &quot; &amp; [.$A15] &amp; &quot;`&quot; &amp; VLOOKUP([.N$1];  [.$W$2:.$Z$11]; 4; 0)" office:value-type="string" office:string-value="0b000001 @ 13`4" calcext:value-type="string">
            <text:p>0b000001 @ 13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] &amp; &quot;`&quot; &amp; VLOOKUP([.T$1];  [.$W$2:.$Z$11]; 4; 0)" office:value-type="string" office:string-value="0b00000000 @ 13`8" calcext:value-type="string">
            <text:p>0b00000000 @ 13`8</text:p>
          </table:table-cell>
          <table:table-cell table:number-columns-repeated="16363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asri</text:p>
          </table:table-cell>
          <table:table-cell table:formula="of:=&quot;0b&quot; &amp; VLOOKUP([.L$1];  [.$W$2:.$Z$11]; 3; 0) &amp; &quot; @ &quot; &amp; [.$A16] &amp; &quot;`&quot; &amp; VLOOKUP([.L$1];  [.$W$2:.$Z$11]; 4; 0)" office:value-type="string" office:string-value="0b00001 @ 14`4" calcext:value-type="string">
            <text:p>0b00001 @ 14`4</text:p>
          </table:table-cell>
          <table:table-cell table:style-name="ce80"/>
          <table:table-cell table:formula="of:=&quot;0b&quot; &amp; VLOOKUP([.N$1];  [.$W$2:.$Z$11]; 3; 0) &amp; &quot; @ &quot; &amp; [.$A16] &amp; &quot;`&quot; &amp; VLOOKUP([.N$1];  [.$W$2:.$Z$11]; 4; 0)" office:value-type="string" office:string-value="0b000001 @ 14`4" calcext:value-type="string">
            <text:p>0b000001 @ 14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] &amp; &quot;`&quot; &amp; VLOOKUP([.T$1];  [.$W$2:.$Z$11]; 4; 0)" office:value-type="string" office:string-value="0b00000000 @ 14`8" calcext:value-type="string">
            <text:p>0b00000000 @ 14`8</text:p>
          </table:table-cell>
          <table:table-cell table:number-columns-repeated="16363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 office:value-type="string" calcext:value-type="string">
            <text:p>roti</text:p>
          </table:table-cell>
          <table:table-cell table:formula="of:=&quot;0b&quot; &amp; VLOOKUP([.L$1];  [.$W$2:.$Z$11]; 3; 0) &amp; &quot; @ &quot; &amp; [.$A17] &amp; &quot;`&quot; &amp; VLOOKUP([.L$1];  [.$W$2:.$Z$11]; 4; 0)" office:value-type="string" office:string-value="0b00001 @ 15`4" calcext:value-type="string">
            <text:p>0b00001 @ 15`4</text:p>
          </table:table-cell>
          <table:table-cell table:style-name="ce80" office:value-type="string" calcext:value-type="string">
            <text:p>jral</text:p>
          </table:table-cell>
          <table:table-cell table:formula="of:=&quot;0b&quot; &amp; VLOOKUP([.N$1];  [.$W$2:.$Z$11]; 3; 0) &amp; &quot; @ &quot; &amp; [.$A17] &amp; &quot;`&quot; &amp; VLOOKUP([.N$1];  [.$W$2:.$Z$11]; 4; 0)" office:value-type="string" office:string-value="0b000001 @ 15`4" calcext:value-type="string">
            <text:p>0b000001 @ 15`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] &amp; &quot;`&quot; &amp; VLOOKUP([.T$1];  [.$W$2:.$Z$11]; 4; 0)" office:value-type="string" office:string-value="0b00000000 @ 15`8" calcext:value-type="string">
            <text:p>0b00000000 @ 15`8</text:p>
          </table:table-cell>
          <table:table-cell table:number-columns-repeated="16363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] &amp; &quot;`&quot; &amp; VLOOKUP([.T$1];  [.$W$2:.$Z$11]; 4; 0)" office:value-type="string" office:string-value="0b00000000 @ 16`8" calcext:value-type="string">
            <text:p>0b00000000 @ 16`8</text:p>
          </table:table-cell>
          <table:table-cell table:number-columns-repeated="16363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] &amp; &quot;`&quot; &amp; VLOOKUP([.T$1];  [.$W$2:.$Z$11]; 4; 0)" office:value-type="string" office:string-value="0b00000000 @ 17`8" calcext:value-type="string">
            <text:p>0b00000000 @ 17`8</text:p>
          </table:table-cell>
          <table:table-cell table:number-columns-repeated="16363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] &amp; &quot;`&quot; &amp; VLOOKUP([.T$1];  [.$W$2:.$Z$11]; 4; 0)" office:value-type="string" office:string-value="0b00000000 @ 18`8" calcext:value-type="string">
            <text:p>0b00000000 @ 18`8</text:p>
          </table:table-cell>
          <table:table-cell table:number-columns-repeated="16363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] &amp; &quot;`&quot; &amp; VLOOKUP([.T$1];  [.$W$2:.$Z$11]; 4; 0)" office:value-type="string" office:string-value="0b00000000 @ 19`8" calcext:value-type="string">
            <text:p>0b00000000 @ 19`8</text:p>
          </table:table-cell>
          <table:table-cell table:number-columns-repeated="16363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] &amp; &quot;`&quot; &amp; VLOOKUP([.T$1];  [.$W$2:.$Z$11]; 4; 0)" office:value-type="string" office:string-value="0b00000000 @ 20`8" calcext:value-type="string">
            <text:p>0b00000000 @ 20`8</text:p>
          </table:table-cell>
          <table:table-cell table:number-columns-repeated="16363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] &amp; &quot;`&quot; &amp; VLOOKUP([.T$1];  [.$W$2:.$Z$11]; 4; 0)" office:value-type="string" office:string-value="0b00000000 @ 21`8" calcext:value-type="string">
            <text:p>0b00000000 @ 21`8</text:p>
          </table:table-cell>
          <table:table-cell table:number-columns-repeated="16363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] &amp; &quot;`&quot; &amp; VLOOKUP([.T$1];  [.$W$2:.$Z$11]; 4; 0)" office:value-type="string" office:string-value="0b00000000 @ 22`8" calcext:value-type="string">
            <text:p>0b00000000 @ 22`8</text:p>
          </table:table-cell>
          <table:table-cell table:number-columns-repeated="16363"/>
        </table:table-row>
        <table:table-row table:style-name="ro7">
          <table:table-cell office:value-type="float" office:value="23" calcext:value-type="float">
            <text:p>2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] &amp; &quot;`&quot; &amp; VLOOKUP([.T$1];  [.$W$2:.$Z$11]; 4; 0)" office:value-type="string" office:string-value="0b00000000 @ 23`8" calcext:value-type="string">
            <text:p>0b00000000 @ 23`8</text:p>
          </table:table-cell>
          <table:table-cell table:number-columns-repeated="16363"/>
        </table:table-row>
        <table:table-row table:style-name="ro7">
          <table:table-cell office:value-type="float" office:value="24" calcext:value-type="float">
            <text:p>2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6] &amp; &quot;`&quot; &amp; VLOOKUP([.T$1];  [.$W$2:.$Z$11]; 4; 0)" office:value-type="string" office:string-value="0b00000000 @ 24`8" calcext:value-type="string">
            <text:p>0b00000000 @ 24`8</text:p>
          </table:table-cell>
          <table:table-cell table:number-columns-repeated="16363"/>
        </table:table-row>
        <table:table-row table:style-name="ro7">
          <table:table-cell office:value-type="float" office:value="25" calcext:value-type="float">
            <text:p>2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7] &amp; &quot;`&quot; &amp; VLOOKUP([.T$1];  [.$W$2:.$Z$11]; 4; 0)" office:value-type="string" office:string-value="0b00000000 @ 25`8" calcext:value-type="string">
            <text:p>0b00000000 @ 25`8</text:p>
          </table:table-cell>
          <table:table-cell table:number-columns-repeated="16363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8] &amp; &quot;`&quot; &amp; VLOOKUP([.T$1];  [.$W$2:.$Z$11]; 4; 0)" office:value-type="string" office:string-value="0b00000000 @ 26`8" calcext:value-type="string">
            <text:p>0b00000000 @ 26`8</text:p>
          </table:table-cell>
          <table:table-cell table:number-columns-repeated="16363"/>
        </table:table-row>
        <table:table-row table:style-name="ro7">
          <table:table-cell office:value-type="float" office:value="27" calcext:value-type="float">
            <text:p>2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9] &amp; &quot;`&quot; &amp; VLOOKUP([.T$1];  [.$W$2:.$Z$11]; 4; 0)" office:value-type="string" office:string-value="0b00000000 @ 27`8" calcext:value-type="string">
            <text:p>0b00000000 @ 27`8</text:p>
          </table:table-cell>
          <table:table-cell table:number-columns-repeated="16363"/>
        </table:table-row>
        <table:table-row table:style-name="ro7">
          <table:table-cell office:value-type="float" office:value="28" calcext:value-type="float">
            <text:p>2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0] &amp; &quot;`&quot; &amp; VLOOKUP([.T$1];  [.$W$2:.$Z$11]; 4; 0)" office:value-type="string" office:string-value="0b00000000 @ 28`8" calcext:value-type="string">
            <text:p>0b00000000 @ 28`8</text:p>
          </table:table-cell>
          <table:table-cell table:number-columns-repeated="16363"/>
        </table:table-row>
        <table:table-row table:style-name="ro7">
          <table:table-cell office:value-type="float" office:value="29" calcext:value-type="float">
            <text:p>2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1] &amp; &quot;`&quot; &amp; VLOOKUP([.T$1];  [.$W$2:.$Z$11]; 4; 0)" office:value-type="string" office:string-value="0b00000000 @ 29`8" calcext:value-type="string">
            <text:p>0b00000000 @ 29`8</text:p>
          </table:table-cell>
          <table:table-cell table:number-columns-repeated="16363"/>
        </table:table-row>
        <table:table-row table:style-name="ro7">
          <table:table-cell office:value-type="float" office:value="30" calcext:value-type="float">
            <text:p>3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2] &amp; &quot;`&quot; &amp; VLOOKUP([.T$1];  [.$W$2:.$Z$11]; 4; 0)" office:value-type="string" office:string-value="0b00000000 @ 30`8" calcext:value-type="string">
            <text:p>0b00000000 @ 30`8</text:p>
          </table:table-cell>
          <table:table-cell table:number-columns-repeated="16363"/>
        </table:table-row>
        <table:table-row table:style-name="ro7">
          <table:table-cell office:value-type="float" office:value="31" calcext:value-type="float">
            <text:p>3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3] &amp; &quot;`&quot; &amp; VLOOKUP([.T$1];  [.$W$2:.$Z$11]; 4; 0)" office:value-type="string" office:string-value="0b00000000 @ 31`8" calcext:value-type="string">
            <text:p>0b00000000 @ 31`8</text:p>
          </table:table-cell>
          <table:table-cell table:number-columns-repeated="16363"/>
        </table:table-row>
        <table:table-row table:style-name="ro7">
          <table:table-cell office:value-type="float" office:value="32" calcext:value-type="float">
            <text:p>3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4] &amp; &quot;`&quot; &amp; VLOOKUP([.T$1];  [.$W$2:.$Z$11]; 4; 0)" office:value-type="string" office:string-value="0b00000000 @ 32`8" calcext:value-type="string">
            <text:p>0b00000000 @ 32`8</text:p>
          </table:table-cell>
          <table:table-cell table:number-columns-repeated="16363"/>
        </table:table-row>
        <table:table-row table:style-name="ro7">
          <table:table-cell office:value-type="float" office:value="33" calcext:value-type="float">
            <text:p>3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5] &amp; &quot;`&quot; &amp; VLOOKUP([.T$1];  [.$W$2:.$Z$11]; 4; 0)" office:value-type="string" office:string-value="0b00000000 @ 33`8" calcext:value-type="string">
            <text:p>0b00000000 @ 33`8</text:p>
          </table:table-cell>
          <table:table-cell table:number-columns-repeated="16363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6] &amp; &quot;`&quot; &amp; VLOOKUP([.T$1];  [.$W$2:.$Z$11]; 4; 0)" office:value-type="string" office:string-value="0b00000000 @ 34`8" calcext:value-type="string">
            <text:p>0b00000000 @ 34`8</text:p>
          </table:table-cell>
          <table:table-cell table:number-columns-repeated="16363"/>
        </table:table-row>
        <table:table-row table:style-name="ro7">
          <table:table-cell office:value-type="float" office:value="35" calcext:value-type="float">
            <text:p>3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7] &amp; &quot;`&quot; &amp; VLOOKUP([.T$1];  [.$W$2:.$Z$11]; 4; 0)" office:value-type="string" office:string-value="0b00000000 @ 35`8" calcext:value-type="string">
            <text:p>0b00000000 @ 35`8</text:p>
          </table:table-cell>
          <table:table-cell table:number-columns-repeated="16363"/>
        </table:table-row>
        <table:table-row table:style-name="ro7">
          <table:table-cell office:value-type="float" office:value="36" calcext:value-type="float">
            <text:p>3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8] &amp; &quot;`&quot; &amp; VLOOKUP([.T$1];  [.$W$2:.$Z$11]; 4; 0)" office:value-type="string" office:string-value="0b00000000 @ 36`8" calcext:value-type="string">
            <text:p>0b00000000 @ 36`8</text:p>
          </table:table-cell>
          <table:table-cell table:number-columns-repeated="16363"/>
        </table:table-row>
        <table:table-row table:style-name="ro7">
          <table:table-cell office:value-type="float" office:value="37" calcext:value-type="float">
            <text:p>3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39] &amp; &quot;`&quot; &amp; VLOOKUP([.T$1];  [.$W$2:.$Z$11]; 4; 0)" office:value-type="string" office:string-value="0b00000000 @ 37`8" calcext:value-type="string">
            <text:p>0b00000000 @ 37`8</text:p>
          </table:table-cell>
          <table:table-cell table:number-columns-repeated="16363"/>
        </table:table-row>
        <table:table-row table:style-name="ro7">
          <table:table-cell office:value-type="float" office:value="38" calcext:value-type="float">
            <text:p>3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0] &amp; &quot;`&quot; &amp; VLOOKUP([.T$1];  [.$W$2:.$Z$11]; 4; 0)" office:value-type="string" office:string-value="0b00000000 @ 38`8" calcext:value-type="string">
            <text:p>0b00000000 @ 38`8</text:p>
          </table:table-cell>
          <table:table-cell table:number-columns-repeated="16363"/>
        </table:table-row>
        <table:table-row table:style-name="ro7">
          <table:table-cell office:value-type="float" office:value="39" calcext:value-type="float">
            <text:p>3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1] &amp; &quot;`&quot; &amp; VLOOKUP([.T$1];  [.$W$2:.$Z$11]; 4; 0)" office:value-type="string" office:string-value="0b00000000 @ 39`8" calcext:value-type="string">
            <text:p>0b00000000 @ 39`8</text:p>
          </table:table-cell>
          <table:table-cell table:number-columns-repeated="16363"/>
        </table:table-row>
        <table:table-row table:style-name="ro7">
          <table:table-cell office:value-type="float" office:value="40" calcext:value-type="float">
            <text:p>4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2] &amp; &quot;`&quot; &amp; VLOOKUP([.T$1];  [.$W$2:.$Z$11]; 4; 0)" office:value-type="string" office:string-value="0b00000000 @ 40`8" calcext:value-type="string">
            <text:p>0b00000000 @ 40`8</text:p>
          </table:table-cell>
          <table:table-cell table:number-columns-repeated="16363"/>
        </table:table-row>
        <table:table-row table:style-name="ro7">
          <table:table-cell office:value-type="float" office:value="41" calcext:value-type="float">
            <text:p>4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3] &amp; &quot;`&quot; &amp; VLOOKUP([.T$1];  [.$W$2:.$Z$11]; 4; 0)" office:value-type="string" office:string-value="0b00000000 @ 41`8" calcext:value-type="string">
            <text:p>0b00000000 @ 41`8</text:p>
          </table:table-cell>
          <table:table-cell table:number-columns-repeated="16363"/>
        </table:table-row>
        <table:table-row table:style-name="ro7">
          <table:table-cell office:value-type="float" office:value="42" calcext:value-type="float">
            <text:p>4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4] &amp; &quot;`&quot; &amp; VLOOKUP([.T$1];  [.$W$2:.$Z$11]; 4; 0)" office:value-type="string" office:string-value="0b00000000 @ 42`8" calcext:value-type="string">
            <text:p>0b00000000 @ 42`8</text:p>
          </table:table-cell>
          <table:table-cell table:number-columns-repeated="16363"/>
        </table:table-row>
        <table:table-row table:style-name="ro7">
          <table:table-cell office:value-type="float" office:value="43" calcext:value-type="float">
            <text:p>4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5] &amp; &quot;`&quot; &amp; VLOOKUP([.T$1];  [.$W$2:.$Z$11]; 4; 0)" office:value-type="string" office:string-value="0b00000000 @ 43`8" calcext:value-type="string">
            <text:p>0b00000000 @ 43`8</text:p>
          </table:table-cell>
          <table:table-cell table:number-columns-repeated="16363"/>
        </table:table-row>
        <table:table-row table:style-name="ro7">
          <table:table-cell office:value-type="float" office:value="44" calcext:value-type="float">
            <text:p>4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6] &amp; &quot;`&quot; &amp; VLOOKUP([.T$1];  [.$W$2:.$Z$11]; 4; 0)" office:value-type="string" office:string-value="0b00000000 @ 44`8" calcext:value-type="string">
            <text:p>0b00000000 @ 44`8</text:p>
          </table:table-cell>
          <table:table-cell table:number-columns-repeated="16363"/>
        </table:table-row>
        <table:table-row table:style-name="ro7">
          <table:table-cell office:value-type="float" office:value="45" calcext:value-type="float">
            <text:p>4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7] &amp; &quot;`&quot; &amp; VLOOKUP([.T$1];  [.$W$2:.$Z$11]; 4; 0)" office:value-type="string" office:string-value="0b00000000 @ 45`8" calcext:value-type="string">
            <text:p>0b00000000 @ 45`8</text:p>
          </table:table-cell>
          <table:table-cell table:number-columns-repeated="16363"/>
        </table:table-row>
        <table:table-row table:style-name="ro7">
          <table:table-cell office:value-type="float" office:value="46" calcext:value-type="float">
            <text:p>4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8] &amp; &quot;`&quot; &amp; VLOOKUP([.T$1];  [.$W$2:.$Z$11]; 4; 0)" office:value-type="string" office:string-value="0b00000000 @ 46`8" calcext:value-type="string">
            <text:p>0b00000000 @ 46`8</text:p>
          </table:table-cell>
          <table:table-cell table:number-columns-repeated="16363"/>
        </table:table-row>
        <table:table-row table:style-name="ro7">
          <table:table-cell office:value-type="float" office:value="47" calcext:value-type="float">
            <text:p>4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49] &amp; &quot;`&quot; &amp; VLOOKUP([.T$1];  [.$W$2:.$Z$11]; 4; 0)" office:value-type="string" office:string-value="0b00000000 @ 47`8" calcext:value-type="string">
            <text:p>0b00000000 @ 47`8</text:p>
          </table:table-cell>
          <table:table-cell table:number-columns-repeated="16363"/>
        </table:table-row>
        <table:table-row table:style-name="ro7">
          <table:table-cell office:value-type="float" office:value="48" calcext:value-type="float">
            <text:p>4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0] &amp; &quot;`&quot; &amp; VLOOKUP([.T$1];  [.$W$2:.$Z$11]; 4; 0)" office:value-type="string" office:string-value="0b00000000 @ 48`8" calcext:value-type="string">
            <text:p>0b00000000 @ 48`8</text:p>
          </table:table-cell>
          <table:table-cell table:number-columns-repeated="16363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1] &amp; &quot;`&quot; &amp; VLOOKUP([.T$1];  [.$W$2:.$Z$11]; 4; 0)" office:value-type="string" office:string-value="0b00000000 @ 49`8" calcext:value-type="string">
            <text:p>0b00000000 @ 49`8</text:p>
          </table:table-cell>
          <table:table-cell table:number-columns-repeated="16363"/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2] &amp; &quot;`&quot; &amp; VLOOKUP([.T$1];  [.$W$2:.$Z$11]; 4; 0)" office:value-type="string" office:string-value="0b00000000 @ 50`8" calcext:value-type="string">
            <text:p>0b00000000 @ 50`8</text:p>
          </table:table-cell>
          <table:table-cell table:number-columns-repeated="16363"/>
        </table:table-row>
        <table:table-row table:style-name="ro7">
          <table:table-cell office:value-type="float" office:value="51" calcext:value-type="float">
            <text:p>5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3] &amp; &quot;`&quot; &amp; VLOOKUP([.T$1];  [.$W$2:.$Z$11]; 4; 0)" office:value-type="string" office:string-value="0b00000000 @ 51`8" calcext:value-type="string">
            <text:p>0b00000000 @ 51`8</text:p>
          </table:table-cell>
          <table:table-cell table:number-columns-repeated="16363"/>
        </table:table-row>
        <table:table-row table:style-name="ro7">
          <table:table-cell office:value-type="float" office:value="52" calcext:value-type="float">
            <text:p>5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4] &amp; &quot;`&quot; &amp; VLOOKUP([.T$1];  [.$W$2:.$Z$11]; 4; 0)" office:value-type="string" office:string-value="0b00000000 @ 52`8" calcext:value-type="string">
            <text:p>0b00000000 @ 52`8</text:p>
          </table:table-cell>
          <table:table-cell table:number-columns-repeated="16363"/>
        </table:table-row>
        <table:table-row table:style-name="ro7">
          <table:table-cell office:value-type="float" office:value="53" calcext:value-type="float">
            <text:p>5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5] &amp; &quot;`&quot; &amp; VLOOKUP([.T$1];  [.$W$2:.$Z$11]; 4; 0)" office:value-type="string" office:string-value="0b00000000 @ 53`8" calcext:value-type="string">
            <text:p>0b00000000 @ 53`8</text:p>
          </table:table-cell>
          <table:table-cell table:number-columns-repeated="16363"/>
        </table:table-row>
        <table:table-row table:style-name="ro7">
          <table:table-cell office:value-type="float" office:value="54" calcext:value-type="float">
            <text:p>5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6] &amp; &quot;`&quot; &amp; VLOOKUP([.T$1];  [.$W$2:.$Z$11]; 4; 0)" office:value-type="string" office:string-value="0b00000000 @ 54`8" calcext:value-type="string">
            <text:p>0b00000000 @ 54`8</text:p>
          </table:table-cell>
          <table:table-cell table:number-columns-repeated="16363"/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7] &amp; &quot;`&quot; &amp; VLOOKUP([.T$1];  [.$W$2:.$Z$11]; 4; 0)" office:value-type="string" office:string-value="0b00000000 @ 55`8" calcext:value-type="string">
            <text:p>0b00000000 @ 55`8</text:p>
          </table:table-cell>
          <table:table-cell table:number-columns-repeated="16363"/>
        </table:table-row>
        <table:table-row table:style-name="ro7">
          <table:table-cell office:value-type="float" office:value="56" calcext:value-type="float">
            <text:p>5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8] &amp; &quot;`&quot; &amp; VLOOKUP([.T$1];  [.$W$2:.$Z$11]; 4; 0)" office:value-type="string" office:string-value="0b00000000 @ 56`8" calcext:value-type="string">
            <text:p>0b00000000 @ 56`8</text:p>
          </table:table-cell>
          <table:table-cell table:number-columns-repeated="16363"/>
        </table:table-row>
        <table:table-row table:style-name="ro7">
          <table:table-cell office:value-type="float" office:value="57" calcext:value-type="float">
            <text:p>5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59] &amp; &quot;`&quot; &amp; VLOOKUP([.T$1];  [.$W$2:.$Z$11]; 4; 0)" office:value-type="string" office:string-value="0b00000000 @ 57`8" calcext:value-type="string">
            <text:p>0b00000000 @ 57`8</text:p>
          </table:table-cell>
          <table:table-cell table:number-columns-repeated="16363"/>
        </table:table-row>
        <table:table-row table:style-name="ro7">
          <table:table-cell office:value-type="float" office:value="58" calcext:value-type="float">
            <text:p>5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0] &amp; &quot;`&quot; &amp; VLOOKUP([.T$1];  [.$W$2:.$Z$11]; 4; 0)" office:value-type="string" office:string-value="0b00000000 @ 58`8" calcext:value-type="string">
            <text:p>0b00000000 @ 58`8</text:p>
          </table:table-cell>
          <table:table-cell table:number-columns-repeated="16363"/>
        </table:table-row>
        <table:table-row table:style-name="ro7">
          <table:table-cell office:value-type="float" office:value="59" calcext:value-type="float">
            <text:p>5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1] &amp; &quot;`&quot; &amp; VLOOKUP([.T$1];  [.$W$2:.$Z$11]; 4; 0)" office:value-type="string" office:string-value="0b00000000 @ 59`8" calcext:value-type="string">
            <text:p>0b00000000 @ 59`8</text:p>
          </table:table-cell>
          <table:table-cell table:number-columns-repeated="16363"/>
        </table:table-row>
        <table:table-row table:style-name="ro7">
          <table:table-cell office:value-type="float" office:value="60" calcext:value-type="float">
            <text:p>6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2] &amp; &quot;`&quot; &amp; VLOOKUP([.T$1];  [.$W$2:.$Z$11]; 4; 0)" office:value-type="string" office:string-value="0b00000000 @ 60`8" calcext:value-type="string">
            <text:p>0b00000000 @ 60`8</text:p>
          </table:table-cell>
          <table:table-cell table:number-columns-repeated="16363"/>
        </table:table-row>
        <table:table-row table:style-name="ro7">
          <table:table-cell office:value-type="float" office:value="61" calcext:value-type="float">
            <text:p>6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3] &amp; &quot;`&quot; &amp; VLOOKUP([.T$1];  [.$W$2:.$Z$11]; 4; 0)" office:value-type="string" office:string-value="0b00000000 @ 61`8" calcext:value-type="string">
            <text:p>0b00000000 @ 61`8</text:p>
          </table:table-cell>
          <table:table-cell table:number-columns-repeated="16363"/>
        </table:table-row>
        <table:table-row table:style-name="ro7">
          <table:table-cell office:value-type="float" office:value="62" calcext:value-type="float">
            <text:p>6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4] &amp; &quot;`&quot; &amp; VLOOKUP([.T$1];  [.$W$2:.$Z$11]; 4; 0)" office:value-type="string" office:string-value="0b00000000 @ 62`8" calcext:value-type="string">
            <text:p>0b00000000 @ 62`8</text:p>
          </table:table-cell>
          <table:table-cell table:number-columns-repeated="16363"/>
        </table:table-row>
        <table:table-row table:style-name="ro7">
          <table:table-cell office:value-type="float" office:value="63" calcext:value-type="float">
            <text:p>6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5] &amp; &quot;`&quot; &amp; VLOOKUP([.T$1];  [.$W$2:.$Z$11]; 4; 0)" office:value-type="string" office:string-value="0b00000000 @ 63`8" calcext:value-type="string">
            <text:p>0b00000000 @ 63`8</text:p>
          </table:table-cell>
          <table:table-cell table:number-columns-repeated="16363"/>
        </table:table-row>
        <table:table-row table:style-name="ro7">
          <table:table-cell office:value-type="float" office:value="64" calcext:value-type="float">
            <text:p>6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6] &amp; &quot;`&quot; &amp; VLOOKUP([.T$1];  [.$W$2:.$Z$11]; 4; 0)" office:value-type="string" office:string-value="0b00000000 @ 64`8" calcext:value-type="string">
            <text:p>0b00000000 @ 64`8</text:p>
          </table:table-cell>
          <table:table-cell table:number-columns-repeated="16363"/>
        </table:table-row>
        <table:table-row table:style-name="ro7">
          <table:table-cell office:value-type="float" office:value="65" calcext:value-type="float">
            <text:p>6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7] &amp; &quot;`&quot; &amp; VLOOKUP([.T$1];  [.$W$2:.$Z$11]; 4; 0)" office:value-type="string" office:string-value="0b00000000 @ 65`8" calcext:value-type="string">
            <text:p>0b00000000 @ 65`8</text:p>
          </table:table-cell>
          <table:table-cell table:number-columns-repeated="16363"/>
        </table:table-row>
        <table:table-row table:style-name="ro7">
          <table:table-cell office:value-type="float" office:value="66" calcext:value-type="float">
            <text:p>6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8] &amp; &quot;`&quot; &amp; VLOOKUP([.T$1];  [.$W$2:.$Z$11]; 4; 0)" office:value-type="string" office:string-value="0b00000000 @ 66`8" calcext:value-type="string">
            <text:p>0b00000000 @ 66`8</text:p>
          </table:table-cell>
          <table:table-cell table:number-columns-repeated="16363"/>
        </table:table-row>
        <table:table-row table:style-name="ro7">
          <table:table-cell office:value-type="float" office:value="67" calcext:value-type="float">
            <text:p>6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69] &amp; &quot;`&quot; &amp; VLOOKUP([.T$1];  [.$W$2:.$Z$11]; 4; 0)" office:value-type="string" office:string-value="0b00000000 @ 67`8" calcext:value-type="string">
            <text:p>0b00000000 @ 67`8</text:p>
          </table:table-cell>
          <table:table-cell table:number-columns-repeated="16363"/>
        </table:table-row>
        <table:table-row table:style-name="ro7">
          <table:table-cell office:value-type="float" office:value="68" calcext:value-type="float">
            <text:p>6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0] &amp; &quot;`&quot; &amp; VLOOKUP([.T$1];  [.$W$2:.$Z$11]; 4; 0)" office:value-type="string" office:string-value="0b00000000 @ 68`8" calcext:value-type="string">
            <text:p>0b00000000 @ 68`8</text:p>
          </table:table-cell>
          <table:table-cell table:number-columns-repeated="16363"/>
        </table:table-row>
        <table:table-row table:style-name="ro7">
          <table:table-cell office:value-type="float" office:value="69" calcext:value-type="float">
            <text:p>6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1] &amp; &quot;`&quot; &amp; VLOOKUP([.T$1];  [.$W$2:.$Z$11]; 4; 0)" office:value-type="string" office:string-value="0b00000000 @ 69`8" calcext:value-type="string">
            <text:p>0b00000000 @ 69`8</text:p>
          </table:table-cell>
          <table:table-cell table:number-columns-repeated="16363"/>
        </table:table-row>
        <table:table-row table:style-name="ro7">
          <table:table-cell office:value-type="float" office:value="70" calcext:value-type="float">
            <text:p>7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2] &amp; &quot;`&quot; &amp; VLOOKUP([.T$1];  [.$W$2:.$Z$11]; 4; 0)" office:value-type="string" office:string-value="0b00000000 @ 70`8" calcext:value-type="string">
            <text:p>0b00000000 @ 70`8</text:p>
          </table:table-cell>
          <table:table-cell table:number-columns-repeated="16363"/>
        </table:table-row>
        <table:table-row table:style-name="ro7">
          <table:table-cell office:value-type="float" office:value="71" calcext:value-type="float">
            <text:p>7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3] &amp; &quot;`&quot; &amp; VLOOKUP([.T$1];  [.$W$2:.$Z$11]; 4; 0)" office:value-type="string" office:string-value="0b00000000 @ 71`8" calcext:value-type="string">
            <text:p>0b00000000 @ 71`8</text:p>
          </table:table-cell>
          <table:table-cell table:number-columns-repeated="16363"/>
        </table:table-row>
        <table:table-row table:style-name="ro7">
          <table:table-cell office:value-type="float" office:value="72" calcext:value-type="float">
            <text:p>7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4] &amp; &quot;`&quot; &amp; VLOOKUP([.T$1];  [.$W$2:.$Z$11]; 4; 0)" office:value-type="string" office:string-value="0b00000000 @ 72`8" calcext:value-type="string">
            <text:p>0b00000000 @ 72`8</text:p>
          </table:table-cell>
          <table:table-cell table:number-columns-repeated="16363"/>
        </table:table-row>
        <table:table-row table:style-name="ro7">
          <table:table-cell office:value-type="float" office:value="73" calcext:value-type="float">
            <text:p>7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5] &amp; &quot;`&quot; &amp; VLOOKUP([.T$1];  [.$W$2:.$Z$11]; 4; 0)" office:value-type="string" office:string-value="0b00000000 @ 73`8" calcext:value-type="string">
            <text:p>0b00000000 @ 73`8</text:p>
          </table:table-cell>
          <table:table-cell table:number-columns-repeated="16363"/>
        </table:table-row>
        <table:table-row table:style-name="ro7">
          <table:table-cell office:value-type="float" office:value="74" calcext:value-type="float">
            <text:p>7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6] &amp; &quot;`&quot; &amp; VLOOKUP([.T$1];  [.$W$2:.$Z$11]; 4; 0)" office:value-type="string" office:string-value="0b00000000 @ 74`8" calcext:value-type="string">
            <text:p>0b00000000 @ 74`8</text:p>
          </table:table-cell>
          <table:table-cell table:number-columns-repeated="16363"/>
        </table:table-row>
        <table:table-row table:style-name="ro7">
          <table:table-cell office:value-type="float" office:value="75" calcext:value-type="float">
            <text:p>7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7] &amp; &quot;`&quot; &amp; VLOOKUP([.T$1];  [.$W$2:.$Z$11]; 4; 0)" office:value-type="string" office:string-value="0b00000000 @ 75`8" calcext:value-type="string">
            <text:p>0b00000000 @ 75`8</text:p>
          </table:table-cell>
          <table:table-cell table:number-columns-repeated="1636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8] &amp; &quot;`&quot; &amp; VLOOKUP([.T$1];  [.$W$2:.$Z$11]; 4; 0)" office:value-type="string" office:string-value="0b00000000 @ 76`8" calcext:value-type="string">
            <text:p>0b00000000 @ 76`8</text:p>
          </table:table-cell>
          <table:table-cell table:number-columns-repeated="16363"/>
        </table:table-row>
        <table:table-row table:style-name="ro7">
          <table:table-cell office:value-type="float" office:value="77" calcext:value-type="float">
            <text:p>7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79] &amp; &quot;`&quot; &amp; VLOOKUP([.T$1];  [.$W$2:.$Z$11]; 4; 0)" office:value-type="string" office:string-value="0b00000000 @ 77`8" calcext:value-type="string">
            <text:p>0b00000000 @ 77`8</text:p>
          </table:table-cell>
          <table:table-cell table:number-columns-repeated="16363"/>
        </table:table-row>
        <table:table-row table:style-name="ro7">
          <table:table-cell office:value-type="float" office:value="78" calcext:value-type="float">
            <text:p>7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0] &amp; &quot;`&quot; &amp; VLOOKUP([.T$1];  [.$W$2:.$Z$11]; 4; 0)" office:value-type="string" office:string-value="0b00000000 @ 78`8" calcext:value-type="string">
            <text:p>0b00000000 @ 78`8</text:p>
          </table:table-cell>
          <table:table-cell table:number-columns-repeated="16363"/>
        </table:table-row>
        <table:table-row table:style-name="ro7">
          <table:table-cell office:value-type="float" office:value="79" calcext:value-type="float">
            <text:p>7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1] &amp; &quot;`&quot; &amp; VLOOKUP([.T$1];  [.$W$2:.$Z$11]; 4; 0)" office:value-type="string" office:string-value="0b00000000 @ 79`8" calcext:value-type="string">
            <text:p>0b00000000 @ 79`8</text:p>
          </table:table-cell>
          <table:table-cell table:number-columns-repeated="16363"/>
        </table:table-row>
        <table:table-row table:style-name="ro7">
          <table:table-cell office:value-type="float" office:value="80" calcext:value-type="float">
            <text:p>8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2] &amp; &quot;`&quot; &amp; VLOOKUP([.T$1];  [.$W$2:.$Z$11]; 4; 0)" office:value-type="string" office:string-value="0b00000000 @ 80`8" calcext:value-type="string">
            <text:p>0b00000000 @ 80`8</text:p>
          </table:table-cell>
          <table:table-cell table:number-columns-repeated="16363"/>
        </table:table-row>
        <table:table-row table:style-name="ro7">
          <table:table-cell office:value-type="float" office:value="81" calcext:value-type="float">
            <text:p>8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3] &amp; &quot;`&quot; &amp; VLOOKUP([.T$1];  [.$W$2:.$Z$11]; 4; 0)" office:value-type="string" office:string-value="0b00000000 @ 81`8" calcext:value-type="string">
            <text:p>0b00000000 @ 81`8</text:p>
          </table:table-cell>
          <table:table-cell table:number-columns-repeated="16363"/>
        </table:table-row>
        <table:table-row table:style-name="ro7">
          <table:table-cell office:value-type="float" office:value="82" calcext:value-type="float">
            <text:p>8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4] &amp; &quot;`&quot; &amp; VLOOKUP([.T$1];  [.$W$2:.$Z$11]; 4; 0)" office:value-type="string" office:string-value="0b00000000 @ 82`8" calcext:value-type="string">
            <text:p>0b00000000 @ 82`8</text:p>
          </table:table-cell>
          <table:table-cell table:number-columns-repeated="16363"/>
        </table:table-row>
        <table:table-row table:style-name="ro7">
          <table:table-cell office:value-type="float" office:value="83" calcext:value-type="float">
            <text:p>8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5] &amp; &quot;`&quot; &amp; VLOOKUP([.T$1];  [.$W$2:.$Z$11]; 4; 0)" office:value-type="string" office:string-value="0b00000000 @ 83`8" calcext:value-type="string">
            <text:p>0b00000000 @ 83`8</text:p>
          </table:table-cell>
          <table:table-cell table:number-columns-repeated="16363"/>
        </table:table-row>
        <table:table-row table:style-name="ro7">
          <table:table-cell office:value-type="float" office:value="84" calcext:value-type="float">
            <text:p>8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6] &amp; &quot;`&quot; &amp; VLOOKUP([.T$1];  [.$W$2:.$Z$11]; 4; 0)" office:value-type="string" office:string-value="0b00000000 @ 84`8" calcext:value-type="string">
            <text:p>0b00000000 @ 84`8</text:p>
          </table:table-cell>
          <table:table-cell table:number-columns-repeated="16363"/>
        </table:table-row>
        <table:table-row table:style-name="ro7">
          <table:table-cell office:value-type="float" office:value="85" calcext:value-type="float">
            <text:p>8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7] &amp; &quot;`&quot; &amp; VLOOKUP([.T$1];  [.$W$2:.$Z$11]; 4; 0)" office:value-type="string" office:string-value="0b00000000 @ 85`8" calcext:value-type="string">
            <text:p>0b00000000 @ 85`8</text:p>
          </table:table-cell>
          <table:table-cell table:number-columns-repeated="16363"/>
        </table:table-row>
        <table:table-row table:style-name="ro7">
          <table:table-cell office:value-type="float" office:value="86" calcext:value-type="float">
            <text:p>8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8] &amp; &quot;`&quot; &amp; VLOOKUP([.T$1];  [.$W$2:.$Z$11]; 4; 0)" office:value-type="string" office:string-value="0b00000000 @ 86`8" calcext:value-type="string">
            <text:p>0b00000000 @ 86`8</text:p>
          </table:table-cell>
          <table:table-cell table:number-columns-repeated="16363"/>
        </table:table-row>
        <table:table-row table:style-name="ro7">
          <table:table-cell office:value-type="float" office:value="87" calcext:value-type="float">
            <text:p>8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89] &amp; &quot;`&quot; &amp; VLOOKUP([.T$1];  [.$W$2:.$Z$11]; 4; 0)" office:value-type="string" office:string-value="0b00000000 @ 87`8" calcext:value-type="string">
            <text:p>0b00000000 @ 87`8</text:p>
          </table:table-cell>
          <table:table-cell table:number-columns-repeated="16363"/>
        </table:table-row>
        <table:table-row table:style-name="ro7">
          <table:table-cell office:value-type="float" office:value="88" calcext:value-type="float">
            <text:p>8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0] &amp; &quot;`&quot; &amp; VLOOKUP([.T$1];  [.$W$2:.$Z$11]; 4; 0)" office:value-type="string" office:string-value="0b00000000 @ 88`8" calcext:value-type="string">
            <text:p>0b00000000 @ 88`8</text:p>
          </table:table-cell>
          <table:table-cell table:number-columns-repeated="16363"/>
        </table:table-row>
        <table:table-row table:style-name="ro7">
          <table:table-cell office:value-type="float" office:value="89" calcext:value-type="float">
            <text:p>8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1] &amp; &quot;`&quot; &amp; VLOOKUP([.T$1];  [.$W$2:.$Z$11]; 4; 0)" office:value-type="string" office:string-value="0b00000000 @ 89`8" calcext:value-type="string">
            <text:p>0b00000000 @ 89`8</text:p>
          </table:table-cell>
          <table:table-cell table:number-columns-repeated="16363"/>
        </table:table-row>
        <table:table-row table:style-name="ro7">
          <table:table-cell office:value-type="float" office:value="90" calcext:value-type="float">
            <text:p>9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2] &amp; &quot;`&quot; &amp; VLOOKUP([.T$1];  [.$W$2:.$Z$11]; 4; 0)" office:value-type="string" office:string-value="0b00000000 @ 90`8" calcext:value-type="string">
            <text:p>0b00000000 @ 90`8</text:p>
          </table:table-cell>
          <table:table-cell table:number-columns-repeated="16363"/>
        </table:table-row>
        <table:table-row table:style-name="ro7">
          <table:table-cell office:value-type="float" office:value="91" calcext:value-type="float">
            <text:p>9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3] &amp; &quot;`&quot; &amp; VLOOKUP([.T$1];  [.$W$2:.$Z$11]; 4; 0)" office:value-type="string" office:string-value="0b00000000 @ 91`8" calcext:value-type="string">
            <text:p>0b00000000 @ 91`8</text:p>
          </table:table-cell>
          <table:table-cell table:number-columns-repeated="16363"/>
        </table:table-row>
        <table:table-row table:style-name="ro7">
          <table:table-cell office:value-type="float" office:value="92" calcext:value-type="float">
            <text:p>9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4] &amp; &quot;`&quot; &amp; VLOOKUP([.T$1];  [.$W$2:.$Z$11]; 4; 0)" office:value-type="string" office:string-value="0b00000000 @ 92`8" calcext:value-type="string">
            <text:p>0b00000000 @ 92`8</text:p>
          </table:table-cell>
          <table:table-cell table:number-columns-repeated="16363"/>
        </table:table-row>
        <table:table-row table:style-name="ro7">
          <table:table-cell office:value-type="float" office:value="93" calcext:value-type="float">
            <text:p>9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5] &amp; &quot;`&quot; &amp; VLOOKUP([.T$1];  [.$W$2:.$Z$11]; 4; 0)" office:value-type="string" office:string-value="0b00000000 @ 93`8" calcext:value-type="string">
            <text:p>0b00000000 @ 93`8</text:p>
          </table:table-cell>
          <table:table-cell table:number-columns-repeated="16363"/>
        </table:table-row>
        <table:table-row table:style-name="ro7">
          <table:table-cell office:value-type="float" office:value="94" calcext:value-type="float">
            <text:p>9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6] &amp; &quot;`&quot; &amp; VLOOKUP([.T$1];  [.$W$2:.$Z$11]; 4; 0)" office:value-type="string" office:string-value="0b00000000 @ 94`8" calcext:value-type="string">
            <text:p>0b00000000 @ 94`8</text:p>
          </table:table-cell>
          <table:table-cell table:number-columns-repeated="16363"/>
        </table:table-row>
        <table:table-row table:style-name="ro7">
          <table:table-cell office:value-type="float" office:value="95" calcext:value-type="float">
            <text:p>9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7] &amp; &quot;`&quot; &amp; VLOOKUP([.T$1];  [.$W$2:.$Z$11]; 4; 0)" office:value-type="string" office:string-value="0b00000000 @ 95`8" calcext:value-type="string">
            <text:p>0b00000000 @ 95`8</text:p>
          </table:table-cell>
          <table:table-cell table:number-columns-repeated="16363"/>
        </table:table-row>
        <table:table-row table:style-name="ro7">
          <table:table-cell office:value-type="float" office:value="96" calcext:value-type="float">
            <text:p>9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8] &amp; &quot;`&quot; &amp; VLOOKUP([.T$1];  [.$W$2:.$Z$11]; 4; 0)" office:value-type="string" office:string-value="0b00000000 @ 96`8" calcext:value-type="string">
            <text:p>0b00000000 @ 96`8</text:p>
          </table:table-cell>
          <table:table-cell table:number-columns-repeated="16363"/>
        </table:table-row>
        <table:table-row table:style-name="ro7">
          <table:table-cell office:value-type="float" office:value="97" calcext:value-type="float">
            <text:p>9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99] &amp; &quot;`&quot; &amp; VLOOKUP([.T$1];  [.$W$2:.$Z$11]; 4; 0)" office:value-type="string" office:string-value="0b00000000 @ 97`8" calcext:value-type="string">
            <text:p>0b00000000 @ 97`8</text:p>
          </table:table-cell>
          <table:table-cell table:number-columns-repeated="16363"/>
        </table:table-row>
        <table:table-row table:style-name="ro7">
          <table:table-cell office:value-type="float" office:value="98" calcext:value-type="float">
            <text:p>9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0] &amp; &quot;`&quot; &amp; VLOOKUP([.T$1];  [.$W$2:.$Z$11]; 4; 0)" office:value-type="string" office:string-value="0b00000000 @ 98`8" calcext:value-type="string">
            <text:p>0b00000000 @ 98`8</text:p>
          </table:table-cell>
          <table:table-cell table:number-columns-repeated="16363"/>
        </table:table-row>
        <table:table-row table:style-name="ro7">
          <table:table-cell office:value-type="float" office:value="99" calcext:value-type="float">
            <text:p>9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1] &amp; &quot;`&quot; &amp; VLOOKUP([.T$1];  [.$W$2:.$Z$11]; 4; 0)" office:value-type="string" office:string-value="0b00000000 @ 99`8" calcext:value-type="string">
            <text:p>0b00000000 @ 99`8</text:p>
          </table:table-cell>
          <table:table-cell table:number-columns-repeated="16363"/>
        </table:table-row>
        <table:table-row table:style-name="ro7">
          <table:table-cell office:value-type="float" office:value="100" calcext:value-type="float">
            <text:p>10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2] &amp; &quot;`&quot; &amp; VLOOKUP([.T$1];  [.$W$2:.$Z$11]; 4; 0)" office:value-type="string" office:string-value="0b00000000 @ 100`8" calcext:value-type="string">
            <text:p>0b00000000 @ 100`8</text:p>
          </table:table-cell>
          <table:table-cell table:number-columns-repeated="16363"/>
        </table:table-row>
        <table:table-row table:style-name="ro7">
          <table:table-cell office:value-type="float" office:value="101" calcext:value-type="float">
            <text:p>10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3] &amp; &quot;`&quot; &amp; VLOOKUP([.T$1];  [.$W$2:.$Z$11]; 4; 0)" office:value-type="string" office:string-value="0b00000000 @ 101`8" calcext:value-type="string">
            <text:p>0b00000000 @ 101`8</text:p>
          </table:table-cell>
          <table:table-cell table:number-columns-repeated="16363"/>
        </table:table-row>
        <table:table-row table:style-name="ro7">
          <table:table-cell office:value-type="float" office:value="102" calcext:value-type="float">
            <text:p>10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4] &amp; &quot;`&quot; &amp; VLOOKUP([.T$1];  [.$W$2:.$Z$11]; 4; 0)" office:value-type="string" office:string-value="0b00000000 @ 102`8" calcext:value-type="string">
            <text:p>0b00000000 @ 102`8</text:p>
          </table:table-cell>
          <table:table-cell table:number-columns-repeated="16363"/>
        </table:table-row>
        <table:table-row table:style-name="ro7">
          <table:table-cell office:value-type="float" office:value="103" calcext:value-type="float">
            <text:p>10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5] &amp; &quot;`&quot; &amp; VLOOKUP([.T$1];  [.$W$2:.$Z$11]; 4; 0)" office:value-type="string" office:string-value="0b00000000 @ 103`8" calcext:value-type="string">
            <text:p>0b00000000 @ 103`8</text:p>
          </table:table-cell>
          <table:table-cell table:number-columns-repeated="16363"/>
        </table:table-row>
        <table:table-row table:style-name="ro7">
          <table:table-cell office:value-type="float" office:value="104" calcext:value-type="float">
            <text:p>10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6] &amp; &quot;`&quot; &amp; VLOOKUP([.T$1];  [.$W$2:.$Z$11]; 4; 0)" office:value-type="string" office:string-value="0b00000000 @ 104`8" calcext:value-type="string">
            <text:p>0b00000000 @ 104`8</text:p>
          </table:table-cell>
          <table:table-cell table:number-columns-repeated="16363"/>
        </table:table-row>
        <table:table-row table:style-name="ro7">
          <table:table-cell office:value-type="float" office:value="105" calcext:value-type="float">
            <text:p>10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7] &amp; &quot;`&quot; &amp; VLOOKUP([.T$1];  [.$W$2:.$Z$11]; 4; 0)" office:value-type="string" office:string-value="0b00000000 @ 105`8" calcext:value-type="string">
            <text:p>0b00000000 @ 105`8</text:p>
          </table:table-cell>
          <table:table-cell table:number-columns-repeated="16363"/>
        </table:table-row>
        <table:table-row table:style-name="ro7">
          <table:table-cell office:value-type="float" office:value="106" calcext:value-type="float">
            <text:p>10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8] &amp; &quot;`&quot; &amp; VLOOKUP([.T$1];  [.$W$2:.$Z$11]; 4; 0)" office:value-type="string" office:string-value="0b00000000 @ 106`8" calcext:value-type="string">
            <text:p>0b00000000 @ 106`8</text:p>
          </table:table-cell>
          <table:table-cell table:number-columns-repeated="16363"/>
        </table:table-row>
        <table:table-row table:style-name="ro7">
          <table:table-cell office:value-type="float" office:value="107" calcext:value-type="float">
            <text:p>10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09] &amp; &quot;`&quot; &amp; VLOOKUP([.T$1];  [.$W$2:.$Z$11]; 4; 0)" office:value-type="string" office:string-value="0b00000000 @ 107`8" calcext:value-type="string">
            <text:p>0b00000000 @ 107`8</text:p>
          </table:table-cell>
          <table:table-cell table:number-columns-repeated="16363"/>
        </table:table-row>
        <table:table-row table:style-name="ro7">
          <table:table-cell office:value-type="float" office:value="108" calcext:value-type="float">
            <text:p>10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0] &amp; &quot;`&quot; &amp; VLOOKUP([.T$1];  [.$W$2:.$Z$11]; 4; 0)" office:value-type="string" office:string-value="0b00000000 @ 108`8" calcext:value-type="string">
            <text:p>0b00000000 @ 108`8</text:p>
          </table:table-cell>
          <table:table-cell table:number-columns-repeated="16363"/>
        </table:table-row>
        <table:table-row table:style-name="ro7">
          <table:table-cell office:value-type="float" office:value="109" calcext:value-type="float">
            <text:p>10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1] &amp; &quot;`&quot; &amp; VLOOKUP([.T$1];  [.$W$2:.$Z$11]; 4; 0)" office:value-type="string" office:string-value="0b00000000 @ 109`8" calcext:value-type="string">
            <text:p>0b00000000 @ 109`8</text:p>
          </table:table-cell>
          <table:table-cell table:number-columns-repeated="16363"/>
        </table:table-row>
        <table:table-row table:style-name="ro7">
          <table:table-cell office:value-type="float" office:value="110" calcext:value-type="float">
            <text:p>11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2] &amp; &quot;`&quot; &amp; VLOOKUP([.T$1];  [.$W$2:.$Z$11]; 4; 0)" office:value-type="string" office:string-value="0b00000000 @ 110`8" calcext:value-type="string">
            <text:p>0b00000000 @ 110`8</text:p>
          </table:table-cell>
          <table:table-cell table:number-columns-repeated="16363"/>
        </table:table-row>
        <table:table-row table:style-name="ro7">
          <table:table-cell office:value-type="float" office:value="111" calcext:value-type="float">
            <text:p>11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3] &amp; &quot;`&quot; &amp; VLOOKUP([.T$1];  [.$W$2:.$Z$11]; 4; 0)" office:value-type="string" office:string-value="0b00000000 @ 111`8" calcext:value-type="string">
            <text:p>0b00000000 @ 111`8</text:p>
          </table:table-cell>
          <table:table-cell table:number-columns-repeated="16363"/>
        </table:table-row>
        <table:table-row table:style-name="ro7">
          <table:table-cell office:value-type="float" office:value="112" calcext:value-type="float">
            <text:p>11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4] &amp; &quot;`&quot; &amp; VLOOKUP([.T$1];  [.$W$2:.$Z$11]; 4; 0)" office:value-type="string" office:string-value="0b00000000 @ 112`8" calcext:value-type="string">
            <text:p>0b00000000 @ 112`8</text:p>
          </table:table-cell>
          <table:table-cell table:number-columns-repeated="16363"/>
        </table:table-row>
        <table:table-row table:style-name="ro7">
          <table:table-cell office:value-type="float" office:value="113" calcext:value-type="float">
            <text:p>11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5] &amp; &quot;`&quot; &amp; VLOOKUP([.T$1];  [.$W$2:.$Z$11]; 4; 0)" office:value-type="string" office:string-value="0b00000000 @ 113`8" calcext:value-type="string">
            <text:p>0b00000000 @ 113`8</text:p>
          </table:table-cell>
          <table:table-cell table:number-columns-repeated="16363"/>
        </table:table-row>
        <table:table-row table:style-name="ro7">
          <table:table-cell office:value-type="float" office:value="114" calcext:value-type="float">
            <text:p>11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6] &amp; &quot;`&quot; &amp; VLOOKUP([.T$1];  [.$W$2:.$Z$11]; 4; 0)" office:value-type="string" office:string-value="0b00000000 @ 114`8" calcext:value-type="string">
            <text:p>0b00000000 @ 114`8</text:p>
          </table:table-cell>
          <table:table-cell table:number-columns-repeated="16363"/>
        </table:table-row>
        <table:table-row table:style-name="ro7">
          <table:table-cell office:value-type="float" office:value="115" calcext:value-type="float">
            <text:p>11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7] &amp; &quot;`&quot; &amp; VLOOKUP([.T$1];  [.$W$2:.$Z$11]; 4; 0)" office:value-type="string" office:string-value="0b00000000 @ 115`8" calcext:value-type="string">
            <text:p>0b00000000 @ 115`8</text:p>
          </table:table-cell>
          <table:table-cell table:number-columns-repeated="16363"/>
        </table:table-row>
        <table:table-row table:style-name="ro7">
          <table:table-cell office:value-type="float" office:value="116" calcext:value-type="float">
            <text:p>11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8] &amp; &quot;`&quot; &amp; VLOOKUP([.T$1];  [.$W$2:.$Z$11]; 4; 0)" office:value-type="string" office:string-value="0b00000000 @ 116`8" calcext:value-type="string">
            <text:p>0b00000000 @ 116`8</text:p>
          </table:table-cell>
          <table:table-cell table:number-columns-repeated="16363"/>
        </table:table-row>
        <table:table-row table:style-name="ro7">
          <table:table-cell office:value-type="float" office:value="117" calcext:value-type="float">
            <text:p>11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19] &amp; &quot;`&quot; &amp; VLOOKUP([.T$1];  [.$W$2:.$Z$11]; 4; 0)" office:value-type="string" office:string-value="0b00000000 @ 117`8" calcext:value-type="string">
            <text:p>0b00000000 @ 117`8</text:p>
          </table:table-cell>
          <table:table-cell table:number-columns-repeated="16363"/>
        </table:table-row>
        <table:table-row table:style-name="ro7">
          <table:table-cell office:value-type="float" office:value="118" calcext:value-type="float">
            <text:p>11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0] &amp; &quot;`&quot; &amp; VLOOKUP([.T$1];  [.$W$2:.$Z$11]; 4; 0)" office:value-type="string" office:string-value="0b00000000 @ 118`8" calcext:value-type="string">
            <text:p>0b00000000 @ 118`8</text:p>
          </table:table-cell>
          <table:table-cell table:number-columns-repeated="16363"/>
        </table:table-row>
        <table:table-row table:style-name="ro7">
          <table:table-cell office:value-type="float" office:value="119" calcext:value-type="float">
            <text:p>11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1] &amp; &quot;`&quot; &amp; VLOOKUP([.T$1];  [.$W$2:.$Z$11]; 4; 0)" office:value-type="string" office:string-value="0b00000000 @ 119`8" calcext:value-type="string">
            <text:p>0b00000000 @ 119`8</text:p>
          </table:table-cell>
          <table:table-cell table:number-columns-repeated="16363"/>
        </table:table-row>
        <table:table-row table:style-name="ro7">
          <table:table-cell office:value-type="float" office:value="120" calcext:value-type="float">
            <text:p>12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2] &amp; &quot;`&quot; &amp; VLOOKUP([.T$1];  [.$W$2:.$Z$11]; 4; 0)" office:value-type="string" office:string-value="0b00000000 @ 120`8" calcext:value-type="string">
            <text:p>0b00000000 @ 120`8</text:p>
          </table:table-cell>
          <table:table-cell table:number-columns-repeated="16363"/>
        </table:table-row>
        <table:table-row table:style-name="ro7">
          <table:table-cell office:value-type="float" office:value="121" calcext:value-type="float">
            <text:p>12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3] &amp; &quot;`&quot; &amp; VLOOKUP([.T$1];  [.$W$2:.$Z$11]; 4; 0)" office:value-type="string" office:string-value="0b00000000 @ 121`8" calcext:value-type="string">
            <text:p>0b00000000 @ 121`8</text:p>
          </table:table-cell>
          <table:table-cell table:number-columns-repeated="16363"/>
        </table:table-row>
        <table:table-row table:style-name="ro7">
          <table:table-cell office:value-type="float" office:value="122" calcext:value-type="float">
            <text:p>12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4] &amp; &quot;`&quot; &amp; VLOOKUP([.T$1];  [.$W$2:.$Z$11]; 4; 0)" office:value-type="string" office:string-value="0b00000000 @ 122`8" calcext:value-type="string">
            <text:p>0b00000000 @ 122`8</text:p>
          </table:table-cell>
          <table:table-cell table:number-columns-repeated="16363"/>
        </table:table-row>
        <table:table-row table:style-name="ro7">
          <table:table-cell office:value-type="float" office:value="123" calcext:value-type="float">
            <text:p>12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5] &amp; &quot;`&quot; &amp; VLOOKUP([.T$1];  [.$W$2:.$Z$11]; 4; 0)" office:value-type="string" office:string-value="0b00000000 @ 123`8" calcext:value-type="string">
            <text:p>0b00000000 @ 123`8</text:p>
          </table:table-cell>
          <table:table-cell table:number-columns-repeated="16363"/>
        </table:table-row>
        <table:table-row table:style-name="ro7">
          <table:table-cell office:value-type="float" office:value="124" calcext:value-type="float">
            <text:p>12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6] &amp; &quot;`&quot; &amp; VLOOKUP([.T$1];  [.$W$2:.$Z$11]; 4; 0)" office:value-type="string" office:string-value="0b00000000 @ 124`8" calcext:value-type="string">
            <text:p>0b00000000 @ 124`8</text:p>
          </table:table-cell>
          <table:table-cell table:number-columns-repeated="16363"/>
        </table:table-row>
        <table:table-row table:style-name="ro7">
          <table:table-cell office:value-type="float" office:value="125" calcext:value-type="float">
            <text:p>12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7] &amp; &quot;`&quot; &amp; VLOOKUP([.T$1];  [.$W$2:.$Z$11]; 4; 0)" office:value-type="string" office:string-value="0b00000000 @ 125`8" calcext:value-type="string">
            <text:p>0b00000000 @ 125`8</text:p>
          </table:table-cell>
          <table:table-cell table:number-columns-repeated="16363"/>
        </table:table-row>
        <table:table-row table:style-name="ro7">
          <table:table-cell office:value-type="float" office:value="126" calcext:value-type="float">
            <text:p>12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8] &amp; &quot;`&quot; &amp; VLOOKUP([.T$1];  [.$W$2:.$Z$11]; 4; 0)" office:value-type="string" office:string-value="0b00000000 @ 126`8" calcext:value-type="string">
            <text:p>0b00000000 @ 126`8</text:p>
          </table:table-cell>
          <table:table-cell table:number-columns-repeated="16363"/>
        </table:table-row>
        <table:table-row table:style-name="ro7">
          <table:table-cell office:value-type="float" office:value="127" calcext:value-type="float">
            <text:p>12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29] &amp; &quot;`&quot; &amp; VLOOKUP([.T$1];  [.$W$2:.$Z$11]; 4; 0)" office:value-type="string" office:string-value="0b00000000 @ 127`8" calcext:value-type="string">
            <text:p>0b00000000 @ 127`8</text:p>
          </table:table-cell>
          <table:table-cell table:number-columns-repeated="16363"/>
        </table:table-row>
        <table:table-row table:style-name="ro7">
          <table:table-cell office:value-type="float" office:value="128" calcext:value-type="float">
            <text:p>12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0] &amp; &quot;`&quot; &amp; VLOOKUP([.T$1];  [.$W$2:.$Z$11]; 4; 0)" office:value-type="string" office:string-value="0b00000000 @ 128`8" calcext:value-type="string">
            <text:p>0b00000000 @ 128`8</text:p>
          </table:table-cell>
          <table:table-cell table:number-columns-repeated="16363"/>
        </table:table-row>
        <table:table-row table:style-name="ro7">
          <table:table-cell office:value-type="float" office:value="129" calcext:value-type="float">
            <text:p>12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1] &amp; &quot;`&quot; &amp; VLOOKUP([.T$1];  [.$W$2:.$Z$11]; 4; 0)" office:value-type="string" office:string-value="0b00000000 @ 129`8" calcext:value-type="string">
            <text:p>0b00000000 @ 129`8</text:p>
          </table:table-cell>
          <table:table-cell table:number-columns-repeated="16363"/>
        </table:table-row>
        <table:table-row table:style-name="ro7">
          <table:table-cell office:value-type="float" office:value="130" calcext:value-type="float">
            <text:p>13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2] &amp; &quot;`&quot; &amp; VLOOKUP([.T$1];  [.$W$2:.$Z$11]; 4; 0)" office:value-type="string" office:string-value="0b00000000 @ 130`8" calcext:value-type="string">
            <text:p>0b00000000 @ 130`8</text:p>
          </table:table-cell>
          <table:table-cell table:number-columns-repeated="16363"/>
        </table:table-row>
        <table:table-row table:style-name="ro7">
          <table:table-cell office:value-type="float" office:value="131" calcext:value-type="float">
            <text:p>13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3] &amp; &quot;`&quot; &amp; VLOOKUP([.T$1];  [.$W$2:.$Z$11]; 4; 0)" office:value-type="string" office:string-value="0b00000000 @ 131`8" calcext:value-type="string">
            <text:p>0b00000000 @ 131`8</text:p>
          </table:table-cell>
          <table:table-cell table:number-columns-repeated="16363"/>
        </table:table-row>
        <table:table-row table:style-name="ro7">
          <table:table-cell office:value-type="float" office:value="132" calcext:value-type="float">
            <text:p>13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4] &amp; &quot;`&quot; &amp; VLOOKUP([.T$1];  [.$W$2:.$Z$11]; 4; 0)" office:value-type="string" office:string-value="0b00000000 @ 132`8" calcext:value-type="string">
            <text:p>0b00000000 @ 132`8</text:p>
          </table:table-cell>
          <table:table-cell table:number-columns-repeated="16363"/>
        </table:table-row>
        <table:table-row table:style-name="ro7">
          <table:table-cell office:value-type="float" office:value="133" calcext:value-type="float">
            <text:p>13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5] &amp; &quot;`&quot; &amp; VLOOKUP([.T$1];  [.$W$2:.$Z$11]; 4; 0)" office:value-type="string" office:string-value="0b00000000 @ 133`8" calcext:value-type="string">
            <text:p>0b00000000 @ 133`8</text:p>
          </table:table-cell>
          <table:table-cell table:number-columns-repeated="16363"/>
        </table:table-row>
        <table:table-row table:style-name="ro7">
          <table:table-cell office:value-type="float" office:value="134" calcext:value-type="float">
            <text:p>13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6] &amp; &quot;`&quot; &amp; VLOOKUP([.T$1];  [.$W$2:.$Z$11]; 4; 0)" office:value-type="string" office:string-value="0b00000000 @ 134`8" calcext:value-type="string">
            <text:p>0b00000000 @ 134`8</text:p>
          </table:table-cell>
          <table:table-cell table:number-columns-repeated="16363"/>
        </table:table-row>
        <table:table-row table:style-name="ro7">
          <table:table-cell office:value-type="float" office:value="135" calcext:value-type="float">
            <text:p>13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7] &amp; &quot;`&quot; &amp; VLOOKUP([.T$1];  [.$W$2:.$Z$11]; 4; 0)" office:value-type="string" office:string-value="0b00000000 @ 135`8" calcext:value-type="string">
            <text:p>0b00000000 @ 135`8</text:p>
          </table:table-cell>
          <table:table-cell table:number-columns-repeated="16363"/>
        </table:table-row>
        <table:table-row table:style-name="ro7">
          <table:table-cell office:value-type="float" office:value="136" calcext:value-type="float">
            <text:p>13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8] &amp; &quot;`&quot; &amp; VLOOKUP([.T$1];  [.$W$2:.$Z$11]; 4; 0)" office:value-type="string" office:string-value="0b00000000 @ 136`8" calcext:value-type="string">
            <text:p>0b00000000 @ 136`8</text:p>
          </table:table-cell>
          <table:table-cell table:number-columns-repeated="16363"/>
        </table:table-row>
        <table:table-row table:style-name="ro7">
          <table:table-cell office:value-type="float" office:value="137" calcext:value-type="float">
            <text:p>13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39] &amp; &quot;`&quot; &amp; VLOOKUP([.T$1];  [.$W$2:.$Z$11]; 4; 0)" office:value-type="string" office:string-value="0b00000000 @ 137`8" calcext:value-type="string">
            <text:p>0b00000000 @ 137`8</text:p>
          </table:table-cell>
          <table:table-cell table:number-columns-repeated="16363"/>
        </table:table-row>
        <table:table-row table:style-name="ro7">
          <table:table-cell office:value-type="float" office:value="138" calcext:value-type="float">
            <text:p>13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0] &amp; &quot;`&quot; &amp; VLOOKUP([.T$1];  [.$W$2:.$Z$11]; 4; 0)" office:value-type="string" office:string-value="0b00000000 @ 138`8" calcext:value-type="string">
            <text:p>0b00000000 @ 138`8</text:p>
          </table:table-cell>
          <table:table-cell table:number-columns-repeated="16363"/>
        </table:table-row>
        <table:table-row table:style-name="ro7">
          <table:table-cell office:value-type="float" office:value="139" calcext:value-type="float">
            <text:p>13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1] &amp; &quot;`&quot; &amp; VLOOKUP([.T$1];  [.$W$2:.$Z$11]; 4; 0)" office:value-type="string" office:string-value="0b00000000 @ 139`8" calcext:value-type="string">
            <text:p>0b00000000 @ 139`8</text:p>
          </table:table-cell>
          <table:table-cell table:number-columns-repeated="16363"/>
        </table:table-row>
        <table:table-row table:style-name="ro7">
          <table:table-cell office:value-type="float" office:value="140" calcext:value-type="float">
            <text:p>14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2] &amp; &quot;`&quot; &amp; VLOOKUP([.T$1];  [.$W$2:.$Z$11]; 4; 0)" office:value-type="string" office:string-value="0b00000000 @ 140`8" calcext:value-type="string">
            <text:p>0b00000000 @ 140`8</text:p>
          </table:table-cell>
          <table:table-cell table:number-columns-repeated="16363"/>
        </table:table-row>
        <table:table-row table:style-name="ro7">
          <table:table-cell office:value-type="float" office:value="141" calcext:value-type="float">
            <text:p>14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3] &amp; &quot;`&quot; &amp; VLOOKUP([.T$1];  [.$W$2:.$Z$11]; 4; 0)" office:value-type="string" office:string-value="0b00000000 @ 141`8" calcext:value-type="string">
            <text:p>0b00000000 @ 141`8</text:p>
          </table:table-cell>
          <table:table-cell table:number-columns-repeated="16363"/>
        </table:table-row>
        <table:table-row table:style-name="ro7">
          <table:table-cell office:value-type="float" office:value="142" calcext:value-type="float">
            <text:p>14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4] &amp; &quot;`&quot; &amp; VLOOKUP([.T$1];  [.$W$2:.$Z$11]; 4; 0)" office:value-type="string" office:string-value="0b00000000 @ 142`8" calcext:value-type="string">
            <text:p>0b00000000 @ 142`8</text:p>
          </table:table-cell>
          <table:table-cell table:number-columns-repeated="16363"/>
        </table:table-row>
        <table:table-row table:style-name="ro7">
          <table:table-cell office:value-type="float" office:value="143" calcext:value-type="float">
            <text:p>14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5] &amp; &quot;`&quot; &amp; VLOOKUP([.T$1];  [.$W$2:.$Z$11]; 4; 0)" office:value-type="string" office:string-value="0b00000000 @ 143`8" calcext:value-type="string">
            <text:p>0b00000000 @ 143`8</text:p>
          </table:table-cell>
          <table:table-cell table:number-columns-repeated="16363"/>
        </table:table-row>
        <table:table-row table:style-name="ro7">
          <table:table-cell office:value-type="float" office:value="144" calcext:value-type="float">
            <text:p>14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6] &amp; &quot;`&quot; &amp; VLOOKUP([.T$1];  [.$W$2:.$Z$11]; 4; 0)" office:value-type="string" office:string-value="0b00000000 @ 144`8" calcext:value-type="string">
            <text:p>0b00000000 @ 144`8</text:p>
          </table:table-cell>
          <table:table-cell table:number-columns-repeated="16363"/>
        </table:table-row>
        <table:table-row table:style-name="ro7">
          <table:table-cell office:value-type="float" office:value="145" calcext:value-type="float">
            <text:p>14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7] &amp; &quot;`&quot; &amp; VLOOKUP([.T$1];  [.$W$2:.$Z$11]; 4; 0)" office:value-type="string" office:string-value="0b00000000 @ 145`8" calcext:value-type="string">
            <text:p>0b00000000 @ 145`8</text:p>
          </table:table-cell>
          <table:table-cell table:number-columns-repeated="16363"/>
        </table:table-row>
        <table:table-row table:style-name="ro7">
          <table:table-cell office:value-type="float" office:value="146" calcext:value-type="float">
            <text:p>14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8] &amp; &quot;`&quot; &amp; VLOOKUP([.T$1];  [.$W$2:.$Z$11]; 4; 0)" office:value-type="string" office:string-value="0b00000000 @ 146`8" calcext:value-type="string">
            <text:p>0b00000000 @ 146`8</text:p>
          </table:table-cell>
          <table:table-cell table:number-columns-repeated="16363"/>
        </table:table-row>
        <table:table-row table:style-name="ro7">
          <table:table-cell office:value-type="float" office:value="147" calcext:value-type="float">
            <text:p>14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49] &amp; &quot;`&quot; &amp; VLOOKUP([.T$1];  [.$W$2:.$Z$11]; 4; 0)" office:value-type="string" office:string-value="0b00000000 @ 147`8" calcext:value-type="string">
            <text:p>0b00000000 @ 147`8</text:p>
          </table:table-cell>
          <table:table-cell table:number-columns-repeated="16363"/>
        </table:table-row>
        <table:table-row table:style-name="ro7">
          <table:table-cell office:value-type="float" office:value="148" calcext:value-type="float">
            <text:p>14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0] &amp; &quot;`&quot; &amp; VLOOKUP([.T$1];  [.$W$2:.$Z$11]; 4; 0)" office:value-type="string" office:string-value="0b00000000 @ 148`8" calcext:value-type="string">
            <text:p>0b00000000 @ 148`8</text:p>
          </table:table-cell>
          <table:table-cell table:number-columns-repeated="16363"/>
        </table:table-row>
        <table:table-row table:style-name="ro7">
          <table:table-cell office:value-type="float" office:value="149" calcext:value-type="float">
            <text:p>14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1] &amp; &quot;`&quot; &amp; VLOOKUP([.T$1];  [.$W$2:.$Z$11]; 4; 0)" office:value-type="string" office:string-value="0b00000000 @ 149`8" calcext:value-type="string">
            <text:p>0b00000000 @ 149`8</text:p>
          </table:table-cell>
          <table:table-cell table:number-columns-repeated="16363"/>
        </table:table-row>
        <table:table-row table:style-name="ro7">
          <table:table-cell office:value-type="float" office:value="150" calcext:value-type="float">
            <text:p>15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2] &amp; &quot;`&quot; &amp; VLOOKUP([.T$1];  [.$W$2:.$Z$11]; 4; 0)" office:value-type="string" office:string-value="0b00000000 @ 150`8" calcext:value-type="string">
            <text:p>0b00000000 @ 150`8</text:p>
          </table:table-cell>
          <table:table-cell table:number-columns-repeated="16363"/>
        </table:table-row>
        <table:table-row table:style-name="ro7">
          <table:table-cell office:value-type="float" office:value="151" calcext:value-type="float">
            <text:p>15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3] &amp; &quot;`&quot; &amp; VLOOKUP([.T$1];  [.$W$2:.$Z$11]; 4; 0)" office:value-type="string" office:string-value="0b00000000 @ 151`8" calcext:value-type="string">
            <text:p>0b00000000 @ 151`8</text:p>
          </table:table-cell>
          <table:table-cell table:number-columns-repeated="16363"/>
        </table:table-row>
        <table:table-row table:style-name="ro7">
          <table:table-cell office:value-type="float" office:value="152" calcext:value-type="float">
            <text:p>15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4] &amp; &quot;`&quot; &amp; VLOOKUP([.T$1];  [.$W$2:.$Z$11]; 4; 0)" office:value-type="string" office:string-value="0b00000000 @ 152`8" calcext:value-type="string">
            <text:p>0b00000000 @ 152`8</text:p>
          </table:table-cell>
          <table:table-cell table:number-columns-repeated="16363"/>
        </table:table-row>
        <table:table-row table:style-name="ro7">
          <table:table-cell office:value-type="float" office:value="153" calcext:value-type="float">
            <text:p>15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5] &amp; &quot;`&quot; &amp; VLOOKUP([.T$1];  [.$W$2:.$Z$11]; 4; 0)" office:value-type="string" office:string-value="0b00000000 @ 153`8" calcext:value-type="string">
            <text:p>0b00000000 @ 153`8</text:p>
          </table:table-cell>
          <table:table-cell table:number-columns-repeated="16363"/>
        </table:table-row>
        <table:table-row table:style-name="ro7">
          <table:table-cell office:value-type="float" office:value="154" calcext:value-type="float">
            <text:p>15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6] &amp; &quot;`&quot; &amp; VLOOKUP([.T$1];  [.$W$2:.$Z$11]; 4; 0)" office:value-type="string" office:string-value="0b00000000 @ 154`8" calcext:value-type="string">
            <text:p>0b00000000 @ 154`8</text:p>
          </table:table-cell>
          <table:table-cell table:number-columns-repeated="16363"/>
        </table:table-row>
        <table:table-row table:style-name="ro7">
          <table:table-cell office:value-type="float" office:value="155" calcext:value-type="float">
            <text:p>15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7] &amp; &quot;`&quot; &amp; VLOOKUP([.T$1];  [.$W$2:.$Z$11]; 4; 0)" office:value-type="string" office:string-value="0b00000000 @ 155`8" calcext:value-type="string">
            <text:p>0b00000000 @ 155`8</text:p>
          </table:table-cell>
          <table:table-cell table:number-columns-repeated="16363"/>
        </table:table-row>
        <table:table-row table:style-name="ro7">
          <table:table-cell office:value-type="float" office:value="156" calcext:value-type="float">
            <text:p>15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8] &amp; &quot;`&quot; &amp; VLOOKUP([.T$1];  [.$W$2:.$Z$11]; 4; 0)" office:value-type="string" office:string-value="0b00000000 @ 156`8" calcext:value-type="string">
            <text:p>0b00000000 @ 156`8</text:p>
          </table:table-cell>
          <table:table-cell table:number-columns-repeated="16363"/>
        </table:table-row>
        <table:table-row table:style-name="ro7">
          <table:table-cell office:value-type="float" office:value="157" calcext:value-type="float">
            <text:p>15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59] &amp; &quot;`&quot; &amp; VLOOKUP([.T$1];  [.$W$2:.$Z$11]; 4; 0)" office:value-type="string" office:string-value="0b00000000 @ 157`8" calcext:value-type="string">
            <text:p>0b00000000 @ 157`8</text:p>
          </table:table-cell>
          <table:table-cell table:number-columns-repeated="16363"/>
        </table:table-row>
        <table:table-row table:style-name="ro7">
          <table:table-cell office:value-type="float" office:value="158" calcext:value-type="float">
            <text:p>15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0] &amp; &quot;`&quot; &amp; VLOOKUP([.T$1];  [.$W$2:.$Z$11]; 4; 0)" office:value-type="string" office:string-value="0b00000000 @ 158`8" calcext:value-type="string">
            <text:p>0b00000000 @ 158`8</text:p>
          </table:table-cell>
          <table:table-cell table:number-columns-repeated="16363"/>
        </table:table-row>
        <table:table-row table:style-name="ro7">
          <table:table-cell office:value-type="float" office:value="159" calcext:value-type="float">
            <text:p>15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1] &amp; &quot;`&quot; &amp; VLOOKUP([.T$1];  [.$W$2:.$Z$11]; 4; 0)" office:value-type="string" office:string-value="0b00000000 @ 159`8" calcext:value-type="string">
            <text:p>0b00000000 @ 159`8</text:p>
          </table:table-cell>
          <table:table-cell table:number-columns-repeated="16363"/>
        </table:table-row>
        <table:table-row table:style-name="ro7">
          <table:table-cell office:value-type="float" office:value="160" calcext:value-type="float">
            <text:p>16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2] &amp; &quot;`&quot; &amp; VLOOKUP([.T$1];  [.$W$2:.$Z$11]; 4; 0)" office:value-type="string" office:string-value="0b00000000 @ 160`8" calcext:value-type="string">
            <text:p>0b00000000 @ 160`8</text:p>
          </table:table-cell>
          <table:table-cell table:number-columns-repeated="16363"/>
        </table:table-row>
        <table:table-row table:style-name="ro7">
          <table:table-cell office:value-type="float" office:value="161" calcext:value-type="float">
            <text:p>16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3] &amp; &quot;`&quot; &amp; VLOOKUP([.T$1];  [.$W$2:.$Z$11]; 4; 0)" office:value-type="string" office:string-value="0b00000000 @ 161`8" calcext:value-type="string">
            <text:p>0b00000000 @ 161`8</text:p>
          </table:table-cell>
          <table:table-cell table:number-columns-repeated="16363"/>
        </table:table-row>
        <table:table-row table:style-name="ro7">
          <table:table-cell office:value-type="float" office:value="162" calcext:value-type="float">
            <text:p>16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4] &amp; &quot;`&quot; &amp; VLOOKUP([.T$1];  [.$W$2:.$Z$11]; 4; 0)" office:value-type="string" office:string-value="0b00000000 @ 162`8" calcext:value-type="string">
            <text:p>0b00000000 @ 162`8</text:p>
          </table:table-cell>
          <table:table-cell table:number-columns-repeated="16363"/>
        </table:table-row>
        <table:table-row table:style-name="ro7">
          <table:table-cell office:value-type="float" office:value="163" calcext:value-type="float">
            <text:p>16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5] &amp; &quot;`&quot; &amp; VLOOKUP([.T$1];  [.$W$2:.$Z$11]; 4; 0)" office:value-type="string" office:string-value="0b00000000 @ 163`8" calcext:value-type="string">
            <text:p>0b00000000 @ 163`8</text:p>
          </table:table-cell>
          <table:table-cell table:number-columns-repeated="16363"/>
        </table:table-row>
        <table:table-row table:style-name="ro7">
          <table:table-cell office:value-type="float" office:value="164" calcext:value-type="float">
            <text:p>16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6] &amp; &quot;`&quot; &amp; VLOOKUP([.T$1];  [.$W$2:.$Z$11]; 4; 0)" office:value-type="string" office:string-value="0b00000000 @ 164`8" calcext:value-type="string">
            <text:p>0b00000000 @ 164`8</text:p>
          </table:table-cell>
          <table:table-cell table:number-columns-repeated="16363"/>
        </table:table-row>
        <table:table-row table:style-name="ro7">
          <table:table-cell office:value-type="float" office:value="165" calcext:value-type="float">
            <text:p>16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7] &amp; &quot;`&quot; &amp; VLOOKUP([.T$1];  [.$W$2:.$Z$11]; 4; 0)" office:value-type="string" office:string-value="0b00000000 @ 165`8" calcext:value-type="string">
            <text:p>0b00000000 @ 165`8</text:p>
          </table:table-cell>
          <table:table-cell table:number-columns-repeated="16363"/>
        </table:table-row>
        <table:table-row table:style-name="ro7">
          <table:table-cell office:value-type="float" office:value="166" calcext:value-type="float">
            <text:p>16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8] &amp; &quot;`&quot; &amp; VLOOKUP([.T$1];  [.$W$2:.$Z$11]; 4; 0)" office:value-type="string" office:string-value="0b00000000 @ 166`8" calcext:value-type="string">
            <text:p>0b00000000 @ 166`8</text:p>
          </table:table-cell>
          <table:table-cell table:number-columns-repeated="16363"/>
        </table:table-row>
        <table:table-row table:style-name="ro7">
          <table:table-cell office:value-type="float" office:value="167" calcext:value-type="float">
            <text:p>16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69] &amp; &quot;`&quot; &amp; VLOOKUP([.T$1];  [.$W$2:.$Z$11]; 4; 0)" office:value-type="string" office:string-value="0b00000000 @ 167`8" calcext:value-type="string">
            <text:p>0b00000000 @ 167`8</text:p>
          </table:table-cell>
          <table:table-cell table:number-columns-repeated="16363"/>
        </table:table-row>
        <table:table-row table:style-name="ro7">
          <table:table-cell office:value-type="float" office:value="168" calcext:value-type="float">
            <text:p>16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0] &amp; &quot;`&quot; &amp; VLOOKUP([.T$1];  [.$W$2:.$Z$11]; 4; 0)" office:value-type="string" office:string-value="0b00000000 @ 168`8" calcext:value-type="string">
            <text:p>0b00000000 @ 168`8</text:p>
          </table:table-cell>
          <table:table-cell table:number-columns-repeated="16363"/>
        </table:table-row>
        <table:table-row table:style-name="ro7">
          <table:table-cell office:value-type="float" office:value="169" calcext:value-type="float">
            <text:p>16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1] &amp; &quot;`&quot; &amp; VLOOKUP([.T$1];  [.$W$2:.$Z$11]; 4; 0)" office:value-type="string" office:string-value="0b00000000 @ 169`8" calcext:value-type="string">
            <text:p>0b00000000 @ 169`8</text:p>
          </table:table-cell>
          <table:table-cell table:number-columns-repeated="16363"/>
        </table:table-row>
        <table:table-row table:style-name="ro7">
          <table:table-cell office:value-type="float" office:value="170" calcext:value-type="float">
            <text:p>17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2] &amp; &quot;`&quot; &amp; VLOOKUP([.T$1];  [.$W$2:.$Z$11]; 4; 0)" office:value-type="string" office:string-value="0b00000000 @ 170`8" calcext:value-type="string">
            <text:p>0b00000000 @ 170`8</text:p>
          </table:table-cell>
          <table:table-cell table:number-columns-repeated="16363"/>
        </table:table-row>
        <table:table-row table:style-name="ro7">
          <table:table-cell office:value-type="float" office:value="171" calcext:value-type="float">
            <text:p>17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3] &amp; &quot;`&quot; &amp; VLOOKUP([.T$1];  [.$W$2:.$Z$11]; 4; 0)" office:value-type="string" office:string-value="0b00000000 @ 171`8" calcext:value-type="string">
            <text:p>0b00000000 @ 171`8</text:p>
          </table:table-cell>
          <table:table-cell table:number-columns-repeated="16363"/>
        </table:table-row>
        <table:table-row table:style-name="ro7">
          <table:table-cell office:value-type="float" office:value="172" calcext:value-type="float">
            <text:p>17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4] &amp; &quot;`&quot; &amp; VLOOKUP([.T$1];  [.$W$2:.$Z$11]; 4; 0)" office:value-type="string" office:string-value="0b00000000 @ 172`8" calcext:value-type="string">
            <text:p>0b00000000 @ 172`8</text:p>
          </table:table-cell>
          <table:table-cell table:number-columns-repeated="16363"/>
        </table:table-row>
        <table:table-row table:style-name="ro7">
          <table:table-cell office:value-type="float" office:value="173" calcext:value-type="float">
            <text:p>17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5] &amp; &quot;`&quot; &amp; VLOOKUP([.T$1];  [.$W$2:.$Z$11]; 4; 0)" office:value-type="string" office:string-value="0b00000000 @ 173`8" calcext:value-type="string">
            <text:p>0b00000000 @ 173`8</text:p>
          </table:table-cell>
          <table:table-cell table:number-columns-repeated="16363"/>
        </table:table-row>
        <table:table-row table:style-name="ro7">
          <table:table-cell office:value-type="float" office:value="174" calcext:value-type="float">
            <text:p>17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6] &amp; &quot;`&quot; &amp; VLOOKUP([.T$1];  [.$W$2:.$Z$11]; 4; 0)" office:value-type="string" office:string-value="0b00000000 @ 174`8" calcext:value-type="string">
            <text:p>0b00000000 @ 174`8</text:p>
          </table:table-cell>
          <table:table-cell table:number-columns-repeated="16363"/>
        </table:table-row>
        <table:table-row table:style-name="ro7">
          <table:table-cell office:value-type="float" office:value="175" calcext:value-type="float">
            <text:p>17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7] &amp; &quot;`&quot; &amp; VLOOKUP([.T$1];  [.$W$2:.$Z$11]; 4; 0)" office:value-type="string" office:string-value="0b00000000 @ 175`8" calcext:value-type="string">
            <text:p>0b00000000 @ 175`8</text:p>
          </table:table-cell>
          <table:table-cell table:number-columns-repeated="16363"/>
        </table:table-row>
        <table:table-row table:style-name="ro7">
          <table:table-cell office:value-type="float" office:value="176" calcext:value-type="float">
            <text:p>17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8] &amp; &quot;`&quot; &amp; VLOOKUP([.T$1];  [.$W$2:.$Z$11]; 4; 0)" office:value-type="string" office:string-value="0b00000000 @ 176`8" calcext:value-type="string">
            <text:p>0b00000000 @ 176`8</text:p>
          </table:table-cell>
          <table:table-cell table:number-columns-repeated="16363"/>
        </table:table-row>
        <table:table-row table:style-name="ro7">
          <table:table-cell office:value-type="float" office:value="177" calcext:value-type="float">
            <text:p>17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79] &amp; &quot;`&quot; &amp; VLOOKUP([.T$1];  [.$W$2:.$Z$11]; 4; 0)" office:value-type="string" office:string-value="0b00000000 @ 177`8" calcext:value-type="string">
            <text:p>0b00000000 @ 177`8</text:p>
          </table:table-cell>
          <table:table-cell table:number-columns-repeated="16363"/>
        </table:table-row>
        <table:table-row table:style-name="ro7">
          <table:table-cell office:value-type="float" office:value="178" calcext:value-type="float">
            <text:p>17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0] &amp; &quot;`&quot; &amp; VLOOKUP([.T$1];  [.$W$2:.$Z$11]; 4; 0)" office:value-type="string" office:string-value="0b00000000 @ 178`8" calcext:value-type="string">
            <text:p>0b00000000 @ 178`8</text:p>
          </table:table-cell>
          <table:table-cell table:number-columns-repeated="16363"/>
        </table:table-row>
        <table:table-row table:style-name="ro7">
          <table:table-cell office:value-type="float" office:value="179" calcext:value-type="float">
            <text:p>17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1] &amp; &quot;`&quot; &amp; VLOOKUP([.T$1];  [.$W$2:.$Z$11]; 4; 0)" office:value-type="string" office:string-value="0b00000000 @ 179`8" calcext:value-type="string">
            <text:p>0b00000000 @ 179`8</text:p>
          </table:table-cell>
          <table:table-cell table:number-columns-repeated="16363"/>
        </table:table-row>
        <table:table-row table:style-name="ro7">
          <table:table-cell office:value-type="float" office:value="180" calcext:value-type="float">
            <text:p>18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2] &amp; &quot;`&quot; &amp; VLOOKUP([.T$1];  [.$W$2:.$Z$11]; 4; 0)" office:value-type="string" office:string-value="0b00000000 @ 180`8" calcext:value-type="string">
            <text:p>0b00000000 @ 180`8</text:p>
          </table:table-cell>
          <table:table-cell table:number-columns-repeated="16363"/>
        </table:table-row>
        <table:table-row table:style-name="ro7">
          <table:table-cell office:value-type="float" office:value="181" calcext:value-type="float">
            <text:p>18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3] &amp; &quot;`&quot; &amp; VLOOKUP([.T$1];  [.$W$2:.$Z$11]; 4; 0)" office:value-type="string" office:string-value="0b00000000 @ 181`8" calcext:value-type="string">
            <text:p>0b00000000 @ 181`8</text:p>
          </table:table-cell>
          <table:table-cell table:number-columns-repeated="16363"/>
        </table:table-row>
        <table:table-row table:style-name="ro7">
          <table:table-cell office:value-type="float" office:value="182" calcext:value-type="float">
            <text:p>18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4] &amp; &quot;`&quot; &amp; VLOOKUP([.T$1];  [.$W$2:.$Z$11]; 4; 0)" office:value-type="string" office:string-value="0b00000000 @ 182`8" calcext:value-type="string">
            <text:p>0b00000000 @ 182`8</text:p>
          </table:table-cell>
          <table:table-cell table:number-columns-repeated="16363"/>
        </table:table-row>
        <table:table-row table:style-name="ro7">
          <table:table-cell office:value-type="float" office:value="183" calcext:value-type="float">
            <text:p>18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5] &amp; &quot;`&quot; &amp; VLOOKUP([.T$1];  [.$W$2:.$Z$11]; 4; 0)" office:value-type="string" office:string-value="0b00000000 @ 183`8" calcext:value-type="string">
            <text:p>0b00000000 @ 183`8</text:p>
          </table:table-cell>
          <table:table-cell table:number-columns-repeated="16363"/>
        </table:table-row>
        <table:table-row table:style-name="ro7">
          <table:table-cell office:value-type="float" office:value="184" calcext:value-type="float">
            <text:p>18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6] &amp; &quot;`&quot; &amp; VLOOKUP([.T$1];  [.$W$2:.$Z$11]; 4; 0)" office:value-type="string" office:string-value="0b00000000 @ 184`8" calcext:value-type="string">
            <text:p>0b00000000 @ 184`8</text:p>
          </table:table-cell>
          <table:table-cell table:number-columns-repeated="16363"/>
        </table:table-row>
        <table:table-row table:style-name="ro7">
          <table:table-cell office:value-type="float" office:value="185" calcext:value-type="float">
            <text:p>18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7] &amp; &quot;`&quot; &amp; VLOOKUP([.T$1];  [.$W$2:.$Z$11]; 4; 0)" office:value-type="string" office:string-value="0b00000000 @ 185`8" calcext:value-type="string">
            <text:p>0b00000000 @ 185`8</text:p>
          </table:table-cell>
          <table:table-cell table:number-columns-repeated="16363"/>
        </table:table-row>
        <table:table-row table:style-name="ro7">
          <table:table-cell office:value-type="float" office:value="186" calcext:value-type="float">
            <text:p>18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8] &amp; &quot;`&quot; &amp; VLOOKUP([.T$1];  [.$W$2:.$Z$11]; 4; 0)" office:value-type="string" office:string-value="0b00000000 @ 186`8" calcext:value-type="string">
            <text:p>0b00000000 @ 186`8</text:p>
          </table:table-cell>
          <table:table-cell table:number-columns-repeated="16363"/>
        </table:table-row>
        <table:table-row table:style-name="ro7">
          <table:table-cell office:value-type="float" office:value="187" calcext:value-type="float">
            <text:p>18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89] &amp; &quot;`&quot; &amp; VLOOKUP([.T$1];  [.$W$2:.$Z$11]; 4; 0)" office:value-type="string" office:string-value="0b00000000 @ 187`8" calcext:value-type="string">
            <text:p>0b00000000 @ 187`8</text:p>
          </table:table-cell>
          <table:table-cell table:number-columns-repeated="16363"/>
        </table:table-row>
        <table:table-row table:style-name="ro7">
          <table:table-cell office:value-type="float" office:value="188" calcext:value-type="float">
            <text:p>18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0] &amp; &quot;`&quot; &amp; VLOOKUP([.T$1];  [.$W$2:.$Z$11]; 4; 0)" office:value-type="string" office:string-value="0b00000000 @ 188`8" calcext:value-type="string">
            <text:p>0b00000000 @ 188`8</text:p>
          </table:table-cell>
          <table:table-cell table:number-columns-repeated="16363"/>
        </table:table-row>
        <table:table-row table:style-name="ro7">
          <table:table-cell office:value-type="float" office:value="189" calcext:value-type="float">
            <text:p>18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1] &amp; &quot;`&quot; &amp; VLOOKUP([.T$1];  [.$W$2:.$Z$11]; 4; 0)" office:value-type="string" office:string-value="0b00000000 @ 189`8" calcext:value-type="string">
            <text:p>0b00000000 @ 189`8</text:p>
          </table:table-cell>
          <table:table-cell table:number-columns-repeated="16363"/>
        </table:table-row>
        <table:table-row table:style-name="ro7">
          <table:table-cell office:value-type="float" office:value="190" calcext:value-type="float">
            <text:p>19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2] &amp; &quot;`&quot; &amp; VLOOKUP([.T$1];  [.$W$2:.$Z$11]; 4; 0)" office:value-type="string" office:string-value="0b00000000 @ 190`8" calcext:value-type="string">
            <text:p>0b00000000 @ 190`8</text:p>
          </table:table-cell>
          <table:table-cell table:number-columns-repeated="16363"/>
        </table:table-row>
        <table:table-row table:style-name="ro7">
          <table:table-cell office:value-type="float" office:value="191" calcext:value-type="float">
            <text:p>19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3] &amp; &quot;`&quot; &amp; VLOOKUP([.T$1];  [.$W$2:.$Z$11]; 4; 0)" office:value-type="string" office:string-value="0b00000000 @ 191`8" calcext:value-type="string">
            <text:p>0b00000000 @ 191`8</text:p>
          </table:table-cell>
          <table:table-cell table:number-columns-repeated="16363"/>
        </table:table-row>
        <table:table-row table:style-name="ro7">
          <table:table-cell office:value-type="float" office:value="192" calcext:value-type="float">
            <text:p>19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4] &amp; &quot;`&quot; &amp; VLOOKUP([.T$1];  [.$W$2:.$Z$11]; 4; 0)" office:value-type="string" office:string-value="0b00000000 @ 192`8" calcext:value-type="string">
            <text:p>0b00000000 @ 192`8</text:p>
          </table:table-cell>
          <table:table-cell table:number-columns-repeated="16363"/>
        </table:table-row>
        <table:table-row table:style-name="ro7">
          <table:table-cell office:value-type="float" office:value="193" calcext:value-type="float">
            <text:p>19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5] &amp; &quot;`&quot; &amp; VLOOKUP([.T$1];  [.$W$2:.$Z$11]; 4; 0)" office:value-type="string" office:string-value="0b00000000 @ 193`8" calcext:value-type="string">
            <text:p>0b00000000 @ 193`8</text:p>
          </table:table-cell>
          <table:table-cell table:number-columns-repeated="16363"/>
        </table:table-row>
        <table:table-row table:style-name="ro7">
          <table:table-cell office:value-type="float" office:value="194" calcext:value-type="float">
            <text:p>19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6] &amp; &quot;`&quot; &amp; VLOOKUP([.T$1];  [.$W$2:.$Z$11]; 4; 0)" office:value-type="string" office:string-value="0b00000000 @ 194`8" calcext:value-type="string">
            <text:p>0b00000000 @ 194`8</text:p>
          </table:table-cell>
          <table:table-cell table:number-columns-repeated="16363"/>
        </table:table-row>
        <table:table-row table:style-name="ro7">
          <table:table-cell office:value-type="float" office:value="195" calcext:value-type="float">
            <text:p>19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7] &amp; &quot;`&quot; &amp; VLOOKUP([.T$1];  [.$W$2:.$Z$11]; 4; 0)" office:value-type="string" office:string-value="0b00000000 @ 195`8" calcext:value-type="string">
            <text:p>0b00000000 @ 195`8</text:p>
          </table:table-cell>
          <table:table-cell table:number-columns-repeated="16363"/>
        </table:table-row>
        <table:table-row table:style-name="ro7">
          <table:table-cell office:value-type="float" office:value="196" calcext:value-type="float">
            <text:p>19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8] &amp; &quot;`&quot; &amp; VLOOKUP([.T$1];  [.$W$2:.$Z$11]; 4; 0)" office:value-type="string" office:string-value="0b00000000 @ 196`8" calcext:value-type="string">
            <text:p>0b00000000 @ 196`8</text:p>
          </table:table-cell>
          <table:table-cell table:number-columns-repeated="16363"/>
        </table:table-row>
        <table:table-row table:style-name="ro7">
          <table:table-cell office:value-type="float" office:value="197" calcext:value-type="float">
            <text:p>19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199] &amp; &quot;`&quot; &amp; VLOOKUP([.T$1];  [.$W$2:.$Z$11]; 4; 0)" office:value-type="string" office:string-value="0b00000000 @ 197`8" calcext:value-type="string">
            <text:p>0b00000000 @ 197`8</text:p>
          </table:table-cell>
          <table:table-cell table:number-columns-repeated="16363"/>
        </table:table-row>
        <table:table-row table:style-name="ro7">
          <table:table-cell office:value-type="float" office:value="198" calcext:value-type="float">
            <text:p>19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0] &amp; &quot;`&quot; &amp; VLOOKUP([.T$1];  [.$W$2:.$Z$11]; 4; 0)" office:value-type="string" office:string-value="0b00000000 @ 198`8" calcext:value-type="string">
            <text:p>0b00000000 @ 198`8</text:p>
          </table:table-cell>
          <table:table-cell table:number-columns-repeated="16363"/>
        </table:table-row>
        <table:table-row table:style-name="ro7">
          <table:table-cell office:value-type="float" office:value="199" calcext:value-type="float">
            <text:p>19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1] &amp; &quot;`&quot; &amp; VLOOKUP([.T$1];  [.$W$2:.$Z$11]; 4; 0)" office:value-type="string" office:string-value="0b00000000 @ 199`8" calcext:value-type="string">
            <text:p>0b00000000 @ 199`8</text:p>
          </table:table-cell>
          <table:table-cell table:number-columns-repeated="16363"/>
        </table:table-row>
        <table:table-row table:style-name="ro7">
          <table:table-cell office:value-type="float" office:value="200" calcext:value-type="float">
            <text:p>20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2] &amp; &quot;`&quot; &amp; VLOOKUP([.T$1];  [.$W$2:.$Z$11]; 4; 0)" office:value-type="string" office:string-value="0b00000000 @ 200`8" calcext:value-type="string">
            <text:p>0b00000000 @ 200`8</text:p>
          </table:table-cell>
          <table:table-cell table:number-columns-repeated="16363"/>
        </table:table-row>
        <table:table-row table:style-name="ro7">
          <table:table-cell office:value-type="float" office:value="201" calcext:value-type="float">
            <text:p>20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3] &amp; &quot;`&quot; &amp; VLOOKUP([.T$1];  [.$W$2:.$Z$11]; 4; 0)" office:value-type="string" office:string-value="0b00000000 @ 201`8" calcext:value-type="string">
            <text:p>0b00000000 @ 201`8</text:p>
          </table:table-cell>
          <table:table-cell table:number-columns-repeated="16363"/>
        </table:table-row>
        <table:table-row table:style-name="ro7">
          <table:table-cell office:value-type="float" office:value="202" calcext:value-type="float">
            <text:p>20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4] &amp; &quot;`&quot; &amp; VLOOKUP([.T$1];  [.$W$2:.$Z$11]; 4; 0)" office:value-type="string" office:string-value="0b00000000 @ 202`8" calcext:value-type="string">
            <text:p>0b00000000 @ 202`8</text:p>
          </table:table-cell>
          <table:table-cell table:number-columns-repeated="16363"/>
        </table:table-row>
        <table:table-row table:style-name="ro7">
          <table:table-cell office:value-type="float" office:value="203" calcext:value-type="float">
            <text:p>20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5] &amp; &quot;`&quot; &amp; VLOOKUP([.T$1];  [.$W$2:.$Z$11]; 4; 0)" office:value-type="string" office:string-value="0b00000000 @ 203`8" calcext:value-type="string">
            <text:p>0b00000000 @ 203`8</text:p>
          </table:table-cell>
          <table:table-cell table:number-columns-repeated="16363"/>
        </table:table-row>
        <table:table-row table:style-name="ro7">
          <table:table-cell office:value-type="float" office:value="204" calcext:value-type="float">
            <text:p>20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6] &amp; &quot;`&quot; &amp; VLOOKUP([.T$1];  [.$W$2:.$Z$11]; 4; 0)" office:value-type="string" office:string-value="0b00000000 @ 204`8" calcext:value-type="string">
            <text:p>0b00000000 @ 204`8</text:p>
          </table:table-cell>
          <table:table-cell table:number-columns-repeated="16363"/>
        </table:table-row>
        <table:table-row table:style-name="ro7">
          <table:table-cell office:value-type="float" office:value="205" calcext:value-type="float">
            <text:p>20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7] &amp; &quot;`&quot; &amp; VLOOKUP([.T$1];  [.$W$2:.$Z$11]; 4; 0)" office:value-type="string" office:string-value="0b00000000 @ 205`8" calcext:value-type="string">
            <text:p>0b00000000 @ 205`8</text:p>
          </table:table-cell>
          <table:table-cell table:number-columns-repeated="16363"/>
        </table:table-row>
        <table:table-row table:style-name="ro7">
          <table:table-cell office:value-type="float" office:value="206" calcext:value-type="float">
            <text:p>20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8] &amp; &quot;`&quot; &amp; VLOOKUP([.T$1];  [.$W$2:.$Z$11]; 4; 0)" office:value-type="string" office:string-value="0b00000000 @ 206`8" calcext:value-type="string">
            <text:p>0b00000000 @ 206`8</text:p>
          </table:table-cell>
          <table:table-cell table:number-columns-repeated="16363"/>
        </table:table-row>
        <table:table-row table:style-name="ro7">
          <table:table-cell office:value-type="float" office:value="207" calcext:value-type="float">
            <text:p>20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09] &amp; &quot;`&quot; &amp; VLOOKUP([.T$1];  [.$W$2:.$Z$11]; 4; 0)" office:value-type="string" office:string-value="0b00000000 @ 207`8" calcext:value-type="string">
            <text:p>0b00000000 @ 207`8</text:p>
          </table:table-cell>
          <table:table-cell table:number-columns-repeated="16363"/>
        </table:table-row>
        <table:table-row table:style-name="ro7">
          <table:table-cell office:value-type="float" office:value="208" calcext:value-type="float">
            <text:p>20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0] &amp; &quot;`&quot; &amp; VLOOKUP([.T$1];  [.$W$2:.$Z$11]; 4; 0)" office:value-type="string" office:string-value="0b00000000 @ 208`8" calcext:value-type="string">
            <text:p>0b00000000 @ 208`8</text:p>
          </table:table-cell>
          <table:table-cell table:number-columns-repeated="16363"/>
        </table:table-row>
        <table:table-row table:style-name="ro7">
          <table:table-cell office:value-type="float" office:value="209" calcext:value-type="float">
            <text:p>20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1] &amp; &quot;`&quot; &amp; VLOOKUP([.T$1];  [.$W$2:.$Z$11]; 4; 0)" office:value-type="string" office:string-value="0b00000000 @ 209`8" calcext:value-type="string">
            <text:p>0b00000000 @ 209`8</text:p>
          </table:table-cell>
          <table:table-cell table:number-columns-repeated="16363"/>
        </table:table-row>
        <table:table-row table:style-name="ro7">
          <table:table-cell office:value-type="float" office:value="210" calcext:value-type="float">
            <text:p>21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2] &amp; &quot;`&quot; &amp; VLOOKUP([.T$1];  [.$W$2:.$Z$11]; 4; 0)" office:value-type="string" office:string-value="0b00000000 @ 210`8" calcext:value-type="string">
            <text:p>0b00000000 @ 210`8</text:p>
          </table:table-cell>
          <table:table-cell table:number-columns-repeated="16363"/>
        </table:table-row>
        <table:table-row table:style-name="ro7">
          <table:table-cell office:value-type="float" office:value="211" calcext:value-type="float">
            <text:p>21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3] &amp; &quot;`&quot; &amp; VLOOKUP([.T$1];  [.$W$2:.$Z$11]; 4; 0)" office:value-type="string" office:string-value="0b00000000 @ 211`8" calcext:value-type="string">
            <text:p>0b00000000 @ 211`8</text:p>
          </table:table-cell>
          <table:table-cell table:number-columns-repeated="16363"/>
        </table:table-row>
        <table:table-row table:style-name="ro7">
          <table:table-cell office:value-type="float" office:value="212" calcext:value-type="float">
            <text:p>21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4] &amp; &quot;`&quot; &amp; VLOOKUP([.T$1];  [.$W$2:.$Z$11]; 4; 0)" office:value-type="string" office:string-value="0b00000000 @ 212`8" calcext:value-type="string">
            <text:p>0b00000000 @ 212`8</text:p>
          </table:table-cell>
          <table:table-cell table:number-columns-repeated="16363"/>
        </table:table-row>
        <table:table-row table:style-name="ro7">
          <table:table-cell office:value-type="float" office:value="213" calcext:value-type="float">
            <text:p>21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5] &amp; &quot;`&quot; &amp; VLOOKUP([.T$1];  [.$W$2:.$Z$11]; 4; 0)" office:value-type="string" office:string-value="0b00000000 @ 213`8" calcext:value-type="string">
            <text:p>0b00000000 @ 213`8</text:p>
          </table:table-cell>
          <table:table-cell table:number-columns-repeated="16363"/>
        </table:table-row>
        <table:table-row table:style-name="ro7">
          <table:table-cell office:value-type="float" office:value="214" calcext:value-type="float">
            <text:p>21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6] &amp; &quot;`&quot; &amp; VLOOKUP([.T$1];  [.$W$2:.$Z$11]; 4; 0)" office:value-type="string" office:string-value="0b00000000 @ 214`8" calcext:value-type="string">
            <text:p>0b00000000 @ 214`8</text:p>
          </table:table-cell>
          <table:table-cell table:number-columns-repeated="16363"/>
        </table:table-row>
        <table:table-row table:style-name="ro7">
          <table:table-cell office:value-type="float" office:value="215" calcext:value-type="float">
            <text:p>21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7] &amp; &quot;`&quot; &amp; VLOOKUP([.T$1];  [.$W$2:.$Z$11]; 4; 0)" office:value-type="string" office:string-value="0b00000000 @ 215`8" calcext:value-type="string">
            <text:p>0b00000000 @ 215`8</text:p>
          </table:table-cell>
          <table:table-cell table:number-columns-repeated="16363"/>
        </table:table-row>
        <table:table-row table:style-name="ro7">
          <table:table-cell office:value-type="float" office:value="216" calcext:value-type="float">
            <text:p>21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8] &amp; &quot;`&quot; &amp; VLOOKUP([.T$1];  [.$W$2:.$Z$11]; 4; 0)" office:value-type="string" office:string-value="0b00000000 @ 216`8" calcext:value-type="string">
            <text:p>0b00000000 @ 216`8</text:p>
          </table:table-cell>
          <table:table-cell table:number-columns-repeated="16363"/>
        </table:table-row>
        <table:table-row table:style-name="ro7">
          <table:table-cell office:value-type="float" office:value="217" calcext:value-type="float">
            <text:p>21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19] &amp; &quot;`&quot; &amp; VLOOKUP([.T$1];  [.$W$2:.$Z$11]; 4; 0)" office:value-type="string" office:string-value="0b00000000 @ 217`8" calcext:value-type="string">
            <text:p>0b00000000 @ 217`8</text:p>
          </table:table-cell>
          <table:table-cell table:number-columns-repeated="16363"/>
        </table:table-row>
        <table:table-row table:style-name="ro7">
          <table:table-cell office:value-type="float" office:value="218" calcext:value-type="float">
            <text:p>21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0] &amp; &quot;`&quot; &amp; VLOOKUP([.T$1];  [.$W$2:.$Z$11]; 4; 0)" office:value-type="string" office:string-value="0b00000000 @ 218`8" calcext:value-type="string">
            <text:p>0b00000000 @ 218`8</text:p>
          </table:table-cell>
          <table:table-cell table:number-columns-repeated="16363"/>
        </table:table-row>
        <table:table-row table:style-name="ro7">
          <table:table-cell office:value-type="float" office:value="219" calcext:value-type="float">
            <text:p>21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1] &amp; &quot;`&quot; &amp; VLOOKUP([.T$1];  [.$W$2:.$Z$11]; 4; 0)" office:value-type="string" office:string-value="0b00000000 @ 219`8" calcext:value-type="string">
            <text:p>0b00000000 @ 219`8</text:p>
          </table:table-cell>
          <table:table-cell table:number-columns-repeated="16363"/>
        </table:table-row>
        <table:table-row table:style-name="ro7">
          <table:table-cell office:value-type="float" office:value="220" calcext:value-type="float">
            <text:p>22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2] &amp; &quot;`&quot; &amp; VLOOKUP([.T$1];  [.$W$2:.$Z$11]; 4; 0)" office:value-type="string" office:string-value="0b00000000 @ 220`8" calcext:value-type="string">
            <text:p>0b00000000 @ 220`8</text:p>
          </table:table-cell>
          <table:table-cell table:number-columns-repeated="16363"/>
        </table:table-row>
        <table:table-row table:style-name="ro7">
          <table:table-cell office:value-type="float" office:value="221" calcext:value-type="float">
            <text:p>22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3] &amp; &quot;`&quot; &amp; VLOOKUP([.T$1];  [.$W$2:.$Z$11]; 4; 0)" office:value-type="string" office:string-value="0b00000000 @ 221`8" calcext:value-type="string">
            <text:p>0b00000000 @ 221`8</text:p>
          </table:table-cell>
          <table:table-cell table:number-columns-repeated="16363"/>
        </table:table-row>
        <table:table-row table:style-name="ro7">
          <table:table-cell office:value-type="float" office:value="222" calcext:value-type="float">
            <text:p>22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4] &amp; &quot;`&quot; &amp; VLOOKUP([.T$1];  [.$W$2:.$Z$11]; 4; 0)" office:value-type="string" office:string-value="0b00000000 @ 222`8" calcext:value-type="string">
            <text:p>0b00000000 @ 222`8</text:p>
          </table:table-cell>
          <table:table-cell table:number-columns-repeated="16363"/>
        </table:table-row>
        <table:table-row table:style-name="ro7">
          <table:table-cell office:value-type="float" office:value="223" calcext:value-type="float">
            <text:p>22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5] &amp; &quot;`&quot; &amp; VLOOKUP([.T$1];  [.$W$2:.$Z$11]; 4; 0)" office:value-type="string" office:string-value="0b00000000 @ 223`8" calcext:value-type="string">
            <text:p>0b00000000 @ 223`8</text:p>
          </table:table-cell>
          <table:table-cell table:number-columns-repeated="16363"/>
        </table:table-row>
        <table:table-row table:style-name="ro7">
          <table:table-cell office:value-type="float" office:value="224" calcext:value-type="float">
            <text:p>22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6] &amp; &quot;`&quot; &amp; VLOOKUP([.T$1];  [.$W$2:.$Z$11]; 4; 0)" office:value-type="string" office:string-value="0b00000000 @ 224`8" calcext:value-type="string">
            <text:p>0b00000000 @ 224`8</text:p>
          </table:table-cell>
          <table:table-cell table:number-columns-repeated="16363"/>
        </table:table-row>
        <table:table-row table:style-name="ro7">
          <table:table-cell office:value-type="float" office:value="225" calcext:value-type="float">
            <text:p>22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7] &amp; &quot;`&quot; &amp; VLOOKUP([.T$1];  [.$W$2:.$Z$11]; 4; 0)" office:value-type="string" office:string-value="0b00000000 @ 225`8" calcext:value-type="string">
            <text:p>0b00000000 @ 225`8</text:p>
          </table:table-cell>
          <table:table-cell table:number-columns-repeated="16363"/>
        </table:table-row>
        <table:table-row table:style-name="ro7">
          <table:table-cell office:value-type="float" office:value="226" calcext:value-type="float">
            <text:p>22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8] &amp; &quot;`&quot; &amp; VLOOKUP([.T$1];  [.$W$2:.$Z$11]; 4; 0)" office:value-type="string" office:string-value="0b00000000 @ 226`8" calcext:value-type="string">
            <text:p>0b00000000 @ 226`8</text:p>
          </table:table-cell>
          <table:table-cell table:number-columns-repeated="16363"/>
        </table:table-row>
        <table:table-row table:style-name="ro7">
          <table:table-cell office:value-type="float" office:value="227" calcext:value-type="float">
            <text:p>22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29] &amp; &quot;`&quot; &amp; VLOOKUP([.T$1];  [.$W$2:.$Z$11]; 4; 0)" office:value-type="string" office:string-value="0b00000000 @ 227`8" calcext:value-type="string">
            <text:p>0b00000000 @ 227`8</text:p>
          </table:table-cell>
          <table:table-cell table:number-columns-repeated="16363"/>
        </table:table-row>
        <table:table-row table:style-name="ro7">
          <table:table-cell office:value-type="float" office:value="228" calcext:value-type="float">
            <text:p>22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0] &amp; &quot;`&quot; &amp; VLOOKUP([.T$1];  [.$W$2:.$Z$11]; 4; 0)" office:value-type="string" office:string-value="0b00000000 @ 228`8" calcext:value-type="string">
            <text:p>0b00000000 @ 228`8</text:p>
          </table:table-cell>
          <table:table-cell table:number-columns-repeated="16363"/>
        </table:table-row>
        <table:table-row table:style-name="ro7">
          <table:table-cell office:value-type="float" office:value="229" calcext:value-type="float">
            <text:p>22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1] &amp; &quot;`&quot; &amp; VLOOKUP([.T$1];  [.$W$2:.$Z$11]; 4; 0)" office:value-type="string" office:string-value="0b00000000 @ 229`8" calcext:value-type="string">
            <text:p>0b00000000 @ 229`8</text:p>
          </table:table-cell>
          <table:table-cell table:number-columns-repeated="16363"/>
        </table:table-row>
        <table:table-row table:style-name="ro7">
          <table:table-cell office:value-type="float" office:value="230" calcext:value-type="float">
            <text:p>23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2] &amp; &quot;`&quot; &amp; VLOOKUP([.T$1];  [.$W$2:.$Z$11]; 4; 0)" office:value-type="string" office:string-value="0b00000000 @ 230`8" calcext:value-type="string">
            <text:p>0b00000000 @ 230`8</text:p>
          </table:table-cell>
          <table:table-cell table:number-columns-repeated="16363"/>
        </table:table-row>
        <table:table-row table:style-name="ro7">
          <table:table-cell office:value-type="float" office:value="231" calcext:value-type="float">
            <text:p>23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3] &amp; &quot;`&quot; &amp; VLOOKUP([.T$1];  [.$W$2:.$Z$11]; 4; 0)" office:value-type="string" office:string-value="0b00000000 @ 231`8" calcext:value-type="string">
            <text:p>0b00000000 @ 231`8</text:p>
          </table:table-cell>
          <table:table-cell table:number-columns-repeated="16363"/>
        </table:table-row>
        <table:table-row table:style-name="ro7">
          <table:table-cell office:value-type="float" office:value="232" calcext:value-type="float">
            <text:p>23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4] &amp; &quot;`&quot; &amp; VLOOKUP([.T$1];  [.$W$2:.$Z$11]; 4; 0)" office:value-type="string" office:string-value="0b00000000 @ 232`8" calcext:value-type="string">
            <text:p>0b00000000 @ 232`8</text:p>
          </table:table-cell>
          <table:table-cell table:number-columns-repeated="16363"/>
        </table:table-row>
        <table:table-row table:style-name="ro7">
          <table:table-cell office:value-type="float" office:value="233" calcext:value-type="float">
            <text:p>23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5] &amp; &quot;`&quot; &amp; VLOOKUP([.T$1];  [.$W$2:.$Z$11]; 4; 0)" office:value-type="string" office:string-value="0b00000000 @ 233`8" calcext:value-type="string">
            <text:p>0b00000000 @ 233`8</text:p>
          </table:table-cell>
          <table:table-cell table:number-columns-repeated="16363"/>
        </table:table-row>
        <table:table-row table:style-name="ro7">
          <table:table-cell office:value-type="float" office:value="234" calcext:value-type="float">
            <text:p>23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6] &amp; &quot;`&quot; &amp; VLOOKUP([.T$1];  [.$W$2:.$Z$11]; 4; 0)" office:value-type="string" office:string-value="0b00000000 @ 234`8" calcext:value-type="string">
            <text:p>0b00000000 @ 234`8</text:p>
          </table:table-cell>
          <table:table-cell table:number-columns-repeated="16363"/>
        </table:table-row>
        <table:table-row table:style-name="ro7">
          <table:table-cell office:value-type="float" office:value="235" calcext:value-type="float">
            <text:p>23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7] &amp; &quot;`&quot; &amp; VLOOKUP([.T$1];  [.$W$2:.$Z$11]; 4; 0)" office:value-type="string" office:string-value="0b00000000 @ 235`8" calcext:value-type="string">
            <text:p>0b00000000 @ 235`8</text:p>
          </table:table-cell>
          <table:table-cell table:number-columns-repeated="16363"/>
        </table:table-row>
        <table:table-row table:style-name="ro7">
          <table:table-cell office:value-type="float" office:value="236" calcext:value-type="float">
            <text:p>23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8] &amp; &quot;`&quot; &amp; VLOOKUP([.T$1];  [.$W$2:.$Z$11]; 4; 0)" office:value-type="string" office:string-value="0b00000000 @ 236`8" calcext:value-type="string">
            <text:p>0b00000000 @ 236`8</text:p>
          </table:table-cell>
          <table:table-cell table:number-columns-repeated="16363"/>
        </table:table-row>
        <table:table-row table:style-name="ro7">
          <table:table-cell office:value-type="float" office:value="237" calcext:value-type="float">
            <text:p>23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39] &amp; &quot;`&quot; &amp; VLOOKUP([.T$1];  [.$W$2:.$Z$11]; 4; 0)" office:value-type="string" office:string-value="0b00000000 @ 237`8" calcext:value-type="string">
            <text:p>0b00000000 @ 237`8</text:p>
          </table:table-cell>
          <table:table-cell table:number-columns-repeated="16363"/>
        </table:table-row>
        <table:table-row table:style-name="ro7">
          <table:table-cell office:value-type="float" office:value="238" calcext:value-type="float">
            <text:p>23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0] &amp; &quot;`&quot; &amp; VLOOKUP([.T$1];  [.$W$2:.$Z$11]; 4; 0)" office:value-type="string" office:string-value="0b00000000 @ 238`8" calcext:value-type="string">
            <text:p>0b00000000 @ 238`8</text:p>
          </table:table-cell>
          <table:table-cell table:number-columns-repeated="16363"/>
        </table:table-row>
        <table:table-row table:style-name="ro7">
          <table:table-cell office:value-type="float" office:value="239" calcext:value-type="float">
            <text:p>23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1] &amp; &quot;`&quot; &amp; VLOOKUP([.T$1];  [.$W$2:.$Z$11]; 4; 0)" office:value-type="string" office:string-value="0b00000000 @ 239`8" calcext:value-type="string">
            <text:p>0b00000000 @ 239`8</text:p>
          </table:table-cell>
          <table:table-cell table:number-columns-repeated="16363"/>
        </table:table-row>
        <table:table-row table:style-name="ro7">
          <table:table-cell office:value-type="float" office:value="240" calcext:value-type="float">
            <text:p>24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2] &amp; &quot;`&quot; &amp; VLOOKUP([.T$1];  [.$W$2:.$Z$11]; 4; 0)" office:value-type="string" office:string-value="0b00000000 @ 240`8" calcext:value-type="string">
            <text:p>0b00000000 @ 240`8</text:p>
          </table:table-cell>
          <table:table-cell table:number-columns-repeated="16363"/>
        </table:table-row>
        <table:table-row table:style-name="ro7">
          <table:table-cell office:value-type="float" office:value="241" calcext:value-type="float">
            <text:p>24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3] &amp; &quot;`&quot; &amp; VLOOKUP([.T$1];  [.$W$2:.$Z$11]; 4; 0)" office:value-type="string" office:string-value="0b00000000 @ 241`8" calcext:value-type="string">
            <text:p>0b00000000 @ 241`8</text:p>
          </table:table-cell>
          <table:table-cell table:number-columns-repeated="16363"/>
        </table:table-row>
        <table:table-row table:style-name="ro7">
          <table:table-cell office:value-type="float" office:value="242" calcext:value-type="float">
            <text:p>24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4] &amp; &quot;`&quot; &amp; VLOOKUP([.T$1];  [.$W$2:.$Z$11]; 4; 0)" office:value-type="string" office:string-value="0b00000000 @ 242`8" calcext:value-type="string">
            <text:p>0b00000000 @ 242`8</text:p>
          </table:table-cell>
          <table:table-cell table:number-columns-repeated="16363"/>
        </table:table-row>
        <table:table-row table:style-name="ro7">
          <table:table-cell office:value-type="float" office:value="243" calcext:value-type="float">
            <text:p>24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5] &amp; &quot;`&quot; &amp; VLOOKUP([.T$1];  [.$W$2:.$Z$11]; 4; 0)" office:value-type="string" office:string-value="0b00000000 @ 243`8" calcext:value-type="string">
            <text:p>0b00000000 @ 243`8</text:p>
          </table:table-cell>
          <table:table-cell table:number-columns-repeated="16363"/>
        </table:table-row>
        <table:table-row table:style-name="ro7">
          <table:table-cell office:value-type="float" office:value="244" calcext:value-type="float">
            <text:p>24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6] &amp; &quot;`&quot; &amp; VLOOKUP([.T$1];  [.$W$2:.$Z$11]; 4; 0)" office:value-type="string" office:string-value="0b00000000 @ 244`8" calcext:value-type="string">
            <text:p>0b00000000 @ 244`8</text:p>
          </table:table-cell>
          <table:table-cell table:number-columns-repeated="16363"/>
        </table:table-row>
        <table:table-row table:style-name="ro7">
          <table:table-cell office:value-type="float" office:value="245" calcext:value-type="float">
            <text:p>24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7] &amp; &quot;`&quot; &amp; VLOOKUP([.T$1];  [.$W$2:.$Z$11]; 4; 0)" office:value-type="string" office:string-value="0b00000000 @ 245`8" calcext:value-type="string">
            <text:p>0b00000000 @ 245`8</text:p>
          </table:table-cell>
          <table:table-cell table:number-columns-repeated="16363"/>
        </table:table-row>
        <table:table-row table:style-name="ro7">
          <table:table-cell office:value-type="float" office:value="246" calcext:value-type="float">
            <text:p>246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8] &amp; &quot;`&quot; &amp; VLOOKUP([.T$1];  [.$W$2:.$Z$11]; 4; 0)" office:value-type="string" office:string-value="0b00000000 @ 246`8" calcext:value-type="string">
            <text:p>0b00000000 @ 246`8</text:p>
          </table:table-cell>
          <table:table-cell table:number-columns-repeated="16363"/>
        </table:table-row>
        <table:table-row table:style-name="ro7">
          <table:table-cell office:value-type="float" office:value="247" calcext:value-type="float">
            <text:p>247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49] &amp; &quot;`&quot; &amp; VLOOKUP([.T$1];  [.$W$2:.$Z$11]; 4; 0)" office:value-type="string" office:string-value="0b00000000 @ 247`8" calcext:value-type="string">
            <text:p>0b00000000 @ 247`8</text:p>
          </table:table-cell>
          <table:table-cell table:number-columns-repeated="16363"/>
        </table:table-row>
        <table:table-row table:style-name="ro7">
          <table:table-cell office:value-type="float" office:value="248" calcext:value-type="float">
            <text:p>248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0] &amp; &quot;`&quot; &amp; VLOOKUP([.T$1];  [.$W$2:.$Z$11]; 4; 0)" office:value-type="string" office:string-value="0b00000000 @ 248`8" calcext:value-type="string">
            <text:p>0b00000000 @ 248`8</text:p>
          </table:table-cell>
          <table:table-cell table:number-columns-repeated="16363"/>
        </table:table-row>
        <table:table-row table:style-name="ro7">
          <table:table-cell office:value-type="float" office:value="249" calcext:value-type="float">
            <text:p>249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1] &amp; &quot;`&quot; &amp; VLOOKUP([.T$1];  [.$W$2:.$Z$11]; 4; 0)" office:value-type="string" office:string-value="0b00000000 @ 249`8" calcext:value-type="string">
            <text:p>0b00000000 @ 249`8</text:p>
          </table:table-cell>
          <table:table-cell table:number-columns-repeated="16363"/>
        </table:table-row>
        <table:table-row table:style-name="ro7">
          <table:table-cell office:value-type="float" office:value="250" calcext:value-type="float">
            <text:p>250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2] &amp; &quot;`&quot; &amp; VLOOKUP([.T$1];  [.$W$2:.$Z$11]; 4; 0)" office:value-type="string" office:string-value="0b00000000 @ 250`8" calcext:value-type="string">
            <text:p>0b00000000 @ 250`8</text:p>
          </table:table-cell>
          <table:table-cell table:number-columns-repeated="16363"/>
        </table:table-row>
        <table:table-row table:style-name="ro7">
          <table:table-cell office:value-type="float" office:value="251" calcext:value-type="float">
            <text:p>251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3] &amp; &quot;`&quot; &amp; VLOOKUP([.T$1];  [.$W$2:.$Z$11]; 4; 0)" office:value-type="string" office:string-value="0b00000000 @ 251`8" calcext:value-type="string">
            <text:p>0b00000000 @ 251`8</text:p>
          </table:table-cell>
          <table:table-cell table:number-columns-repeated="16363"/>
        </table:table-row>
        <table:table-row table:style-name="ro7">
          <table:table-cell office:value-type="float" office:value="252" calcext:value-type="float">
            <text:p>252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4] &amp; &quot;`&quot; &amp; VLOOKUP([.T$1];  [.$W$2:.$Z$11]; 4; 0)" office:value-type="string" office:string-value="0b00000000 @ 252`8" calcext:value-type="string">
            <text:p>0b00000000 @ 252`8</text:p>
          </table:table-cell>
          <table:table-cell table:number-columns-repeated="16363"/>
        </table:table-row>
        <table:table-row table:style-name="ro7">
          <table:table-cell office:value-type="float" office:value="253" calcext:value-type="float">
            <text:p>253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5] &amp; &quot;`&quot; &amp; VLOOKUP([.T$1];  [.$W$2:.$Z$11]; 4; 0)" office:value-type="string" office:string-value="0b00000000 @ 253`8" calcext:value-type="string">
            <text:p>0b00000000 @ 253`8</text:p>
          </table:table-cell>
          <table:table-cell table:number-columns-repeated="16363"/>
        </table:table-row>
        <table:table-row table:style-name="ro7">
          <table:table-cell office:value-type="float" office:value="254" calcext:value-type="float">
            <text:p>254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6] &amp; &quot;`&quot; &amp; VLOOKUP([.T$1];  [.$W$2:.$Z$11]; 4; 0)" office:value-type="string" office:string-value="0b00000000 @ 254`8" calcext:value-type="string">
            <text:p>0b00000000 @ 254`8</text:p>
          </table:table-cell>
          <table:table-cell table:number-columns-repeated="16363"/>
        </table:table-row>
        <table:table-row table:style-name="ro7">
          <table:table-cell office:value-type="float" office:value="255" calcext:value-type="float">
            <text:p>255</text:p>
          </table:table-cell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formula="of:=&quot;0b&quot; &amp; VLOOKUP([.T$1];  [.$W$2:.$Z$11]; 3; 0) &amp; &quot; @ &quot; &amp; [.$A257] &amp; &quot;`&quot; &amp; VLOOKUP([.T$1];  [.$W$2:.$Z$11]; 4; 0)" office:value-type="string" office:string-value="0b00000000 @ 255`8" calcext:value-type="string">
            <text:p>0b00000000 @ 255`8</text:p>
          </table:table-cell>
          <table:table-cell table:number-columns-repeated="16363"/>
        </table:table-row>
        <table:table-row table:style-name="ro4" table:number-rows-repeated="743"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1636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Instructions.B2:Instructions.B1000 Instructions.D2:Instructions.D1000 Instructions.F2:Instructions.F1000 Instructions.H2:Instructions.H1000 Instructions.J2:Instructions.J1000 Instructions.L2:Instructions.L1000 Instructions.N2:Instructions.N1000 Instructions.P2:Instructions.P1000 Instructions.R2:Instructions.R1000 Instructions.T2:Instructions.T1000">
            <calcext:condition calcext:apply-style-name="Accent 3" calcext:value="formula-is(ROW([.B2]) - 2 &lt; POWER(2; VLOOKUP([.B$1]; [.$W$2:.$Z$11]; 4; 0)))" calcext:base-cell-address="Instructions.B2"/>
          </calcext:conditional-format>
        </calcext:conditional-formats>
      </table:table>
      <table:table table:name="Instr. Semantics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4" table:default-cell-style-name="ce76"/>
        <table:table-column table:style-name="co25" table:visibility="collapse" table:default-cell-style-name="ce74"/>
        <table:table-column table:style-name="co26" table:default-cell-style-name="Default"/>
        <table:table-column table:style-name="co27" table:default-cell-style-name="ce74"/>
        <table:table-column table:style-name="co28" table:default-cell-style-name="ce74"/>
        <table:table-column table:style-name="co29" table:default-cell-style-name="Default"/>
        <table:table-column table:style-name="co8" table:number-columns-repeated="1019" table:default-cell-style-name="Default"/>
        <table:table-column table:style-name="co9" table:number-columns-repeated="15359" table:default-cell-style-name="Default"/>
        <table:table-row table:style-name="ro1">
          <table:table-cell table:style-name="Heading_20_1" office:value-type="string" calcext:value-type="string">
            <text:p>Instr.</text:p>
          </table:table-cell>
          <table:table-cell table:style-name="Heading_20_1" office:value-type="string" calcext:value-type="string">
            <text:p>in sync?</text:p>
          </table:table-cell>
          <table:table-cell table:style-name="Heading_20_1" office:value-type="string" calcext:value-type="string">
            <text:p>Expanded Name</text:p>
          </table:table-cell>
          <table:table-cell table:style-name="Heading_20_1" office:value-type="string" calcext:value-type="string">
            <text:p>Instr. Category</text:p>
          </table:table-cell>
          <table:table-cell table:style-name="Heading_20_1" office:value-type="string" calcext:value-type="string">
            <text:p>Syntax</text:p>
          </table:table-cell>
          <table:table-cell table:style-name="Heading_20_1" office:value-type="string" calcext:value-type="string">
            <text:p>Semantic Operation</text:p>
          </table:table-cell>
          <table:table-cell table:style-name="Heading_20_1" table:number-columns-repeated="2"/>
          <table:table-cell table:style-name="ce84" table:number-columns-repeated="2"/>
          <table:table-cell table:style-name="Heading_20_1" table:number-columns-repeated="16374"/>
        </table:table-row>
        <table:table-row table:style-name="ro3">
          <table:table-cell office:value-type="string" calcext:value-type="string">
            <text:p>lw</text:p>
          </table:table-cell>
          <table:table-cell table:style-name="ce77" table:formula="of:=IF(NOT(ISBLANK([.$E2])); ORG.LIBREOFFICE.REGEX([.$E2];&quot;^(\w+)&quot;) = [.$A2]; &quot;TRUE&quot;)" office:value-type="boolean" office:boolean-value="true" calcext:value-type="boolean">
            <text:p>TRUE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MEM</text:p>
          </table:table-cell>
          <table:table-cell table:style-name="ce91" office:value-type="string" calcext:value-type="string">
            <text:p>lw RD, [RA][SIMM]</text:p>
          </table:table-cell>
          <table:table-cell office:value-type="string" calcext:value-type="string">
            <text:p>let a = sxt(SIMM) &lt;&lt; 1 in RD &lt;= mem[a] @ mem[a + 1]</text:p>
          </table:table-cell>
          <table:table-cell table:number-columns-repeated="2"/>
          <table:table-cell table:style-name="ce192"/>
          <table:table-cell table:style-name="ce194" table:number-columns-spanned="1" table:number-rows-spanned="2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b&quot;)" office:value-type="string" office:string-value="lb" calcext:value-type="string">
            <text:p>lb</text:p>
          </table:table-cell>
          <table:table-cell table:style-name="ce77" table:formula="of:=IF(NOT(ISBLANK([.$E3])); ORG.LIBREOFFICE.REGEX([.$E3];&quot;^(\w+)&quot;) = [.$A3]; &quot;TRUE&quot;)" office:value-type="boolean" office:boolean-value="true" calcext:value-type="boolean">
            <text:p>TRUE</text:p>
          </table:table-cell>
          <table:table-cell office:value-type="string" calcext:value-type="string">
            <text:p>Load Byte</text:p>
          </table:table-cell>
          <table:table-cell office:value-type="string" calcext:value-type="string">
            <text:p>MEM</text:p>
          </table:table-cell>
          <table:table-cell table:style-name="ce92" office:value-type="string" calcext:value-type="string">
            <text:p>lb RD, [RA][SIMM]</text:p>
          </table:table-cell>
          <table:table-cell office:value-type="string" calcext:value-type="string">
            <text:p>RD &lt;= mem[reg[RA] + sxt(SIMM)]</text:p>
          </table:table-cell>
          <table:table-cell table:number-columns-repeated="2"/>
          <table:table-cell table:style-name="ce192"/>
          <table:covered-table-cell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w&quot;)" office:value-type="string" office:string-value="sw" calcext:value-type="string">
            <text:p>sw</text:p>
          </table:table-cell>
          <table:table-cell table:style-name="ce77" table:formula="of:=IF(NOT(ISBLANK([.$E4])); ORG.LIBREOFFICE.REGEX([.$E4];&quot;^(\w+)&quot;) = [.$A4]; &quot;TRUE&quot;)" office:value-type="boolean" office:boolean-value="true" calcext:value-type="boolean">
            <text:p>TRUE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MEM</text:p>
          </table:table-cell>
          <table:table-cell table:style-name="ce92" office:value-type="string" calcext:value-type="string">
            <text:p>sw [RA][SIMM], RS</text:p>
          </table:table-cell>
          <table:table-cell office:value-type="string" calcext:value-type="string">
            <text:p>mem[reg[RA] + (sxt(SIMM) &lt;&lt; 1)] &lt;= reg[RS]</text:p>
          </table:table-cell>
          <table:table-cell table:number-columns-repeated="2"/>
          <table:table-cell table:style-name="ce192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b&quot;)" office:value-type="string" office:string-value="sb" calcext:value-type="string">
            <text:p>sb</text:p>
          </table:table-cell>
          <table:table-cell table:style-name="ce77" table:formula="of:=IF(NOT(ISBLANK([.$E5])); ORG.LIBREOFFICE.REGEX([.$E5];&quot;^(\w+)&quot;) = [.$A5]; &quot;TRUE&quot;)" office:value-type="boolean" office:boolean-value="true" calcext:value-type="boolean">
            <text:p>TRUE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MEM</text:p>
          </table:table-cell>
          <table:table-cell table:style-name="ce92" office:value-type="string" calcext:value-type="string">
            <text:p>sb [RA][SIMM], RS</text:p>
          </table:table-cell>
          <table:table-cell office:value-type="string" calcext:value-type="string">
            <text:p>mem&lt;u8&gt;[reg[RA] + sxt(SIMM)] &lt;= (0x00FF &amp; reg[RS])`8</text:p>
          </table:table-cell>
          <table:table-cell table:number-columns-repeated="2"/>
          <table:table-cell table:style-name="ce192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call&quot;)" office:value-type="string" office:string-value="call" calcext:value-type="string">
            <text:p>call</text:p>
          </table:table-cell>
          <table:table-cell table:style-name="ce77" table:formula="of:=IF(NOT(ISBLANK([.$E6])); ORG.LIBREOFFICE.REGEX([.$E6];&quot;^(\w+)&quot;) = [.$A6]; &quot;TRUE&quot;)" office:value-type="boolean" office:boolean-value="true" calcext:value-type="boolean">
            <text:p>TRUE</text:p>
          </table:table-cell>
          <table:table-cell office:value-type="string" calcext:value-type="string">
            <text:p>Call (Subroutine)</text:p>
          </table:table-cell>
          <table:table-cell office:value-type="string" calcext:value-type="string">
            <text:p>JUMP</text:p>
          </table:table-cell>
          <table:table-cell table:style-name="ce92" office:value-type="string" calcext:value-type="string">
            <text:p>call IMM</text:p>
          </table:table-cell>
          <table:table-cell office:value-type="string" calcext:value-type="string">
            <text:p>$ra &lt;= $pc + 2; $pc &lt;= (IMM &lt;&lt; 3)</text:p>
          </table:table-cell>
          <table:table-cell table:number-columns-repeated="2"/>
          <table:table-cell table:style-name="ce192"/>
          <table:table-cell table:style-name="ce194" table:number-columns-spanned="1" table:number-rows-spanned="2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zi&quot;)" office:value-type="string" office:string-value="lzi" calcext:value-type="string">
            <text:p>lzi</text:p>
          </table:table-cell>
          <table:table-cell table:style-name="ce77" table:formula="of:=IF(NOT(ISBLANK([.$E7])); ORG.LIBREOFFICE.REGEX([.$E7];&quot;^(\w+)&quot;) = [.$A7]; &quot;TRUE&quot;)" office:value-type="boolean" office:boolean-value="true" calcext:value-type="boolean">
            <text:p>TRUE</text:p>
          </table:table-cell>
          <table:table-cell office:value-type="string" calcext:value-type="string">
            <text:p>Load Zero-extended Immediate</text:p>
          </table:table-cell>
          <table:table-cell office:value-type="string" calcext:value-type="string">
            <text:p>IMM</text:p>
          </table:table-cell>
          <table:table-cell table:style-name="ce92" office:value-type="string" calcext:value-type="string">
            <text:p>lzi RD, IMM</text:p>
          </table:table-cell>
          <table:table-cell office:value-type="string" calcext:value-type="string">
            <text:p>RD &lt;= zxt(IMM)</text:p>
          </table:table-cell>
          <table:table-cell table:number-columns-repeated="2"/>
          <table:table-cell table:style-name="ce192"/>
          <table:covered-table-cell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si&quot;)" office:value-type="string" office:string-value="lsi" calcext:value-type="string">
            <text:p>lsi</text:p>
          </table:table-cell>
          <table:table-cell table:style-name="ce77" table:formula="of:=IF(NOT(ISBLANK([.$E8])); ORG.LIBREOFFICE.REGEX([.$E8];&quot;^(\w+)&quot;) = [.$A8]; &quot;TRUE&quot;)" office:value-type="boolean" office:boolean-value="true" calcext:value-type="boolean">
            <text:p>TRUE</text:p>
          </table:table-cell>
          <table:table-cell office:value-type="string" calcext:value-type="string">
            <text:p>Load Sign-extended Immediate</text:p>
          </table:table-cell>
          <table:table-cell office:value-type="string" calcext:value-type="string">
            <text:p>IMM</text:p>
          </table:table-cell>
          <table:table-cell table:style-name="ce92" office:value-type="string" calcext:value-type="string">
            <text:p>lsi RD, SIMM</text:p>
          </table:table-cell>
          <table:table-cell office:value-type="string" calcext:value-type="string">
            <text:p>RD &lt;= sxt(S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ui&quot;)" office:value-type="string" office:string-value="lui" calcext:value-type="string">
            <text:p>lui</text:p>
          </table:table-cell>
          <table:table-cell table:style-name="ce77" table:formula="of:=IF(NOT(ISBLANK([.$E9])); ORG.LIBREOFFICE.REGEX([.$E9];&quot;^(\w+)&quot;) = [.$A9]; &quot;TRUE&quot;)" office:value-type="boolean" office:boolean-value="true" calcext:value-type="boolean">
            <text:p>TRUE</text:p>
          </table:table-cell>
          <table:table-cell office:value-type="string" calcext:value-type="string">
            <text:p>Load Upper Immediate</text:p>
          </table:table-cell>
          <table:table-cell office:value-type="string" calcext:value-type="string">
            <text:p>IMM</text:p>
          </table:table-cell>
          <table:table-cell table:style-name="ce92" office:value-type="string" calcext:value-type="string">
            <text:p>lui RD, IMM</text:p>
          </table:table-cell>
          <table:table-cell office:value-type="string" calcext:value-type="string">
            <text:p>RD &lt;= RD | (IMM &lt;&lt; 8)</text:p>
          </table:table-cell>
          <table:table-cell table:number-columns-repeated="2"/>
          <table:table-cell table:style-name="ce192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uipc&quot;)" office:value-type="string" office:string-value="auipc" calcext:value-type="string">
            <text:p>auipc</text:p>
          </table:table-cell>
          <table:table-cell table:style-name="ce77" table:formula="of:=IF(NOT(ISBLANK([.$E10])); ORG.LIBREOFFICE.REGEX([.$E10];&quot;^(\w+)&quot;) = [.$A10]; &quot;TRUE&quot;)" office:value-type="boolean" office:boolean-value="true" calcext:value-type="boolean">
            <text:p>TRUE</text:p>
          </table:table-cell>
          <table:table-cell office:value-type="string" calcext:value-type="string">
            <text:p>Add Upper Immediate to Program Counter</text:p>
          </table:table-cell>
          <table:table-cell office:value-type="string" calcext:value-type="string">
            <text:p>IMM</text:p>
          </table:table-cell>
          <table:table-cell table:style-name="ce65" office:value-type="string" calcext:value-type="string">
            <text:p>auipc RD, IMM</text:p>
          </table:table-cell>
          <table:table-cell office:value-type="string" calcext:value-type="string">
            <text:p>RD &lt;= $pc + (IMM &lt;&lt; 8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&quot;)" office:value-type="string" office:string-value="b" calcext:value-type="string">
            <text:p>b</text:p>
          </table:table-cell>
          <table:table-cell table:style-name="ce77" table:formula="of:=IF(NOT(ISBLANK([.$E11])); ORG.LIBREOFFICE.REGEX([.$E11];&quot;^(\w+)&quot;) = [.$A11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 SIMM</text:p>
          </table:table-cell>
          <table:table-cell office:value-type="string" calcext:value-type="string">
            <text:p>$pc &lt;= $pc - 2 + sxt(S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l&quot;)" office:value-type="string" office:string-value="bl" calcext:value-type="string">
            <text:p>bl</text:p>
          </table:table-cell>
          <table:table-cell table:style-name="ce77" table:formula="of:=IF(NOT(ISBLANK([.$E12])); ORG.LIBREOFFICE.REGEX([.$E12];&quot;^(\w+)&quot;) = [.$A12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Less than (signed)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l SIMM</text:p>
          </table:table-cell>
          <table:table-cell office:value-type="string" calcext:value-type="string">
            <text:p>if $flags.less { $pc &lt;= $pc - 2 + sxt(SIMM) }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e&quot;)" office:value-type="string" office:string-value="be" calcext:value-type="string">
            <text:p>be</text:p>
          </table:table-cell>
          <table:table-cell table:style-name="ce77" table:formula="of:=IF(NOT(ISBLANK([.$E13])); ORG.LIBREOFFICE.REGEX([.$E13];&quot;^(\w+)&quot;) = [.$A13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Equal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e SIMM</text:p>
          </table:table-cell>
          <table:table-cell office:value-type="string" calcext:value-type="string">
            <text:p>if $flags.equal { $pc &lt;= $pc - 2 + sxt(SIMM) }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g&quot;)" office:value-type="string" office:string-value="bg" calcext:value-type="string">
            <text:p>bg</text:p>
          </table:table-cell>
          <table:table-cell table:style-name="ce77" table:formula="of:=IF(NOT(ISBLANK([.$E14])); ORG.LIBREOFFICE.REGEX([.$E14];&quot;^(\w+)&quot;) = [.$A14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Greater than (signed)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g SIMM</text:p>
          </table:table-cell>
          <table:table-cell office:value-type="string" calcext:value-type="string">
            <text:p>if $flags.greater { $pc &lt;= $pc - 2 + sxt(SIMM) }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b&quot;)" office:value-type="string" office:string-value="bb" calcext:value-type="string">
            <text:p>bb</text:p>
          </table:table-cell>
          <table:table-cell table:style-name="ce77" table:formula="of:=IF(NOT(ISBLANK([.$E15])); ORG.LIBREOFFICE.REGEX([.$E15];&quot;^(\w+)&quot;) = [.$A15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Below (unsigned)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b SIMM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ne&quot;)" office:value-type="string" office:string-value="bne" calcext:value-type="string">
            <text:p>bne</text:p>
          </table:table-cell>
          <table:table-cell table:style-name="ce77" table:formula="of:=IF(NOT(ISBLANK([.$E16])); ORG.LIBREOFFICE.REGEX([.$E16];&quot;^(\w+)&quot;) = [.$A16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Not Equal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ne SIMM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a&quot;)" office:value-type="string" office:string-value="ba" calcext:value-type="string">
            <text:p>ba</text:p>
          </table:table-cell>
          <table:table-cell table:style-name="ce77" table:formula="of:=IF(NOT(ISBLANK([.$E17])); ORG.LIBREOFFICE.REGEX([.$E17];&quot;^(\w+)&quot;) = [.$A17]; &quot;TRUE&quot;)" office:value-type="boolean" office:boolean-value="true" calcext:value-type="boolean">
            <text:p>TRUE</text:p>
          </table:table-cell>
          <table:table-cell office:value-type="string" calcext:value-type="string">
            <text:p>Branch if Above (unsigned)</text:p>
          </table:table-cell>
          <table:table-cell office:value-type="string" calcext:value-type="string">
            <text:p>JUMP</text:p>
          </table:table-cell>
          <table:table-cell table:style-name="ce65" office:value-type="string" calcext:value-type="string">
            <text:p>ba SIMM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dd3&quot;)" office:value-type="string" office:string-value="add3" calcext:value-type="string">
            <text:p>add3</text:p>
          </table:table-cell>
          <table:table-cell table:style-name="ce77" table:formula="of:=IF(NOT(ISBLANK([.$E18])); ORG.LIBREOFFICE.REGEX([.$E18];&quot;^(\w+)&quot;) = [.$A18]; &quot;TRUE&quot;)" office:value-type="boolean" office:boolean-value="true" calcext:value-type="boolean">
            <text:p>TRUE</text:p>
          </table:table-cell>
          <table:table-cell office:value-type="string" calcext:value-type="string">
            <text:p>Add (3 operand version)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add3 A, B, C</text:p>
          </table:table-cell>
          <table:table-cell office:value-type="string" calcext:value-type="string">
            <text:p>reg[A] &lt;= reg[B] + reg[C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ub3&quot;)" office:value-type="string" office:string-value="sub3" calcext:value-type="string">
            <text:p>sub3</text:p>
          </table:table-cell>
          <table:table-cell table:style-name="ce77" table:formula="of:=IF(NOT(ISBLANK([.$E19])); ORG.LIBREOFFICE.REGEX([.$E19];&quot;^(\w+)&quot;) = [.$A19]; &quot;TRUE&quot;)" office:value-type="boolean" office:boolean-value="true" calcext:value-type="boolean">
            <text:p>TRUE</text:p>
          </table:table-cell>
          <table:table-cell office:value-type="string" calcext:value-type="string">
            <text:p>Subtract (3 operand version)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sub3 A, B, C</text:p>
          </table:table-cell>
          <table:table-cell office:value-type="string" calcext:value-type="string">
            <text:p>reg[A] &lt;= reg[B] - reg[C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nd3&quot;)" office:value-type="string" office:string-value="and3" calcext:value-type="string">
            <text:p>and3</text:p>
          </table:table-cell>
          <table:table-cell table:style-name="ce77" table:formula="of:=IF(NOT(ISBLANK([.$E20])); ORG.LIBREOFFICE.REGEX([.$E20];&quot;^(\w+)&quot;) = [.$A20]; &quot;TRUE&quot;)" office:value-type="boolean" office:boolean-value="true" calcext:value-type="boolean">
            <text:p>TRUE</text:p>
          </table:table-cell>
          <table:table-cell office:value-type="string" calcext:value-type="string">
            <text:p>AND (3 operand version)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and3 A, B, C</text:p>
          </table:table-cell>
          <table:table-cell office:value-type="string" calcext:value-type="string">
            <text:p>reg[A] &lt;= reg[B] &amp; reg[C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or3&quot;)" office:value-type="string" office:string-value="or3" calcext:value-type="string">
            <text:p>or3</text:p>
          </table:table-cell>
          <table:table-cell table:style-name="ce77" table:formula="of:=IF(NOT(ISBLANK([.$E21])); ORG.LIBREOFFICE.REGEX([.$E21];&quot;^(\w+)&quot;) = [.$A21]; &quot;TRUE&quot;)" office:value-type="boolean" office:boolean-value="true" calcext:value-type="boolean">
            <text:p>TRUE</text:p>
          </table:table-cell>
          <table:table-cell office:value-type="string" calcext:value-type="string">
            <text:p>OR (3 operand version)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or3 A, B, C</text:p>
          </table:table-cell>
          <table:table-cell office:value-type="string" calcext:value-type="string">
            <text:p>reg[A] &lt;= reg[B] | reg[C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wx&quot;)" office:value-type="string" office:string-value="lwx" calcext:value-type="string">
            <text:p>lwx</text:p>
          </table:table-cell>
          <table:table-cell table:style-name="ce77" table:formula="of:=IF(NOT(ISBLANK([.$E22])); ORG.LIBREOFFICE.REGEX([.$E22];&quot;^(\w+)&quot;) = [.$A22]; &quot;TRUE&quot;)" office:value-type="string" office:string-value="TRUE" calcext:value-type="string">
            <text:p>TRUE</text:p>
          </table:table-cell>
          <table:table-cell office:value-type="string" calcext:value-type="string">
            <text:p>Load Word indeXed</text:p>
          </table:table-cell>
          <table:table-cell office:value-type="string" calcext:value-type="string">
            <text:p>MEM</text:p>
          </table:table-cell>
          <table:table-cell table:style-name="ce65"/>
          <table:table-cell/>
          <table:table-cell table:style-name="ce83"/>
          <table:table-cell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bx&quot;)" office:value-type="string" office:string-value="lbx" calcext:value-type="string">
            <text:p>lbx</text:p>
          </table:table-cell>
          <table:table-cell table:style-name="ce77" table:formula="of:=IF(NOT(ISBLANK([.$E23])); ORG.LIBREOFFICE.REGEX([.$E23];&quot;^(\w+)&quot;) = [.$A23]; &quot;TRUE&quot;)" office:value-type="string" office:string-value="TRUE" calcext:value-type="string">
            <text:p>TRUE</text:p>
          </table:table-cell>
          <table:table-cell office:value-type="string" calcext:value-type="string">
            <text:p>Load Byte indeXed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wx&quot;)" office:value-type="string" office:string-value="swx" calcext:value-type="string">
            <text:p>swx</text:p>
          </table:table-cell>
          <table:table-cell table:style-name="ce77" table:formula="of:=IF(NOT(ISBLANK([.$E24])); ORG.LIBREOFFICE.REGEX([.$E24];&quot;^(\w+)&quot;) = [.$A24]; &quot;TRUE&quot;)" office:value-type="string" office:string-value="TRUE" calcext:value-type="string">
            <text:p>TRUE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bx&quot;)" office:value-type="string" office:string-value="sbx" calcext:value-type="string">
            <text:p>sbx</text:p>
          </table:table-cell>
          <table:table-cell table:style-name="ce77" table:formula="of:=IF(NOT(ISBLANK([.$E25])); ORG.LIBREOFFICE.REGEX([.$E25];&quot;^(\w+)&quot;) = [.$A25]; &quot;TRUE&quot;)" office:value-type="string" office:string-value="TRUE" calcext:value-type="string">
            <text:p>TRUE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ddi&quot;)" office:value-type="string" office:string-value="addi" calcext:value-type="string">
            <text:p>addi</text:p>
          </table:table-cell>
          <table:table-cell table:style-name="ce77" table:formula="of:=IF(NOT(ISBLANK([.$E26])); ORG.LIBREOFFICE.REGEX([.$E26];&quot;^(\w+)&quot;) = [.$A26]; &quot;TRUE&quot;)" office:value-type="boolean" office:boolean-value="true" calcext:value-type="boolean">
            <text:p>TRUE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addi RD, IMM</text:p>
          </table:table-cell>
          <table:table-cell office:value-type="string" calcext:value-type="string">
            <text:p>reg[RD] &lt;= reg[RD] + zxt(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ubi&quot;)" office:value-type="string" office:string-value="subi" calcext:value-type="string">
            <text:p>subi</text:p>
          </table:table-cell>
          <table:table-cell table:style-name="ce77" table:formula="of:=IF(NOT(ISBLANK([.$E27])); ORG.LIBREOFFICE.REGEX([.$E27];&quot;^(\w+)&quot;) = [.$A27]; &quot;TRUE&quot;)" office:value-type="boolean" office:boolean-value="true" calcext:value-type="boolean">
            <text:p>TRUE</text:p>
          </table:table-cell>
          <table:table-cell office:value-type="string" calcext:value-type="string">
            <text:p>Subtract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subi RD, IMM</text:p>
          </table:table-cell>
          <table:table-cell office:value-type="string" calcext:value-type="string">
            <text:p>reg[RD] &lt;= reg[RD] - zxt(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xori&quot;)" office:value-type="string" office:string-value="xori" calcext:value-type="string">
            <text:p>xori</text:p>
          </table:table-cell>
          <table:table-cell table:style-name="ce77" table:formula="of:=IF(NOT(ISBLANK([.$E28])); ORG.LIBREOFFICE.REGEX([.$E28];&quot;^(\w+)&quot;) = [.$A28]; &quot;TRUE&quot;)" office:value-type="boolean" office:boolean-value="true" calcext:value-type="boolean">
            <text:p>TRUE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xori RD, IMM</text:p>
          </table:table-cell>
          <table:table-cell office:value-type="string" calcext:value-type="string">
            <text:p>reg[RD] &lt;= reg[RD] ^ sxt(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tbit&quot;)" office:value-type="string" office:string-value="tbit" calcext:value-type="string">
            <text:p>tbit</text:p>
          </table:table-cell>
          <table:table-cell table:style-name="ce77" table:formula="of:=IF(NOT(ISBLANK([.$E29])); ORG.LIBREOFFICE.REGEX([.$E29];&quot;^(\w+)&quot;) = [.$A29]; &quot;TRUE&quot;)" office:value-type="boolean" office:boolean-value="true" calcext:value-type="boolean">
            <text:p>TRUE</text:p>
          </table:table-cell>
          <table:table-cell office:value-type="string" calcext:value-type="string">
            <text:p>Test Bit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tbit RD, IMM</text:p>
          </table:table-cell>
          <table:table-cell office:value-type="string" calcext:value-type="string">
            <text:p>reg[RD] &lt;= (reg[RD] &amp; (1 &lt;&lt; IMM)) != 0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bit&quot;)" office:value-type="string" office:string-value="sbit" calcext:value-type="string">
            <text:p>sbit</text:p>
          </table:table-cell>
          <table:table-cell table:style-name="ce77" table:formula="of:=IF(NOT(ISBLANK([.$E30])); ORG.LIBREOFFICE.REGEX([.$E30];&quot;^(\w+)&quot;) = [.$A30]; &quot;TRUE&quot;)" office:value-type="boolean" office:boolean-value="true" calcext:value-type="boolean">
            <text:p>TRUE</text:p>
          </table:table-cell>
          <table:table-cell office:value-type="string" calcext:value-type="string">
            <text:p>Set Bit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sbit RD, IMM</text:p>
          </table:table-cell>
          <table:table-cell office:value-type="string" calcext:value-type="string">
            <text:p>reg[RD] &lt;= reg[RD] | (1 &lt;&lt; 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cbit&quot;)" office:value-type="string" office:string-value="cbit" calcext:value-type="string">
            <text:p>cbit</text:p>
          </table:table-cell>
          <table:table-cell table:style-name="ce77" table:formula="of:=IF(NOT(ISBLANK([.$E31])); ORG.LIBREOFFICE.REGEX([.$E31];&quot;^(\w+)&quot;) = [.$A31]; &quot;TRUE&quot;)" office:value-type="boolean" office:boolean-value="true" calcext:value-type="boolean">
            <text:p>TRUE</text:p>
          </table:table-cell>
          <table:table-cell office:value-type="string" calcext:value-type="string">
            <text:p>Clear Bit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cbit RD, IMM</text:p>
          </table:table-cell>
          <table:table-cell office:value-type="string" calcext:value-type="string">
            <text:p>reg[RD] &lt;= reg[RD] &amp; ~(1 &lt;&lt; IMM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cmpi&quot;)" office:value-type="string" office:string-value="cmpi" calcext:value-type="string">
            <text:p>cmpi</text:p>
          </table:table-cell>
          <table:table-cell table:style-name="ce77" table:formula="of:=IF(NOT(ISBLANK([.$E32])); ORG.LIBREOFFICE.REGEX([.$E32];&quot;^(\w+)&quot;) = [.$A32]; &quot;TRUE&quot;)" office:value-type="boolean" office:boolean-value="true" calcext:value-type="boolean">
            <text:p>TRUE</text:p>
          </table:table-cell>
          <table:table-cell office:value-type="string" calcext:value-type="string">
            <text:p>Compare to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cmpi REG, IMM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sli&quot;)" office:value-type="string" office:string-value="lsli" calcext:value-type="string">
            <text:p>lsli</text:p>
          </table:table-cell>
          <table:table-cell table:style-name="ce77" table:formula="of:=IF(NOT(ISBLANK([.$E33])); ORG.LIBREOFFICE.REGEX([.$E33];&quot;^(\w+)&quot;) = [.$A33]; &quot;TRUE&quot;)" office:value-type="boolean" office:boolean-value="true" calcext:value-type="boolean">
            <text:p>TRUE</text:p>
          </table:table-cell>
          <table:table-cell office:value-type="string" calcext:value-type="string">
            <text:p>Logical Shift Left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lsli RD, IMM</text:p>
          </table:table-cell>
          <table:table-cell office:value-type="string" calcext:value-type="string">
            <text:p>reg[RD] &lt;= reg[RD] &lt;&lt; IMM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lsri&quot;)" office:value-type="string" office:string-value="lsri" calcext:value-type="string">
            <text:p>lsri</text:p>
          </table:table-cell>
          <table:table-cell table:style-name="ce77" table:formula="of:=IF(NOT(ISBLANK([.$E34])); ORG.LIBREOFFICE.REGEX([.$E34];&quot;^(\w+)&quot;) = [.$A34]; &quot;TRUE&quot;)" office:value-type="boolean" office:boolean-value="true" calcext:value-type="boolean">
            <text:p>TRUE</text:p>
          </table:table-cell>
          <table:table-cell office:value-type="string" calcext:value-type="string">
            <text:p>Logical Shift Right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lsri RD, IMM</text:p>
          </table:table-cell>
          <table:table-cell office:value-type="string" calcext:value-type="string">
            <text:p>reg[RD] &lt;= reg[RD] &gt;&gt; IMM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sri&quot;)" office:value-type="string" office:string-value="asri" calcext:value-type="string">
            <text:p>asri</text:p>
          </table:table-cell>
          <table:table-cell table:style-name="ce77" table:formula="of:=IF(NOT(ISBLANK([.$E35])); ORG.LIBREOFFICE.REGEX([.$E35];&quot;^(\w+)&quot;) = [.$A35]; &quot;TRUE&quot;)" office:value-type="boolean" office:boolean-value="true" calcext:value-type="boolean">
            <text:p>TRUE</text:p>
          </table:table-cell>
          <table:table-cell office:value-type="string" calcext:value-type="string">
            <text:p>Arithmetic Shift Right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asri RD, IMM</text:p>
          </table:table-cell>
          <table:table-cell office:value-type="string" calcext:value-type="string">
            <text:p>reg[RD] &lt;= reg[RD] &gt;&gt;&gt; IMM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roti&quot;)" office:value-type="string" office:string-value="roti" calcext:value-type="string">
            <text:p>roti</text:p>
          </table:table-cell>
          <table:table-cell table:style-name="ce77" table:formula="of:=IF(NOT(ISBLANK([.$E36])); ORG.LIBREOFFICE.REGEX([.$E36];&quot;^(\w+)&quot;) = [.$A36]; &quot;TRUE&quot;)" office:value-type="boolean" office:boolean-value="true" calcext:value-type="boolean">
            <text:p>TRUE</text:p>
          </table:table-cell>
          <table:table-cell office:value-type="string" calcext:value-type="string">
            <text:p>Rotate Immedia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roti RD, SIMM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dd&quot;)" office:value-type="string" office:string-value="add" calcext:value-type="string">
            <text:p>add</text:p>
          </table:table-cell>
          <table:table-cell table:style-name="ce77" table:formula="of:=IF(NOT(ISBLANK([.$E37])); ORG.LIBREOFFICE.REGEX([.$E37];&quot;^(\w+)&quot;) = [.$A37]; &quot;TRUE&quot;)" office:value-type="boolean" office:boolean-value="true" calcext:value-type="boolean">
            <text:p>TRUE</text:p>
          </table:table-cell>
          <table:table-cell office:value-type="string" calcext:value-type="string">
            <text:p>Add (2 operand version)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add R1, R2</text:p>
          </table:table-cell>
          <table:table-cell office:value-type="string" calcext:value-type="string">
            <text:p>reg[R1] &lt;= reg[R1] + reg[R2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ub&quot;)" office:value-type="string" office:string-value="sub" calcext:value-type="string">
            <text:p>sub</text:p>
          </table:table-cell>
          <table:table-cell table:style-name="ce77" table:formula="of:=IF(NOT(ISBLANK([.$E38])); ORG.LIBREOFFICE.REGEX([.$E38];&quot;^(\w+)&quot;) = [.$A38]; &quot;TRUE&quot;)" office:value-type="string" office:string-value="TRUE" calcext:value-type="string">
            <text:p>TRUE</text:p>
          </table:table-cell>
          <table:table-cell office:value-type="string" calcext:value-type="string">
            <text:p>Subtract (2 operand version)</text:p>
          </table:table-cell>
          <table:table-cell office:value-type="string" calcext:value-type="string">
            <text:p>ALU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and&quot;)" office:value-type="string" office:string-value="and" calcext:value-type="string">
            <text:p>and</text:p>
          </table:table-cell>
          <table:table-cell table:style-name="ce77" table:formula="of:=IF(NOT(ISBLANK([.$E39])); ORG.LIBREOFFICE.REGEX([.$E39];&quot;^(\w+)&quot;) = [.$A39]; &quot;TRUE&quot;)" office:value-type="string" office:string-value="TRUE" calcext:value-type="string">
            <text:p>TRUE</text:p>
          </table:table-cell>
          <table:table-cell office:value-type="string" calcext:value-type="string">
            <text:p>AND (2 operand version)</text:p>
          </table:table-cell>
          <table:table-cell office:value-type="string" calcext:value-type="string">
            <text:p>ALU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or&quot;)" office:value-type="string" office:string-value="or" calcext:value-type="string">
            <text:p>or</text:p>
          </table:table-cell>
          <table:table-cell table:style-name="ce77" table:formula="of:=IF(NOT(ISBLANK([.$E40])); ORG.LIBREOFFICE.REGEX([.$E40];&quot;^(\w+)&quot;) = [.$A40]; &quot;TRUE&quot;)" office:value-type="string" office:string-value="TRUE" calcext:value-type="string">
            <text:p>TRUE</text:p>
          </table:table-cell>
          <table:table-cell office:value-type="string" calcext:value-type="string">
            <text:p>OR (2 operand version)</text:p>
          </table:table-cell>
          <table:table-cell office:value-type="string" calcext:value-type="string">
            <text:p>ALU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xor&quot;)" office:value-type="string" office:string-value="xor" calcext:value-type="string">
            <text:p>xor</text:p>
          </table:table-cell>
          <table:table-cell table:style-name="ce77" table:formula="of:=IF(NOT(ISBLANK([.$E41])); ORG.LIBREOFFICE.REGEX([.$E41];&quot;^(\w+)&quot;) = [.$A41]; &quot;TRUE&quot;)" office:value-type="string" office:string-value="TRUE" calcext:value-type="string">
            <text:p>TRUE</text:p>
          </table:table-cell>
          <table:table-cell office:value-type="string" calcext:value-type="string">
            <text:p>XOR (2 operand version)</text:p>
          </table:table-cell>
          <table:table-cell office:value-type="string" calcext:value-type="string">
            <text:p>ALU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mulstep&quot;)" office:value-type="string" office:string-value="mulstep" calcext:value-type="string">
            <text:p>mulstep</text:p>
          </table:table-cell>
          <table:table-cell table:style-name="ce77" table:formula="of:=IF(NOT(ISBLANK([.$E42])); ORG.LIBREOFFICE.REGEX([.$E42];&quot;^(\w+)&quot;) = [.$A42]; &quot;TRUE&quot;)" office:value-type="string" office:string-value="TRUE" calcext:value-type="string">
            <text:p>TRUE</text:p>
          </table:table-cell>
          <table:table-cell office:value-type="string" calcext:value-type="string">
            <text:p>Multiply Step</text:p>
          </table:table-cell>
          <table:table-cell office:value-type="string" calcext:value-type="string">
            <text:p>ALU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cmp&quot;)" office:value-type="string" office:string-value="cmp" calcext:value-type="string">
            <text:p>cmp</text:p>
          </table:table-cell>
          <table:table-cell table:style-name="ce77" table:formula="of:=IF(NOT(ISBLANK([.$E43])); ORG.LIBREOFFICE.REGEX([.$E43];&quot;^(\w+)&quot;) = [.$A43]; &quot;TRUE&quot;)" office:value-type="boolean" office:boolean-value="true" calcext:value-type="boolean">
            <text:p>TRU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cmp R1, R2</text:p>
          </table:table-cell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jral&quot;)" office:value-type="string" office:string-value="jral" calcext:value-type="string">
            <text:p>jral</text:p>
          </table:table-cell>
          <table:table-cell table:style-name="ce77" table:formula="of:=IF(NOT(ISBLANK([.$E44])); ORG.LIBREOFFICE.REGEX([.$E44];&quot;^(\w+)&quot;) = [.$A44]; &quot;TRUE&quot;)" office:value-type="string" office:string-value="TRUE" calcext:value-type="string">
            <text:p>TRUE</text:p>
          </table:table-cell>
          <table:table-cell office:value-type="string" calcext:value-type="string">
            <text:p>Jump Register And Link</text:p>
          </table:table-cell>
          <table:table-cell office:value-type="string" calcext:value-type="string">
            <text:p>JUMP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pushw&quot;)" office:value-type="string" office:string-value="pushw" calcext:value-type="string">
            <text:p>pushw</text:p>
          </table:table-cell>
          <table:table-cell table:style-name="ce77" table:formula="of:=IF(NOT(ISBLANK([.$E45])); ORG.LIBREOFFICE.REGEX([.$E45];&quot;^(\w+)&quot;) = [.$A45]; &quot;TRUE&quot;)" office:value-type="string" office:string-value="TRUE" calcext:value-type="string">
            <text:p>TRUE</text:p>
          </table:table-cell>
          <table:table-cell office:value-type="string" calcext:value-type="string">
            <text:p>Push Word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pushb&quot;)" office:value-type="string" office:string-value="pushb" calcext:value-type="string">
            <text:p>pushb</text:p>
          </table:table-cell>
          <table:table-cell table:style-name="ce77" table:formula="of:=IF(NOT(ISBLANK([.$E46])); ORG.LIBREOFFICE.REGEX([.$E46];&quot;^(\w+)&quot;) = [.$A46]; &quot;TRUE&quot;)" office:value-type="string" office:string-value="TRUE" calcext:value-type="string">
            <text:p>TRUE</text:p>
          </table:table-cell>
          <table:table-cell office:value-type="string" calcext:value-type="string">
            <text:p>Push Byte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popw&quot;)" office:value-type="string" office:string-value="popw" calcext:value-type="string">
            <text:p>popw</text:p>
          </table:table-cell>
          <table:table-cell table:style-name="ce77" table:formula="of:=IF(NOT(ISBLANK([.$E47])); ORG.LIBREOFFICE.REGEX([.$E47];&quot;^(\w+)&quot;) = [.$A47]; &quot;TRUE&quot;)" office:value-type="string" office:string-value="TRUE" calcext:value-type="string">
            <text:p>TRUE</text:p>
          </table:table-cell>
          <table:table-cell office:value-type="string" calcext:value-type="string">
            <text:p>Pop Word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popb&quot;)" office:value-type="string" office:string-value="popb" calcext:value-type="string">
            <text:p>popb</text:p>
          </table:table-cell>
          <table:table-cell table:style-name="ce77" table:formula="of:=IF(NOT(ISBLANK([.$E48])); ORG.LIBREOFFICE.REGEX([.$E48];&quot;^(\w+)&quot;) = [.$A48]; &quot;TRUE&quot;)" office:value-type="string" office:string-value="TRUE" calcext:value-type="string">
            <text:p>TRUE</text:p>
          </table:table-cell>
          <table:table-cell office:value-type="string" calcext:value-type="string">
            <text:p>Pop Byte</text:p>
          </table:table-cell>
          <table:table-cell office:value-type="string" calcext:value-type="string">
            <text:p>MEM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seb&quot;)" office:value-type="string" office:string-value="seb" calcext:value-type="string">
            <text:p>seb</text:p>
          </table:table-cell>
          <table:table-cell table:style-name="ce77" table:formula="of:=IF(NOT(ISBLANK([.$E49])); ORG.LIBREOFFICE.REGEX([.$E49];&quot;^(\w+)&quot;) = [.$A49]; &quot;TRUE&quot;)" office:value-type="boolean" office:boolean-value="true" calcext:value-type="boolean">
            <text:p>TRUE</text:p>
          </table:table-cell>
          <table:table-cell office:value-type="string" calcext:value-type="string">
            <text:p>Sign Extend Byte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seb REG</text:p>
          </table:table-cell>
          <table:table-cell office:value-type="string" calcext:value-type="string">
            <text:p>reg[REG] &lt;= sxt(reg[REG])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rvend&quot;)" office:value-type="string" office:string-value="rvend" calcext:value-type="string">
            <text:p>rvend</text:p>
          </table:table-cell>
          <table:table-cell table:style-name="ce77" table:formula="of:=IF(NOT(ISBLANK([.$E50])); ORG.LIBREOFFICE.REGEX([.$E50];&quot;^(\w+)&quot;) = [.$A50]; &quot;TRUE&quot;)" office:value-type="boolean" office:boolean-value="true" calcext:value-type="boolean">
            <text:p>TRUE</text:p>
          </table:table-cell>
          <table:table-cell office:value-type="string" calcext:value-type="string">
            <text:p>Reverse Endianness</text:p>
          </table:table-cell>
          <table:table-cell office:value-type="string" calcext:value-type="string">
            <text:p>ALU</text:p>
          </table:table-cell>
          <table:table-cell table:style-name="ce65" office:value-type="string" calcext:value-type="string">
            <text:p>rvend REG</text:p>
          </table:table-cell>
          <table:table-cell office:value-type="string" calcext:value-type="string">
            <text:p>reg[REG] &lt;= reg[REG] &amp; 0x00FF | reg[REG] &amp; 0xFF00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rf&quot;)" office:value-type="string" office:string-value="rf" calcext:value-type="string">
            <text:p>rf</text:p>
          </table:table-cell>
          <table:table-cell table:style-name="ce77" table:formula="of:=IF(NOT(ISBLANK([.$E51])); ORG.LIBREOFFICE.REGEX([.$E51];&quot;^(\w+)&quot;) = [.$A51]; &quot;TRUE&quot;)" office:value-type="boolean" office:boolean-value="true" calcext:value-type="boolean">
            <text:p>TRUE</text:p>
          </table:table-cell>
          <table:table-cell office:value-type="string" calcext:value-type="string">
            <text:p>Read Flags</text:p>
          </table:table-cell>
          <table:table-cell office:value-type="string" calcext:value-type="string">
            <text:p>STATUS</text:p>
          </table:table-cell>
          <table:table-cell table:style-name="ce65" office:value-type="string" calcext:value-type="string">
            <text:p>rf REG</text:p>
          </table:table-cell>
          <table:table-cell office:value-type="string" calcext:value-type="string">
            <text:p>reg[REG] &lt;= $flags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wf&quot;)" office:value-type="string" office:string-value="wf" calcext:value-type="string">
            <text:p>wf</text:p>
          </table:table-cell>
          <table:table-cell table:style-name="ce77" table:formula="of:=IF(NOT(ISBLANK([.$E52])); ORG.LIBREOFFICE.REGEX([.$E52];&quot;^(\w+)&quot;) = [.$A52]; &quot;TRUE&quot;)" office:value-type="boolean" office:boolean-value="true" calcext:value-type="boolean">
            <text:p>TRUE</text:p>
          </table:table-cell>
          <table:table-cell office:value-type="string" calcext:value-type="string">
            <text:p>Write Flags</text:p>
          </table:table-cell>
          <table:table-cell office:value-type="string" calcext:value-type="string">
            <text:p>STATUS</text:p>
          </table:table-cell>
          <table:table-cell table:style-name="ce65" office:value-type="string" calcext:value-type="string">
            <text:p>wf REG</text:p>
          </table:table-cell>
          <table:table-cell office:value-type="string" calcext:value-type="string">
            <text:p>$flags &lt;= reg[REG]</text:p>
          </table:table-cell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NONEXE0&quot;)" office:value-type="string" office:string-value="NONEXE0" calcext:value-type="string">
            <text:p>NONEXE0</text:p>
          </table:table-cell>
          <table:table-cell table:style-name="ce77" table:formula="of:=IF(NOT(ISBLANK([.$E53])); ORG.LIBREOFFICE.REGEX([.$E53];&quot;^(\w+)&quot;) = [.$A53]; &quot;TRUE&quot;)" office:value-type="string" office:string-value="TRUE" calcext:value-type="string">
            <text:p>TRUE</text:p>
          </table:table-cell>
          <table:table-cell office:value-type="string" calcext:value-type="string">
            <text:p>Non-executable Instruction (0's version)</text:p>
          </table:table-cell>
          <table:table-cell office:value-type="string" calcext:value-type="string">
            <text:p>EXN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BREAK&quot;)" office:value-type="string" office:string-value="BREAK" calcext:value-type="string">
            <text:p>BREAK</text:p>
          </table:table-cell>
          <table:table-cell table:style-name="ce77" table:formula="of:=IF(NOT(ISBLANK([.$E54])); ORG.LIBREOFFICE.REGEX([.$E54];&quot;^(\w+)&quot;) = [.$A54]; &quot;TRUE&quot;)" office:value-type="string" office:string-value="TRUE" calcext:value-type="string">
            <text:p>TRUE</text:p>
          </table:table-cell>
          <table:table-cell office:value-type="string" calcext:value-type="string">
            <text:p>Breakpoint</text:p>
          </table:table-cell>
          <table:table-cell office:value-type="string" calcext:value-type="string">
            <text:p>EXN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HALT&quot;)" office:value-type="string" office:string-value="HALT" calcext:value-type="string">
            <text:p>HALT</text:p>
          </table:table-cell>
          <table:table-cell table:style-name="ce77" table:formula="of:=IF(NOT(ISBLANK([.$E55])); ORG.LIBREOFFICE.REGEX([.$E55];&quot;^(\w+)&quot;) = [.$A55]; &quot;TRUE&quot;)" office:value-type="string" office:string-value="TRUE" calcext:value-type="string">
            <text:p>TRUE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EXN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UNIMPL&quot;)" office:value-type="string" office:string-value="UNIMPL" calcext:value-type="string">
            <text:p>UNIMPL</text:p>
          </table:table-cell>
          <table:table-cell table:style-name="ce77" table:formula="of:=IF(NOT(ISBLANK([.$E56])); ORG.LIBREOFFICE.REGEX([.$E56];&quot;^(\w+)&quot;) = [.$A56]; &quot;TRUE&quot;)" office:value-type="string" office:string-value="TRUE" calcext:value-type="string">
            <text:p>TRUE</text:p>
          </table:table-cell>
          <table:table-cell office:value-type="string" calcext:value-type="string">
            <text:p>Unimplemented Functionality</text:p>
          </table:table-cell>
          <table:table-cell office:value-type="string" calcext:value-type="string">
            <text:p>EXN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kcall&quot;)" office:value-type="string" office:string-value="kcall" calcext:value-type="string">
            <text:p>kcall</text:p>
          </table:table-cell>
          <table:table-cell table:style-name="ce77" table:formula="of:=IF(NOT(ISBLANK([.$E57])); ORG.LIBREOFFICE.REGEX([.$E57];&quot;^(\w+)&quot;) = [.$A57]; &quot;TRUE&quot;)" office:value-type="string" office:string-value="TRUE" calcext:value-type="string">
            <text:p>TRUE</text:p>
          </table:table-cell>
          <table:table-cell office:value-type="string" calcext:value-type="string">
            <text:p>Kernel Call</text:p>
          </table:table-cell>
          <table:table-cell office:value-type="string" calcext:value-type="string">
            <text:p>KER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kret&quot;)" office:value-type="string" office:string-value="kret" calcext:value-type="string">
            <text:p>kret</text:p>
          </table:table-cell>
          <table:table-cell table:style-name="ce77" table:formula="of:=IF(NOT(ISBLANK([.$E58])); ORG.LIBREOFFICE.REGEX([.$E58];&quot;^(\w+)&quot;) = [.$A58]; &quot;TRUE&quot;)" office:value-type="string" office:string-value="TRUE" calcext:value-type="string">
            <text:p>TRUE</text:p>
          </table:table-cell>
          <table:table-cell office:value-type="string" calcext:value-type="string">
            <text:p>Kernel Return</text:p>
          </table:table-cell>
          <table:table-cell office:value-type="string" calcext:value-type="string">
            <text:p>KER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inrd&quot;)" office:value-type="string" office:string-value="inrd" calcext:value-type="string">
            <text:p>inrd</text:p>
          </table:table-cell>
          <table:table-cell table:style-name="ce77" table:formula="of:=IF(NOT(ISBLANK([.$E59])); ORG.LIBREOFFICE.REGEX([.$E59];&quot;^(\w+)&quot;) = [.$A59]; &quot;TRUE&quot;)" office:value-type="string" office:string-value="TRUE" calcext:value-type="string">
            <text:p>TRUE</text:p>
          </table:table-cell>
          <table:table-cell office:value-type="string" calcext:value-type="string">
            <text:p>Interrupts Disable</text:p>
          </table:table-cell>
          <table:table-cell office:value-type="string" calcext:value-type="string">
            <text:p>KER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 table:formula="of:=IFERROR(__xludf.dummyfunction(&quot;&quot;&quot;COMPUTED_VALUE&quot;&quot;&quot;);&quot;inre&quot;)" office:value-type="string" office:string-value="inre" calcext:value-type="string">
            <text:p>inre</text:p>
          </table:table-cell>
          <table:table-cell table:style-name="ce77" table:formula="of:=IF(NOT(ISBLANK([.$E60])); ORG.LIBREOFFICE.REGEX([.$E60];&quot;^(\w+)&quot;) = [.$A60]; &quot;TRUE&quot;)" office:value-type="string" office:string-value="TRUE" calcext:value-type="string">
            <text:p>TRUE</text:p>
          </table:table-cell>
          <table:table-cell office:value-type="string" calcext:value-type="string">
            <text:p>Interrupts Enable</text:p>
          </table:table-cell>
          <table:table-cell office:value-type="string" calcext:value-type="string">
            <text:p>KER</text:p>
          </table:table-cell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1])); ORG.LIBREOFFICE.REGEX([.$E61];&quot;^(\w+)&quot;) = [.$A61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2])); ORG.LIBREOFFICE.REGEX([.$E62];&quot;^(\w+)&quot;) = [.$A62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3])); ORG.LIBREOFFICE.REGEX([.$E63];&quot;^(\w+)&quot;) = [.$A63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4])); ORG.LIBREOFFICE.REGEX([.$E64];&quot;^(\w+)&quot;) = [.$A64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5])); ORG.LIBREOFFICE.REGEX([.$E65];&quot;^(\w+)&quot;) = [.$A65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6])); ORG.LIBREOFFICE.REGEX([.$E66];&quot;^(\w+)&quot;) = [.$A66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7])); ORG.LIBREOFFICE.REGEX([.$E67];&quot;^(\w+)&quot;) = [.$A67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8])); ORG.LIBREOFFICE.REGEX([.$E68];&quot;^(\w+)&quot;) = [.$A68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69])); ORG.LIBREOFFICE.REGEX([.$E69];&quot;^(\w+)&quot;) = [.$A69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0])); ORG.LIBREOFFICE.REGEX([.$E70];&quot;^(\w+)&quot;) = [.$A70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1])); ORG.LIBREOFFICE.REGEX([.$E71];&quot;^(\w+)&quot;) = [.$A71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2])); ORG.LIBREOFFICE.REGEX([.$E72];&quot;^(\w+)&quot;) = [.$A72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3])); ORG.LIBREOFFICE.REGEX([.$E73];&quot;^(\w+)&quot;) = [.$A73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4])); ORG.LIBREOFFICE.REGEX([.$E74];&quot;^(\w+)&quot;) = [.$A74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5])); ORG.LIBREOFFICE.REGEX([.$E75];&quot;^(\w+)&quot;) = [.$A75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6])); ORG.LIBREOFFICE.REGEX([.$E76];&quot;^(\w+)&quot;) = [.$A76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7])); ORG.LIBREOFFICE.REGEX([.$E77];&quot;^(\w+)&quot;) = [.$A77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8])); ORG.LIBREOFFICE.REGEX([.$E78];&quot;^(\w+)&quot;) = [.$A78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79])); ORG.LIBREOFFICE.REGEX([.$E79];&quot;^(\w+)&quot;) = [.$A79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0])); ORG.LIBREOFFICE.REGEX([.$E80];&quot;^(\w+)&quot;) = [.$A80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1])); ORG.LIBREOFFICE.REGEX([.$E81];&quot;^(\w+)&quot;) = [.$A81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2])); ORG.LIBREOFFICE.REGEX([.$E82];&quot;^(\w+)&quot;) = [.$A82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3])); ORG.LIBREOFFICE.REGEX([.$E83];&quot;^(\w+)&quot;) = [.$A83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4])); ORG.LIBREOFFICE.REGEX([.$E84];&quot;^(\w+)&quot;) = [.$A84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5])); ORG.LIBREOFFICE.REGEX([.$E85];&quot;^(\w+)&quot;) = [.$A85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>
          <table:table-cell/>
          <table:table-cell table:style-name="ce77" table:formula="of:=IF(NOT(ISBLANK([.$E86])); ORG.LIBREOFFICE.REGEX([.$E86];&quot;^(\w+)&quot;) = [.$A86]; &quot;TRUE&quot;)" office:value-type="string" office:string-value="TRUE" calcext:value-type="string">
            <text:p>TRUE</text:p>
          </table:table-cell>
          <table:table-cell table:number-columns-repeated="2"/>
          <table:table-cell table:style-name="ce65"/>
          <table:table-cell table:number-columns-repeated="3"/>
          <table:table-cell table:style-name="ce193"/>
          <table:table-cell table:style-name="ce195"/>
          <table:table-cell table:number-columns-repeated="16374"/>
        </table:table-row>
        <table:table-row table:style-name="ro3" table:number-rows-repeated="914">
          <table:table-cell table:style-name="ce113"/>
          <table:table-cell table:style-name="ce181"/>
          <table:table-cell table:number-columns-repeated="2"/>
          <table:table-cell table:style-name="ce188"/>
          <table:table-cell table:style-name="ce190"/>
          <table:table-cell table:number-columns-repeated="2"/>
          <table:table-cell table:style-name="ce193"/>
          <table:table-cell table:style-name="ce195"/>
          <table:table-cell table:number-columns-repeated="1637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Instr. Semantics'.E3:'Instr. Semantics'.E1000">
            <calcext:condition calcext:apply-style-name="Bad" calcext:value="formula-is(NOT([.B3]))" calcext:base-cell-address="'Instr. Semantics'.E3"/>
          </calcext:conditional-format>
          <calcext:conditional-format calcext:target-range-address="'Instr. Semantics'.E2:'Instr. Semantics'.E9">
            <calcext:condition calcext:apply-style-name="Bad" calcext:value="formula-is(NOT([.B2]))" calcext:base-cell-address="'Instr. Semantics'.E2"/>
          </calcext:conditional-format>
        </calcext:conditional-formats>
      </table:table>
      <table:table table:name="Registers" table:style-name="ta4">
        <office:forms form:automatic-focus="false" form:apply-design-mode="false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8" table:number-columns-repeated="2" table:default-cell-style-name="ce74"/>
        <table:table-column table:style-name="co8" table:number-columns-repeated="1019" table:default-cell-style-name="Default"/>
        <table:table-column table:style-name="co9" table:number-columns-repeated="15360" table:default-cell-style-name="Default"/>
        <table:table-row table:style-name="ro8">
          <table:table-cell table:style-name="ce73" office:value-type="string" calcext:value-type="string">
            <text:p>#</text:p>
          </table:table-cell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preserved accross subr. calls?</text:p>
          </table:table-cell>
          <table:table-cell table:style-name="ce73" office:value-type="string" calcext:value-type="string">
            <text:p>address or data register?</text:p>
          </table:table-cell>
          <table:table-cell table:style-name="Heading_20_1" table:number-columns-repeated="16379"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$zero</text:p>
          </table:table-cell>
          <table:table-cell office:value-type="string" calcext:value-type="string">
            <text:p>always zer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ata only</text:p>
          </table:table-cell>
          <table:table-cell table:number-columns-repeated="1637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$ra</text:p>
          </table:table-cell>
          <table:table-cell office:value-type="string" calcext:value-type="string">
            <text:p>return addr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only</text:p>
          </table:table-cell>
          <table:table-cell table:number-columns-repeated="1637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$s0</text:p>
          </table:table-cell>
          <table:table-cell office:value-type="string" calcext:value-type="string">
            <text:p>saved across c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only</text:p>
          </table:table-cell>
          <table:table-cell table:number-columns-repeated="1637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$s1</text:p>
          </table:table-cell>
          <table:table-cell office:value-type="string" calcext:value-type="string">
            <text:p>saved across c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only</text:p>
          </table:table-cell>
          <table:table-cell table:number-columns-repeated="16379"/>
        </table:table-row>
        <table:table-row table:style-name="ro7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$x</text:p>
          </table:table-cell>
          <table:table-cell table:style-name="ce89" office:value-type="string" calcext:value-type="string">
            <text:p>temp or arg 1 or ret val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data/addr</text:p>
          </table:table-cell>
          <table:table-cell table:style-name="ce85" table:number-columns-repeated="16379"/>
        </table:table-row>
        <table:table-row table:style-name="ro7"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$y</text:p>
          </table:table-cell>
          <table:table-cell table:style-name="ce89" office:value-type="string" calcext:value-type="string">
            <text:p>temp or arg 2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data/addr</text:p>
          </table:table-cell>
          <table:table-cell table:style-name="ce85" table:number-columns-repeated="16379"/>
        </table:table-row>
        <table:table-row table:style-name="ro7">
          <table:table-cell table:style-name="ce89" office:value-type="float" office:value="6" calcext:value-type="float">
            <text:p>6</text:p>
          </table:table-cell>
          <table:table-cell table:style-name="ce90" office:value-type="string" calcext:value-type="string">
            <text:p>$z</text:p>
          </table:table-cell>
          <table:table-cell table:style-name="ce89" office:value-type="string" calcext:value-type="string">
            <text:p>temp or arg 3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data/addr</text:p>
          </table:table-cell>
          <table:table-cell table:style-name="ce85" table:number-columns-repeated="16379"/>
        </table:table-row>
        <table:table-row table:style-name="ro7">
          <table:table-cell table:style-name="ce89" office:value-type="float" office:value="7" calcext:value-type="float">
            <text:p>7</text:p>
          </table:table-cell>
          <table:table-cell table:style-name="ce89" office:value-type="string" calcext:value-type="string">
            <text:p>$sp</text:p>
          </table:table-cell>
          <table:table-cell table:style-name="ce89" office:value-type="string" calcext:value-type="string">
            <text:p>stack pointer</text:p>
          </table:table-cell>
          <table:table-cell table:style-name="ce89" office:value-type="string" calcext:value-type="string">
            <text:p>yes</text:p>
          </table:table-cell>
          <table:table-cell table:style-name="ce89" office:value-type="string" calcext:value-type="string">
            <text:p>data/addr</text:p>
          </table:table-cell>
          <table:table-cell table:style-name="ce85" table:number-columns-repeated="1019"/>
          <table:table-cell table:number-columns-repeated="15360"/>
        </table:table-row>
        <table:table-row table:style-name="ro4" table:number-rows-repeated="2">
          <table:table-cell table:number-columns-repeated="16384"/>
        </table:table-row>
        <table:table-row table:style-name="ro7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7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7" table:number-rows-repeated="983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eet5" table:style-name="ta5">
        <table:table-column table:style-name="co9" table:default-cell-style-name="Default"/>
        <table:table-row table:style-name="ro7">
          <table:table-cell/>
        </table:table-row>
      </table:table>
      <table:named-expressions>
        <table:named-range table:name="All_Opcodes" table:base-cell-address="$Opcodes.$V$2" table:cell-range-address="#REF!"/>
        <table:named-range table:name="CALL_Instrs" table:base-cell-address="$Opcodes.$A$1" table:cell-range-address="#REF!"/>
        <table:named-range table:name="Categories" table:base-cell-address="$Opcodes.$A$1" table:cell-range-address="$Instructions.$B$1:.$U$1"/>
        <table:named-range table:name="I_Instrs" table:base-cell-address="$Opcodes.$A$1" table:cell-range-address="#REF!"/>
        <table:named-range table:name="Main_Layout" table:base-cell-address="$Opcodes.$Q$17" table:cell-range-address="$Opcodes.$A$2:.$V$11"/>
        <table:named-range table:name="Num_Instrs_By_Category" table:base-cell-address="$Opcodes.$A$1" table:cell-range-address="$Opcodes.$S$2:.$S$11"/>
        <table:named-range table:name="Opcode_Bits_By_Category" table:base-cell-address="$Opcodes.$A$1" table:cell-range-address="$Opcodes.$R$2:.$R$11"/>
        <table:named-range table:name="O_Instrs" table:base-cell-address="$Opcodes.$A$1" table:cell-range-address="#REF!"/>
        <table:named-range table:name="RI_Instrs" table:base-cell-address="$Opcodes.$A$1" table:cell-range-address="#REF!"/>
        <table:named-range table:name="RR1_Instrs" table:base-cell-address="$Opcodes.$A$1" table:cell-range-address="#REF!"/>
        <table:named-range table:name="RR2_Instrs" table:base-cell-address="$Opcodes.$A$1" table:cell-range-address="#REF!"/>
        <table:named-range table:name="RRI_Instrs" table:base-cell-address="$Opcodes.$A$1" table:cell-range-address="#REF!"/>
        <table:named-range table:name="RRR_Instrs" table:base-cell-address="$Opcodes.$A$1" table:cell-range-address="#REF!"/>
        <table:named-range table:name="R_Instrs" table:base-cell-address="$Opcodes.$A$1" table:cell-range-address="#REF!"/>
        <table:named-range table:name="R_i_Instrs" table:base-cell-address="$Opcodes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0x</number:text>
      <number:number number:decimal-places="0" number:min-decimal-places="0" number:min-integer-digits="0"/>
    </number:number-style>
    <number:number-style style:name="N134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scadia Code" fo:font-family="'Cascadia Code'" style:font-family-generic="modern" style:font-pitch="fixed" fo:font-size="10pt" fo:font-style="normal" fo:text-shadow="none" style:text-underline-style="none" fo:font-weight="normal" style:font-name-asian="Linux Libertine G" style:font-family-asian="'Linux Libertine G'" style:font-family-generic-asian="system" style:font-pitch-asian="variable" style:font-size-asian="10pt" style:font-style-asian="normal" style:font-weight-asian="normal" style:font-name-complex="Roboto Mono" style:font-family-complex="'Roboto Mono'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order-bottom="0.74pt solid #000000" fo:background-color="#1c1c1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ffffff" style:font-name="Segoe UI" fo:font-family="'Segoe UI'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 style:text-align-source="fix" style:repeat-content="false"/>
      <style:paragraph-properties fo:text-align="center" fo:margin-left="0in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6b26b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_28_OP_29_" style:display-name="(OP)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I_29_" style:display-name="(I)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PREFIX_29_" style:display-name="(PREFIX)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A_29_" style:display-name="(A)" style:family="table-cell" style:parent-style-name="Default" style:data-style-name="N100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R_29_" style:display-name="(R)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 style:data-style-name="N2" text:time-value="01:22:34.03453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_20_Opcodes" style:display-name="PageStyle_ALU 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._20_Semantics" style:display-name="PageStyle_Instr. Seman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s" style:display-name="PageStyle_Regis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2-27T02:38:08.641340400</dc:date>
    <meta:editing-duration>PT50M28S</meta:editing-duration>
    <meta:editing-cycles>11</meta:editing-cycles>
    <meta:document-statistic meta:table-count="5" meta:cell-count="1348" meta:object-count="0"/>
  </office:meta>
</office:document-meta>
</file>